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0798in"/>
    </style:style>
    <style:style style:name="T4" style:parent-style-name="DefaultParagraphFont" style:family="text">
      <style:text-properties style:font-name="Faruma" style:font-name-complex="Faruma" fo:language="en" fo:country="US" style:language-complex="dv" style:country-complex="MV"/>
    </style:style>
    <style:style style:name="P5" style:parent-style-name="Standard" style:family="paragraph">
      <style:paragraph-properties fo:text-align="center"/>
      <style:text-properties style:font-name="Faruma" style:font-name-complex="Faruma" fo:font-size="10pt" style:font-size-asian="10pt" style:font-size-complex="10pt" fo:language="en" fo:country="US"/>
    </style:style>
    <style:style style:name="P6" style:parent-style-name="Standard" style:family="paragraph">
      <style:paragraph-properties fo:text-align="center"/>
    </style:style>
    <style:style style:name="T7"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P8" style:parent-style-name="Standard" style:family="paragraph">
      <style:paragraph-properties fo:text-align="center"/>
      <style:text-properties fo:font-size="10pt" style:font-size-asian="10pt" style:font-size-complex="10pt" fo:language="en" fo:country="US"/>
    </style:style>
    <style:style style:name="P9" style:parent-style-name="Standard" style:family="paragraph">
      <style:paragraph-properties fo:text-align="center"/>
      <style:text-properties fo:font-size="10pt" style:font-size-asian="10pt" style:font-size-complex="10pt" fo:language="en" fo:country="US"/>
    </style:style>
    <style:style style:name="P10" style:parent-style-name="Standard" style:family="paragraph">
      <style:paragraph-properties fo:text-align="center"/>
      <style:text-properties fo:font-size="10pt" style:font-size-asian="10pt" style:font-size-complex="10pt" fo:language="en" fo:country="US"/>
    </style:style>
    <style:style style:name="P11" style:parent-style-name="Standard" style:family="paragraph">
      <style:paragraph-properties fo:text-align="center"/>
    </style:style>
    <style:style style:name="T12" style:parent-style-name="DefaultParagraphFont" style:family="text">
      <style:text-properties style:font-name="Faruma" style:font-name-complex="Faruma" fo:font-size="10pt" style:font-size-asian="10pt" style:font-size-complex="10pt" fo:language="en" fo:country="US"/>
    </style:style>
    <style:style style:name="T1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4" style:parent-style-name="DefaultParagraphFont" style:family="text">
      <style:text-properties style:font-name="MV Boli" style:font-name-complex="MV Boli" fo:font-size="10pt" style:font-size-asian="10pt" style:font-size-complex="10pt" fo:language="en" fo:country="US"/>
    </style:style>
    <style:style style:name="T15" style:parent-style-name="DefaultParagraphFont" style:family="text">
      <style:text-properties fo:font-size="10pt" style:font-size-asian="10pt" style:font-size-complex="10pt" fo:language="en" fo:country="US"/>
    </style:style>
    <style:style style:name="T16" style:parent-style-name="DefaultParagraphFont" style:family="text">
      <style:text-properties style:font-name="MV Boli" style:font-name-complex="MV Boli" fo:font-size="10pt" style:font-size-asian="10pt" style:font-size-complex="10pt" fo:language="en" fo:country="US"/>
    </style:style>
    <style:style style:name="P17" style:parent-style-name="Standard" style:family="paragraph">
      <style:paragraph-properties fo:text-align="center"/>
    </style:style>
    <style:style style:name="T1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19" style:parent-style-name="DefaultParagraphFont" style:family="text">
      <style:text-properties style:font-name="MV Boli" style:font-name-complex="MV Boli" fo:font-size="10pt" style:font-size-asian="10pt" style:font-size-complex="10pt" fo:language="en" fo:country="US"/>
    </style:style>
    <style:style style:name="P20" style:parent-style-name="Standard" style:family="paragraph">
      <style:paragraph-properties fo:text-align="center" fo:margin-left="0in">
        <style:tab-stops/>
      </style:paragraph-properties>
      <style:text-properties fo:font-size="10pt" style:font-size-asian="10pt" style:font-size-complex="10pt" fo:language="en" fo:country="US"/>
    </style:style>
    <style:style style:name="P21" style:parent-style-name="Standard" style:family="paragraph">
      <style:paragraph-properties fo:text-align="justify" style:writing-mode="rl-tb" fo:margin-left="0.3625in" fo:margin-right="0.3625in">
        <style:tab-stops/>
      </style:paragraph-properties>
    </style:style>
    <style:style style:name="T22" style:parent-style-name="DefaultParagraphFont" style:family="text">
      <style:text-properties style:font-name="Faruma" style:font-name-complex="Faruma" fo:language="en" fo:country="US" style:language-complex="dv" style:country-complex="MV"/>
    </style:style>
    <style:style style:name="T2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4" style:parent-style-name="DefaultParagraphFont" style:family="text">
      <style:text-properties style:font-name="Faruma" style:font-name-complex="Faruma" fo:language="en" fo:country="US" style:language-complex="dv" style:country-complex="MV"/>
    </style:style>
    <style:style style:name="T25" style:parent-style-name="DefaultParagraphFont" style:family="text">
      <style:text-properties style:font-name="Faruma" style:font-name-complex="Faruma" fo:language="en" fo:country="US" style:language-complex="dv" style:country-complex="MV"/>
    </style:style>
    <style:style style:name="T26"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7" style:parent-style-name="DefaultParagraphFont" style:family="text">
      <style:text-properties style:font-name="Faruma" style:font-name-complex="Faruma" fo:language="en" fo:country="US" style:language-complex="dv" style:country-complex="MV"/>
    </style:style>
    <style:style style:name="T28"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29"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0"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1"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2" style:parent-style-name="DefaultParagraphFont" style:family="text">
      <style:text-properties style:font-name="Faruma" style:font-name-complex="Faruma" fo:language="en" fo:country="US" style:language-complex="dv" style:country-complex="MV"/>
    </style:style>
    <style:style style:name="T33"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4"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5" style:parent-style-name="DefaultParagraphFont" style:family="text">
      <style:text-properties style:font-name="Faruma" style:font-name-complex="Faruma" fo:font-size="10pt" style:font-size-asian="10pt" style:font-size-complex="10pt" fo:language="en" fo:country="US" style:language-complex="dv" style:country-complex="MV"/>
    </style:style>
    <style:style style:name="T36" style:parent-style-name="DefaultParagraphFont" style:family="text">
      <style:text-properties fo:font-size="10pt" style:font-size-asian="10pt" style:font-size-complex="10pt" fo:language="en" fo:country="US" style:language-complex="dv" style:country-complex="MV"/>
    </style:style>
    <style:style style:name="P37" style:parent-style-name="Heading2" style:family="paragraph">
      <style:paragraph-properties style:writing-mode="rl-tb" fo:margin-left="0.3812in" fo:margin-right="0.0833in" fo:text-indent="-0.3937in">
        <style:tab-stops/>
      </style:paragraph-properties>
    </style:style>
    <style:style style:name="T38"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39" style:parent-style-name="Standard" style:family="paragraph">
      <style:paragraph-properties fo:text-align="justify" style:writing-mode="rl-tb" fo:margin-left="0in">
        <style:tab-stops/>
      </style:paragraph-properties>
    </style:style>
    <style:style style:name="T40" style:parent-style-name="DefaultParagraphFont" style:family="text">
      <style:text-properties style:font-name="Faruma" style:font-name-complex="Faruma" fo:language="en" fo:country="US" style:language-complex="dv" style:country-complex="MV"/>
    </style:style>
    <style:style style:name="T41" style:parent-style-name="DefaultParagraphFont" style:family="text">
      <style:text-properties style:font-name="Faruma" style:font-name-complex="Faruma" fo:language="en" fo:country="US" style:language-complex="dv" style:country-complex="MV"/>
    </style:style>
    <style:style style:name="T42" style:parent-style-name="DefaultParagraphFont" style:family="text">
      <style:text-properties style:font-name="Faruma" style:font-name-complex="Faruma" fo:language="en" fo:country="US" style:language-complex="dv" style:country-complex="MV"/>
    </style:style>
    <style:style style:name="T43" style:parent-style-name="DefaultParagraphFont" style:family="text">
      <style:text-properties style:font-name="Faruma" style:font-name-complex="Faruma" fo:language="en" fo:country="US" style:language-complex="dv" style:country-complex="MV"/>
    </style:style>
    <style:style style:name="T44" style:parent-style-name="DefaultParagraphFont" style:family="text">
      <style:text-properties style:font-name="Faruma" style:font-name-complex="Faruma" fo:language="en" fo:country="US" style:language-complex="dv" style:country-complex="MV"/>
    </style:style>
    <style:style style:name="T45" style:parent-style-name="DefaultParagraphFont" style:family="text">
      <style:text-properties style:font-name="Faruma" style:font-name-complex="Faruma" fo:language="en" fo:country="US" style:language-complex="dv" style:country-complex="MV"/>
    </style:style>
    <style:style style:name="T46" style:parent-style-name="DefaultParagraphFont" style:family="text">
      <style:text-properties style:font-name="Faruma" style:font-name-complex="Faruma" fo:language="en" fo:country="US" style:language-complex="dv" style:country-complex="MV"/>
    </style:style>
    <style:style style:name="P47" style:parent-style-name="Standard" style:family="paragraph">
      <style:paragraph-properties fo:text-align="justify" style:writing-mode="rl-tb" fo:margin-left="0in">
        <style:tab-stops/>
      </style:paragraph-properties>
    </style:style>
    <style:style style:name="P48" style:parent-style-name="Standard" style:family="paragraph">
      <style:paragraph-properties fo:text-align="justify" style:writing-mode="rl-tb" fo:margin-left="0in">
        <style:tab-stops/>
      </style:paragraph-properties>
    </style:style>
    <style:style style:name="T49" style:parent-style-name="DefaultParagraphFont" style:family="text">
      <style:text-properties fo:font-size="10pt" style:font-size-asian="10pt" style:font-size-complex="10pt" fo:language="en" fo:country="US" style:language-complex="ar" style:country-complex="SA"/>
    </style:style>
    <style:style style:name="T50" style:parent-style-name="DefaultParagraphFont" style:family="text">
      <style:text-properties style:font-name="Faruma" style:font-name-complex="Faruma" fo:language="en" fo:country="US" style:language-complex="dv" style:country-complex="MV"/>
    </style:style>
    <style:style style:name="T51" style:parent-style-name="DefaultParagraphFont" style:family="text">
      <style:text-properties style:font-name="Faruma" style:font-name-complex="Faruma" fo:language="en" fo:country="US" style:language-complex="dv" style:country-complex="MV"/>
    </style:style>
    <style:style style:name="T52" style:parent-style-name="DefaultParagraphFont" style:family="text">
      <style:text-properties style:font-name="Faruma" style:font-name-complex="Faruma" fo:language="en" fo:country="US" style:language-complex="dv" style:country-complex="MV"/>
    </style:style>
    <style:style style:name="T53" style:parent-style-name="DefaultParagraphFont" style:family="text">
      <style:text-properties style:font-name="Faruma" style:font-name-complex="Faruma" fo:language="en" fo:country="US" style:language-complex="dv" style:country-complex="MV"/>
    </style:style>
    <style:style style:name="P54" style:parent-style-name="Heading2" style:family="paragraph">
      <style:paragraph-properties style:writing-mode="rl-tb" fo:margin-left="0.3812in" fo:margin-right="0.0833in" fo:text-indent="-0.3937in">
        <style:tab-stops/>
      </style:paragraph-properties>
    </style:style>
    <style:style style:name="T55"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56" style:parent-style-name="Standard" style:family="paragraph">
      <style:paragraph-properties fo:text-align="justify" style:writing-mode="rl-tb" fo:margin-left="0in">
        <style:tab-stops/>
      </style:paragraph-properties>
    </style:style>
    <style:style style:name="T57" style:parent-style-name="DefaultParagraphFont" style:family="text">
      <style:text-properties style:font-name="Faruma" style:font-name-complex="Faruma" fo:language="en" fo:country="US" style:language-complex="dv" style:country-complex="MV"/>
    </style:style>
    <style:style style:name="T58" style:parent-style-name="DefaultParagraphFont" style:family="text">
      <style:text-properties style:font-name="Faruma" style:font-name-complex="Faruma" fo:language="en" fo:country="US" style:language-complex="dv" style:country-complex="MV"/>
    </style:style>
    <style:style style:name="T59" style:parent-style-name="DefaultParagraphFont" style:family="text">
      <style:text-properties style:font-name="Faruma" style:font-name-complex="Faruma" fo:language="en" fo:country="US" style:language-complex="dv" style:country-complex="MV"/>
    </style:style>
    <style:style style:name="P60" style:parent-style-name="Standard" style:family="paragraph">
      <style:paragraph-properties fo:text-align="justify" style:writing-mode="rl-tb" fo:margin-left="0in">
        <style:tab-stops/>
      </style:paragraph-properties>
      <style:text-properties style:font-name="Faruma" style:font-name-complex="Faruma" fo:language="en" fo:country="US"/>
    </style:style>
    <style:style style:name="P61" style:parent-style-name="Standard" style:family="paragraph">
      <style:paragraph-properties fo:text-align="justify" style:writing-mode="rl-tb" fo:margin-left="0in">
        <style:tab-stops/>
      </style:paragraph-properties>
    </style:style>
    <style:style style:name="T62" style:parent-style-name="DefaultParagraphFont" style:family="text">
      <style:text-properties style:font-name="Faruma" style:font-name-complex="Faruma" fo:language="en" fo:country="US" style:language-complex="dv" style:country-complex="MV"/>
    </style:style>
    <style:style style:name="T63" style:parent-style-name="DefaultParagraphFont" style:family="text">
      <style:text-properties style:font-name="Faruma" style:font-name-complex="Faruma" fo:language="en" fo:country="US" style:language-complex="dv" style:country-complex="MV"/>
    </style:style>
    <style:style style:name="T64" style:parent-style-name="DefaultParagraphFont" style:family="text">
      <style:text-properties style:font-name="Faruma" style:font-name-complex="Faruma" fo:language="en" fo:country="US" style:language-complex="dv" style:country-complex="MV"/>
    </style:style>
    <style:style style:name="T65" style:parent-style-name="DefaultParagraphFont" style:family="text">
      <style:text-properties style:font-name="Faruma" style:font-name-complex="Faruma" fo:language="en" fo:country="US" style:language-complex="dv" style:country-complex="MV"/>
    </style:style>
    <style:style style:name="P66" style:parent-style-name="Standard" style:family="paragraph">
      <style:paragraph-properties fo:text-align="justify" style:writing-mode="rl-tb" fo:margin-left="0in">
        <style:tab-stops/>
      </style:paragraph-properties>
    </style:style>
    <style:style style:name="T67" style:parent-style-name="DefaultParagraphFont" style:family="text">
      <style:text-properties style:font-name="Faruma" style:font-name-complex="Faruma" fo:language="en" fo:country="US" style:language-complex="dv" style:country-complex="MV"/>
    </style:style>
    <style:style style:name="T68" style:parent-style-name="DefaultParagraphFont" style:family="text">
      <style:text-properties style:font-name="Faruma" style:font-name-complex="Faruma" fo:language="en" fo:country="US" style:language-complex="dv" style:country-complex="MV"/>
    </style:style>
    <style:style style:name="T69" style:parent-style-name="DefaultParagraphFont" style:family="text">
      <style:text-properties style:font-name="Faruma" style:font-name-complex="Faruma" fo:language="en" fo:country="US" style:language-complex="dv" style:country-complex="MV"/>
    </style:style>
    <style:style style:name="T70" style:parent-style-name="DefaultParagraphFont" style:family="text">
      <style:text-properties style:font-name="Faruma" style:font-name-complex="Faruma" fo:language="en" fo:country="US" style:language-complex="dv" style:country-complex="MV"/>
    </style:style>
    <style:style style:name="P71" style:parent-style-name="Heading2" style:family="paragraph">
      <style:paragraph-properties style:writing-mode="rl-tb" fo:margin-left="0.3812in" fo:margin-right="0.0833in" fo:text-indent="-0.3937in">
        <style:tab-stops/>
      </style:paragraph-properties>
    </style:style>
    <style:style style:name="T7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T7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74" style:parent-style-name="Standard" style:family="paragraph">
      <style:paragraph-properties fo:text-align="justify" style:writing-mode="rl-tb" fo:margin-left="0in">
        <style:tab-stops/>
      </style:paragraph-properties>
    </style:style>
    <style:style style:name="T75" style:parent-style-name="DefaultParagraphFont" style:family="text">
      <style:text-properties style:font-name="Faruma" style:font-name-complex="Faruma" fo:font-size="12pt" style:font-size-asian="12pt" fo:language="en" fo:country="US" style:language-complex="dv" style:country-complex="MV"/>
    </style:style>
    <style:style style:name="T76" style:parent-style-name="DefaultParagraphFont" style:family="text">
      <style:text-properties style:font-name="Faruma" style:font-name-complex="Faruma" fo:font-size="12pt" style:font-size-asian="12pt" fo:language="en" fo:country="US" style:language-complex="dv" style:country-complex="MV"/>
    </style:style>
    <style:style style:name="T77" style:parent-style-name="DefaultParagraphFont" style:family="text">
      <style:text-properties style:font-name="Faruma" style:font-name-complex="Faruma" fo:font-size="12pt" style:font-size-asian="12pt" fo:language="en" fo:country="US" style:language-complex="dv" style:country-complex="MV"/>
    </style:style>
    <style:style style:name="P78" style:parent-style-name="Standard" style:family="paragraph">
      <style:paragraph-properties fo:text-align="justify" style:writing-mode="rl-tb" fo:margin-left="0in">
        <style:tab-stops/>
      </style:paragraph-properties>
      <style:text-properties style:font-name="Faruma" style:font-name-complex="Faruma" fo:font-size="12pt" style:font-size-asian="12pt" fo:language="en" fo:country="US" style:language-complex="dv" style:country-complex="MV"/>
    </style:style>
    <style:style style:name="P79" style:parent-style-name="Heading2" style:family="paragraph">
      <style:paragraph-properties style:writing-mode="rl-tb" fo:margin-left="0.3812in" fo:margin-right="0.0833in" fo:text-indent="-0.3937in">
        <style:tab-stops/>
      </style:paragraph-properties>
    </style:style>
    <style:style style:name="T80"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81" style:parent-style-name="NormalWeb" style:family="paragraph">
      <style:paragraph-properties fo:text-align="justify" style:writing-mode="rl-tb" fo:margin-top="0in" fo:margin-bottom="0in"/>
    </style:style>
    <style:style style:name="T82" style:parent-style-name="DefaultParagraphFont" style:family="text">
      <style:text-properties style:font-name-complex="A_Reethi" fo:color="#000000" style:language-complex="dv" style:country-complex="MV"/>
    </style:style>
    <style:style style:name="T83" style:parent-style-name="DefaultParagraphFont" style:family="text">
      <style:text-properties fo:color="#000000" style:language-complex="dv" style:country-complex="MV"/>
    </style:style>
    <style:style style:name="T84" style:parent-style-name="DefaultParagraphFont" style:family="text">
      <style:text-properties style:font-name-complex="A_Reethi" fo:color="#000000" style:language-complex="dv" style:country-complex="MV"/>
    </style:style>
    <style:style style:name="T85" style:parent-style-name="DefaultParagraphFont" style:family="text">
      <style:text-properties style:font-name-complex="A_Reethi" fo:color="#000000" style:language-complex="dv" style:country-complex="MV"/>
    </style:style>
    <style:style style:name="T86" style:parent-style-name="DefaultParagraphFont" style:family="text">
      <style:text-properties style:font-name-complex="A_Reethi" fo:color="#000000" fo:language="en" fo:country="US" style:language-complex="dv" style:country-complex="MV"/>
    </style:style>
    <style:style style:name="T87" style:parent-style-name="DefaultParagraphFont" style:family="text">
      <style:text-properties style:font-name-complex="A_Reethi" fo:color="#000000" style:language-complex="dv" style:country-complex="MV"/>
    </style:style>
    <style:style style:name="T88" style:parent-style-name="DefaultParagraphFont" style:family="text">
      <style:text-properties style:font-name-complex="A_Reethi" fo:color="#000000" fo:language="en" fo:country="US" style:language-complex="dv" style:country-complex="MV"/>
    </style:style>
    <style:style style:name="T89" style:parent-style-name="DefaultParagraphFont" style:family="text">
      <style:text-properties style:font-name-complex="A_Reethi" fo:color="#000000" style:language-complex="dv" style:country-complex="MV"/>
    </style:style>
    <style:style style:name="T90" style:parent-style-name="DefaultParagraphFont" style:family="text">
      <style:text-properties style:font-name-complex="A_Reethi" fo:color="#000000" style:language-complex="dv" style:country-complex="MV"/>
    </style:style>
    <style:style style:name="P91" style:parent-style-name="Normal" style:family="paragraph">
      <style:paragraph-properties fo:widows="2" fo:orphans="2" fo:text-align="justify" style:writing-mode="rl-tb" style:vertical-align="auto"/>
      <style:text-properties fo:hyphenate="true"/>
    </style:style>
    <style:style style:name="T9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3"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95" style:parent-style-name="Normal" style:family="paragraph">
      <style:paragraph-properties fo:widows="2" fo:orphans="2" fo:text-align="justify" style:writing-mode="rl-tb" style:vertical-align="auto"/>
      <style:text-properties fo:hyphenate="true"/>
    </style:style>
    <style:style style:name="T9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7"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9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0"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1"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2"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03" style:parent-style-name="Normal" style:family="paragraph">
      <style:paragraph-properties fo:widows="2" fo:orphans="2" fo:text-align="justify" style:writing-mode="rl-tb" style:vertical-align="auto"/>
      <style:text-properties fo:hyphenate="true"/>
    </style:style>
    <style:style style:name="T104"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5"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6"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7" style:parent-style-name="DefaultParagraphFont" style:family="text">
      <style:text-properties style:font-name="Cambria" style:font-name-asian="Times New Roman" style:font-name-complex="Cambria" fo:color="#000000" style:letter-kerning="false" fo:language="en" fo:country="MV" style:language-complex="dv" style:country-complex="MV"/>
    </style:style>
    <style:style style:name="T108"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T109" style:parent-style-name="DefaultParagraphFont" style:family="text">
      <style:text-properties style:font-name-asian="Times New Roman" style:font-name-complex="A_Reethi" fo:color="#000000" style:letter-kerning="false" fo:language="en" fo:country="MV" style:language-complex="dv" style:country-complex="MV"/>
    </style:style>
    <style:style style:name="P110" style:parent-style-name="Normal" style:family="paragraph">
      <style:paragraph-properties fo:widows="2" fo:orphans="2" fo:text-align="justify" style:writing-mode="rl-tb" style:vertical-align="auto"/>
      <style:text-properties style:font-name-asian="Times New Roman" style:font-name-complex="A_Reethi" fo:color="#000000" style:letter-kerning="false" fo:language="en" fo:country="MV" style:language-complex="dv" style:country-complex="MV" fo:hyphenate="true"/>
    </style:style>
    <style:style style:name="P111" style:parent-style-name="Heading2" style:family="paragraph">
      <style:paragraph-properties style:writing-mode="rl-tb" fo:margin-left="0.3812in" fo:margin-right="0.0833in" fo:text-indent="-0.3937in">
        <style:tab-stops/>
      </style:paragraph-properties>
    </style:style>
    <style:style style:name="T112"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13" style:parent-style-name="Normal" style:family="paragraph">
      <style:paragraph-properties fo:widows="2" fo:orphans="2" fo:text-align="justify" style:writing-mode="rl-tb" style:vertical-align="auto"/>
      <style:text-properties fo:hyphenate="true"/>
    </style:style>
    <style:style style:name="T11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15" style:parent-style-name="ListParagraph" style:family="paragraph">
      <style:paragraph-properties fo:widows="2" fo:orphans="2" fo:text-align="justify" style:writing-mode="rl-tb" style:vertical-align="auto"/>
      <style:text-properties fo:hyphenate="true"/>
    </style:style>
    <style:style style:name="T11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17"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18" style:parent-style-name="ListParagraph" style:family="paragraph">
      <style:paragraph-properties fo:widows="2" fo:orphans="2" fo:text-align="justify" style:writing-mode="rl-tb" style:vertical-align="auto"/>
      <style:text-properties fo:hyphenate="true"/>
    </style:style>
    <style:style style:name="T11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0" style:parent-style-name="ListParagraph" style:family="paragraph">
      <style:paragraph-properties fo:widows="2" fo:orphans="2" fo:text-align="justify" style:writing-mode="rl-tb" style:vertical-align="auto"/>
      <style:text-properties fo:hyphenate="true"/>
    </style:style>
    <style:style style:name="T121"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2" style:parent-style-name="ListParagraph" style:family="paragraph">
      <style:paragraph-properties fo:widows="2" fo:orphans="2" fo:text-align="justify" style:writing-mode="rl-tb" style:vertical-align="auto"/>
      <style:text-properties fo:hyphenate="true"/>
    </style:style>
    <style:style style:name="T123"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4"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5" style:parent-style-name="ListParagraph" style:family="paragraph">
      <style:paragraph-properties fo:widows="2" fo:orphans="2" fo:text-align="justify" style:writing-mode="rl-tb" style:vertical-align="auto"/>
      <style:text-properties fo:hyphenate="true"/>
    </style:style>
    <style:style style:name="T126"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27" style:parent-style-name="ListParagraph" style:family="paragraph">
      <style:paragraph-properties fo:widows="2" fo:orphans="2" fo:text-align="justify" style:writing-mode="rl-tb" style:vertical-align="auto"/>
      <style:text-properties fo:hyphenate="true"/>
    </style:style>
    <style:style style:name="T128"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T129" style:parent-style-name="DefaultParagraphFont" style:family="text">
      <style:text-properties style:font-name="Faruma" style:font-name-asian="Times New Roman" style:font-name-complex="Faruma" fo:color="#000000" style:letter-kerning="false" style:font-size-complex="12pt" fo:language="en" fo:country="MV" style:language-complex="dv" style:country-complex="MV"/>
    </style:style>
    <style:style style:name="P130" style:parent-style-name="Normal" style:family="paragraph">
      <style:paragraph-properties fo:widows="2" fo:orphans="2" fo:text-align="justify" style:writing-mode="rl-tb" style:vertical-align="auto"/>
      <style:text-properties fo:hyphenate="true"/>
    </style:style>
    <style:style style:name="T13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4" style:parent-style-name="Normal" style:family="paragraph">
      <style:paragraph-properties fo:widows="2" fo:orphans="2" fo:text-align="justify" style:writing-mode="rl-tb" style:vertical-align="auto"/>
      <style:text-properties fo:hyphenate="true"/>
    </style:style>
    <style:style style:name="T13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3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38" style:parent-style-name="Heading2" style:family="paragraph">
      <style:paragraph-properties style:writing-mode="rl-tb" fo:margin-left="0.3812in" fo:margin-right="0.0833in" fo:text-indent="-0.3937in">
        <style:tab-stops/>
      </style:paragraph-properties>
    </style:style>
    <style:style style:name="T139"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40" style:parent-style-name="Normal" style:family="paragraph">
      <style:paragraph-properties fo:widows="2" fo:orphans="2" fo:text-align="justify" style:writing-mode="rl-tb" style:vertical-align="auto"/>
      <style:text-properties fo:hyphenate="true"/>
    </style:style>
    <style:style style:name="T14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4" style:parent-style-name="Normal" style:family="paragraph">
      <style:paragraph-properties fo:widows="2" fo:orphans="2" fo:text-align="justify" style:writing-mode="rl-tb" style:vertical-align="auto"/>
      <style:text-properties fo:hyphenate="true"/>
    </style:style>
    <style:style style:name="T14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47" style:parent-style-name="Normal" style:family="paragraph">
      <style:paragraph-properties fo:widows="2" fo:orphans="2" fo:text-align="justify" style:writing-mode="rl-tb" style:vertical-align="auto"/>
      <style:text-properties fo:hyphenate="true"/>
    </style:style>
    <style:style style:name="T14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4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1" style:parent-style-name="Heading2" style:family="paragraph">
      <style:paragraph-properties style:writing-mode="rl-tb" fo:margin-left="0.3812in" fo:margin-right="0.0833in" fo:text-indent="-0.3937in">
        <style:tab-stops/>
      </style:paragraph-properties>
    </style:style>
    <style:style style:name="T15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3" style:parent-style-name="DefaultParagraphFont" style:family="text">
      <style:text-properties style:font-name="Faruma" style:font-name-complex="Faruma" fo:font-style="normal" style:font-style-asian="normal" style:font-style-complex="normal" fo:font-size="12pt" style:font-size-asian="12pt" style:font-size-complex="12pt" fo:language="en" fo:country="US" style:language-complex="dv" style:country-complex="MV"/>
    </style:style>
    <style:style style:name="P154" style:parent-style-name="Normal" style:family="paragraph">
      <style:paragraph-properties fo:widows="2" fo:orphans="2" fo:text-align="justify" style:writing-mode="rl-tb" style:vertical-align="auto"/>
      <style:text-properties fo:hyphenate="true"/>
    </style:style>
    <style:style style:name="T15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5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58" style:parent-style-name="Normal" style:family="paragraph">
      <style:paragraph-properties fo:widows="2" fo:orphans="2" fo:text-align="justify" style:writing-mode="rl-tb" style:vertical-align="auto"/>
      <style:text-properties fo:hyphenate="true"/>
    </style:style>
    <style:style style:name="T159"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0"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2" style:parent-style-name="Heading2" style:family="paragraph">
      <style:paragraph-properties style:writing-mode="rl-tb" fo:margin-left="0.3812in" fo:margin-right="0.0833in" fo:text-indent="-0.3937in">
        <style:tab-stops/>
      </style:paragraph-properties>
    </style:style>
    <style:style style:name="T163" style:parent-style-name="DefaultParagraphFont" style:family="text">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64" style:parent-style-name="Normal" style:family="paragraph">
      <style:paragraph-properties fo:widows="2" fo:orphans="2" fo:text-align="justify" style:writing-mode="rl-tb" style:vertical-align="auto"/>
      <style:text-properties fo:hyphenate="true"/>
    </style:style>
    <style:style style:name="T165" style:parent-style-name="DefaultParagraphFont" style:family="text">
      <style:text-properties style:font-name="MV Boli" style:font-name-asian="Times New Roman" style:font-name-complex="MV Boli" fo:color="#000000" style:letter-kerning="false" fo:language="en" fo:country="MV" style:language-complex="dv" style:country-complex="MV"/>
    </style:style>
    <style:style style:name="T16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7"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68"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69" style:parent-style-name="Normal" style:family="paragraph">
      <style:paragraph-properties fo:widows="2" fo:orphans="2" fo:text-align="justify" style:writing-mode="rl-tb" style:vertical-align="auto"/>
      <style:text-properties style:font-name="Faruma" style:font-name-asian="Times New Roman" style:font-name-complex="Faruma" fo:color="#000000" style:letter-kerning="false" fo:language="en" fo:country="MV" style:language-complex="dv" style:country-complex="MV" fo:hyphenate="true"/>
    </style:style>
    <style:style style:name="P170" style:parent-style-name="Normal" style:family="paragraph">
      <style:paragraph-properties fo:widows="2" fo:orphans="2" fo:text-align="justify" style:writing-mode="rl-tb" style:vertical-align="auto"/>
      <style:text-properties fo:hyphenate="true"/>
    </style:style>
    <style:style style:name="T171"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2"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3"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4"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5"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T176" style:parent-style-name="DefaultParagraphFont" style:family="text">
      <style:text-properties style:font-name="Faruma" style:font-name-asian="Times New Roman" style:font-name-complex="Faruma" fo:color="#000000" style:letter-kerning="false" fo:language="en" fo:country="MV" style:language-complex="dv" style:country-complex="MV"/>
    </style:style>
    <style:style style:name="P177"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MV" style:language-complex="dv" style:country-complex="MV"/>
    </style:style>
    <style:style style:name="P178" style:parent-style-name="Textbody" style:family="paragraph">
      <style:paragraph-properties fo:text-align="justify" style:writing-mode="rl-tb"/>
    </style:style>
    <style:style style:name="T179" style:parent-style-name="DefaultParagraphFont" style:family="text">
      <style:text-properties style:font-name="MV Boli" style:font-name-complex="MV Boli" fo:language="en" fo:country="MV" style:language-complex="dv" style:country-complex="MV"/>
    </style:style>
    <style:style style:name="T18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2"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3"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4"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5"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6"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7"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8"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89"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0"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T191" style:parent-style-name="DefaultParagraphFont" style:family="text">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2"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3"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4"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195"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6" style:parent-style-name="Textbody" style:family="paragraph">
      <style:paragraph-properties fo:text-align="justify" style:writing-mode="rl-tb"/>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7" style:parent-style-name="Heading2" style:family="paragraph">
      <style:paragraph-properties style:writing-mode="rl-tb" fo:margin-left="0.3812in" fo:margin-right="0.0833in" fo:text-indent="-0.3937in">
        <style:tab-stops/>
      </style:paragraph-properties>
      <style:text-properties style:font-name="Faruma" style:font-name-asian="Times New Roman" style:font-name-complex="Faruma" fo:font-style="normal" style:font-style-asian="normal" style:font-style-complex="normal" fo:color="#000000" style:letter-kerning="false" fo:language="en" fo:country="US" style:language-complex="dv" style:country-complex="MV"/>
    </style:style>
    <style:style style:name="P198"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199"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200" style:parent-style-name="Textbody" style:family="paragraph">
      <style:paragraph-properties fo:text-align="justify" style:writing-mode="rl-tb" fo:margin-left="0in">
        <style:tab-stops/>
      </style:paragraph-properties>
      <style:text-properties style:font-name="Faruma" style:font-name-asian="Times New Roman" style:font-name-complex="Faruma" fo:color="#000000" style:letter-kerning="false" fo:font-size="12pt" style:font-size-asian="12pt" fo:language="en" fo:country="MV" style:language-complex="dv" style:country-complex="MV"/>
    </style:style>
    <style:style style:name="P201" style:parent-style-name="Standard" style:family="paragraph">
      <style:paragraph-properties fo:text-align="end" fo:margin-left="0in">
        <style:tab-stops/>
      </style:paragraph-properties>
    </style:style>
    <style:style style:name="T202" style:parent-style-name="DefaultParagraphFont" style:family="text">
      <style:text-properties style:font-name="Faruma" style:font-name-complex="Faruma" fo:font-size="10pt" style:font-size-asian="10pt" style:font-size-complex="10pt" fo:language="en" fo:country="US"/>
    </style:style>
    <style:style style:name="T203" style:parent-style-name="DefaultParagraphFont" style:family="text">
      <style:text-properties fo:font-size="10pt" style:font-size-asian="10pt" style:font-size-complex="10pt" fo:language="en" fo:country="US"/>
    </style:style>
    <style:style style:name="T204" style:parent-style-name="DefaultParagraphFont" style:family="text">
      <style:text-properties fo:font-style="italic" style:font-style-asian="italic" style:font-style-complex="italic" fo:font-size="10pt" style:font-size-asian="10pt" style:font-size-complex="10pt" fo:language="en" fo:country="US"/>
    </style:style>
    <style:style style:name="P205" style:parent-style-name="Standard" style:family="paragraph">
      <style:paragraph-properties fo:text-align="end" fo:margin-left="0in">
        <style:tab-stops/>
      </style:paragraph-properties>
      <style:text-properties style:font-name="Faruma" style:font-name-complex="Faruma" fo:font-size="10pt" style:font-size-asian="10pt" style:font-size-complex="10pt" fo:language="en" fo:country="US"/>
    </style:style>
    <style:style style:name="P206" style:parent-style-name="Standard" style:family="paragraph">
      <style:paragraph-properties fo:text-align="end" fo:margin-left="0in">
        <style:tab-stops/>
      </style:paragraph-properties>
    </style:style>
    <style:style style:name="T207" style:parent-style-name="DefaultParagraphFont" style:family="text">
      <style:text-properties fo:font-size="10pt" style:font-size-asian="10pt" style:font-size-complex="10pt" fo:language="en" fo:country="US"/>
    </style:style>
    <style:style style:name="T208" style:parent-style-name="DefaultParagraphFont" style:family="text">
      <style:text-properties style:font-name="Faruma" style:font-name-complex="Faruma" fo:font-size="10pt" style:font-size-asian="10pt" style:font-size-complex="10pt" fo:language="en" fo:country="US"/>
    </style:style>
    <style:style style:name="T209" style:parent-style-name="DefaultParagraphFont" style:family="text">
      <style:text-properties style:font-name="Faruma" style:font-name-complex="Faruma" fo:font-size="10pt" style:font-size-asian="10pt" style:font-size-complex="10pt" fo:language="en" fo:country="US"/>
    </style:style>
    <style:style style:name="T210" style:parent-style-name="DefaultParagraphFont" style:family="text">
      <style:text-properties style:font-name="Faruma" style:font-name-complex="Faruma" fo:font-size="10pt" style:font-size-asian="10pt" style:font-size-complex="10pt" fo:language="en" fo:country="US"/>
    </style:style>
    <style:style style:name="T211" style:parent-style-name="DefaultParagraphFont" style:family="text">
      <style:text-properties fo:font-size="10pt" style:font-size-asian="10pt" style:font-size-complex="10pt" fo:language="en" fo:country="US"/>
    </style:style>
    <style:style style:name="T212" style:parent-style-name="DefaultParagraphFont" style:family="text">
      <style:text-properties fo:font-size="10pt" style:font-size-asian="10pt" style:font-size-complex="10pt" fo:language="en" fo:country="US"/>
    </style:style>
    <style:style style:name="T213" style:parent-style-name="DefaultParagraphFont" style:family="text">
      <style:text-properties fo:font-style="italic" style:font-style-asian="italic" style:font-style-complex="italic" fo:font-size="10pt" style:font-size-asian="10pt" style:font-size-complex="10pt" fo:language="en" fo:country="US"/>
    </style:style>
    <style:style style:name="P214" style:parent-style-name="Standard" style:family="paragraph">
      <style:paragraph-properties fo:text-align="end"/>
    </style:style>
    <style:style style:name="T215" style:parent-style-name="DefaultParagraphFont" style:family="text">
      <style:text-properties fo:font-size="10pt" style:font-size-asian="10pt" style:font-size-complex="10pt" fo:language="en" fo:country="US"/>
    </style:style>
    <style:style style:name="P21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17" style:parent-style-name="Standard" style:family="paragraph">
      <style:paragraph-properties fo:text-align="justify"/>
    </style:style>
    <style:style style:name="T218" style:parent-style-name="DefaultParagraphFont" style:family="text">
      <style:text-properties fo:font-size="10pt" style:font-size-asian="10pt" style:font-size-complex="10pt" fo:language="en" fo:country="US"/>
    </style:style>
    <style:style style:name="T21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21" style:parent-style-name="DefaultParagraphFont" style:family="text">
      <style:text-properties style:font-name="OpenSymbol" style:font-name-complex="OpenSymbol" fo:color="#000000" fo:font-size="11pt" style:font-size-asian="11pt" style:font-size-complex="11pt"/>
    </style:style>
    <style:style style:name="T222" style:parent-style-name="DefaultParagraphFont" style:family="text">
      <style:text-properties style:font-name="OpenSymbol" style:font-name-complex="OpenSymbol" fo:color="#000000" fo:font-size="29.5pt" style:font-size-asian="29.5pt" style:font-size-complex="29.5pt"/>
    </style:style>
    <style:style style:name="T223" style:parent-style-name="DefaultParagraphFont" style:family="text">
      <style:text-properties style:font-name-complex="Times New Roman" fo:color="#000000" fo:font-size="11pt" style:font-size-asian="11pt" style:font-size-complex="11pt"/>
    </style:style>
    <style:style style:name="T22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6" style:parent-style-name="DefaultParagraphFont" style:family="text">
      <style:text-properties style:font-name="OpenSymbol" style:font-name-complex="OpenSymbol" fo:color="#000000" fo:font-size="11pt" style:font-size-asian="11pt" style:font-size-complex="11pt"/>
    </style:style>
    <style:style style:name="T22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28" style:parent-style-name="DefaultParagraphFont" style:family="text">
      <style:text-properties style:font-name="OpenSymbol" style:font-name-complex="OpenSymbol" fo:color="#000000" fo:font-size="11pt" style:font-size-asian="11pt" style:font-size-complex="11pt"/>
    </style:style>
    <style:style style:name="T229"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0" style:parent-style-name="DefaultParagraphFont" style:family="text">
      <style:text-properties style:font-name="OpenSymbol" style:font-name-complex="OpenSymbol" fo:color="#000000" fo:font-size="11pt" style:font-size-asian="11pt" style:font-size-complex="11pt"/>
    </style:style>
    <style:style style:name="T231"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2" style:parent-style-name="DefaultParagraphFont" style:family="text">
      <style:text-properties style:font-name="OpenSymbol" style:font-name-complex="OpenSymbol" fo:color="#000000" fo:font-size="11pt" style:font-size-asian="11pt" style:font-size-complex="11pt"/>
    </style:style>
    <style:style style:name="T23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3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6" style:parent-style-name="DefaultParagraphFont" style:family="text">
      <style:text-properties style:font-name="OpenSymbol" style:font-name-complex="OpenSymbol" fo:color="#000000" fo:font-size="11pt" style:font-size-asian="11pt" style:font-size-complex="11pt"/>
    </style:style>
    <style:style style:name="T23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38" style:parent-style-name="DefaultParagraphFont" style:family="text">
      <style:text-properties style:font-name="OpenSymbol" style:font-name-complex="OpenSymbol" fo:color="#000000" fo:font-size="29.5pt" style:font-size-asian="29.5pt" style:font-size-complex="29.5pt"/>
    </style:style>
    <style:style style:name="P239"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40" style:parent-style-name="Standard" style:family="paragraph">
      <style:paragraph-properties fo:text-align="justify" style:writing-mode="rl-tb" fo:margin-left="0in">
        <style:tab-stops/>
      </style:paragraph-properties>
      <style:text-properties style:font-name="Faruma" style:font-name-complex="Faruma" fo:font-size="10pt" style:font-size-asian="10pt" style:font-size-complex="10pt" fo:language="en" fo:country="US"/>
    </style:style>
    <style:style style:name="P241" style:parent-style-name="Standard" style:family="paragraph">
      <style:paragraph-properties fo:text-align="justify" style:writing-mode="rl-tb" fo:margin-left="0in">
        <style:tab-stops/>
      </style:paragraph-properties>
      <style:text-properties style:font-name="Faruma" style:font-name-complex="Faruma" fo:font-size="10pt" style:font-size-asian="10pt" style:font-size-complex="10pt" fo:language="en" fo:country="US"/>
    </style:style>
    <style:style style:name="P242" style:parent-style-name="Standard" style:family="paragraph">
      <style:paragraph-properties fo:text-align="justify" style:writing-mode="rl-tb" fo:margin-left="0in">
        <style:tab-stops/>
      </style:paragraph-properties>
    </style:style>
    <style:style style:name="T243" style:parent-style-name="DefaultParagraphFont" style:family="text">
      <style:text-properties style:font-name="Faruma" style:font-name-complex="Faruma" fo:font-size="10pt" style:font-size-asian="10pt" style:font-size-complex="10pt" fo:language="en" fo:country="US"/>
    </style:style>
    <style:style style:name="T244" style:parent-style-name="DefaultParagraphFont" style:family="text">
      <style:text-properties style:font-name="Faruma" style:font-name-complex="Faruma" fo:font-size="10pt" style:font-size-asian="10pt" style:font-size-complex="10pt" fo:language="en" fo:country="US"/>
    </style:style>
    <style:style style:name="T245" style:parent-style-name="DefaultParagraphFont" style:family="text">
      <style:text-properties style:font-name="Faruma" style:font-name-complex="Faruma" fo:font-size="10pt" style:font-size-asian="10pt" style:font-size-complex="10pt" fo:language="en" fo:country="US"/>
    </style:style>
    <style:style style:name="T246" style:parent-style-name="DefaultParagraphFont" style:family="text">
      <style:text-properties style:font-name="Faruma" style:font-name-complex="Faruma" fo:font-size="10pt" style:font-size-asian="10pt" style:font-size-complex="10pt" fo:language="en" fo:country="US"/>
    </style:style>
    <style:style style:name="T247" style:parent-style-name="DefaultParagraphFont" style:family="text">
      <style:text-properties style:font-name="MV Boli" style:font-name-complex="MV Boli" fo:font-size="10pt" style:font-size-asian="10pt" style:font-size-complex="10pt" fo:language="en" fo:country="US"/>
    </style:style>
    <style:style style:name="P248" style:parent-style-name="Standard" style:family="paragraph">
      <style:paragraph-properties fo:text-align="justify" style:writing-mode="rl-tb" fo:margin-left="0in">
        <style:tab-stops/>
      </style:paragraph-properties>
      <style:text-properties style:font-name="MV Boli" style:font-name-complex="MV Boli" fo:font-size="12pt" style:font-size-asian="12pt" fo:language="en" fo:country="US"/>
    </style:style>
    <style:style style:name="P249" style:parent-style-name="Standard" style:family="paragraph">
      <style:paragraph-properties style:writing-mode="rl-tb" fo:margin-left="0in">
        <style:tab-stops/>
      </style:paragraph-properties>
      <style:text-properties style:font-name="Faruma" style:font-name-complex="Faruma" fo:font-size="12pt" style:font-size-asian="12pt" fo:language="en" fo:country="US"/>
    </style:style>
    <style:style style:name="P250" style:parent-style-name="Standard" style:family="paragraph">
      <style:paragraph-properties style:writing-mode="rl-tb" fo:margin-left="0in">
        <style:tab-stops/>
      </style:paragraph-properties>
      <style:text-properties style:font-name="Faruma" style:font-name-complex="Faruma" fo:font-size="12pt" style:font-size-asian="12pt" fo:language="en" fo:country="US"/>
    </style:style>
    <style:style style:name="P251"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52"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53" style:parent-style-name="Standard" style:family="paragraph">
      <style:paragraph-properties fo:text-align="justify" fo:margin-left="0in" fo:text-indent="0.1965in">
        <style:tab-stops/>
      </style:paragraph-properties>
    </style:style>
    <style:style style:name="T254" style:parent-style-name="DefaultParagraphFont" style:family="text">
      <style:text-properties fo:font-size="10pt" style:font-size-asian="10pt" style:font-size-complex="10pt" fo:language="en" fo:country="US"/>
    </style:style>
    <style:style style:name="T255" style:parent-style-name="DefaultParagraphFont" style:family="text">
      <style:text-properties fo:font-style="italic" style:font-style-asian="italic" style:font-style-complex="italic" fo:font-size="10pt" style:font-size-asian="10pt" style:font-size-complex="10pt" fo:language="en" fo:country="US"/>
    </style:style>
    <style:style style:name="T256" style:parent-style-name="DefaultParagraphFont" style:family="text">
      <style:text-properties fo:font-size="10pt" style:font-size-asian="10pt" style:font-size-complex="10pt" fo:language="en" fo:country="US"/>
    </style:style>
    <style:style style:name="T257" style:parent-style-name="DefaultParagraphFont" style:family="text">
      <style:text-properties fo:font-size="10pt" style:font-size-asian="10pt" style:font-size-complex="10pt" fo:language="en" fo:country="US"/>
    </style:style>
    <style:style style:name="T258" style:parent-style-name="DefaultParagraphFont" style:family="text">
      <style:text-properties fo:font-size="10pt" style:font-size-asian="10pt" style:font-size-complex="10pt" fo:language="en" fo:country="US"/>
    </style:style>
    <style:style style:name="P259" style:parent-style-name="Standard" style:family="paragraph">
      <style:paragraph-properties fo:text-align="justify" fo:margin-left="0in" fo:text-indent="0.1965in">
        <style:tab-stops/>
      </style:paragraph-properties>
      <style:text-properties fo:font-size="10pt" style:font-size-asian="10pt" style:font-size-complex="10pt" fo:language="en" fo:country="US"/>
    </style:style>
    <style:style style:name="P26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1" style:parent-style-name="Standard" style:family="paragraph">
      <style:paragraph-properties fo:text-align="justify"/>
    </style:style>
    <style:style style:name="T262" style:parent-style-name="DefaultParagraphFont" style:family="text">
      <style:text-properties fo:font-size="10pt" style:font-size-asian="10pt" style:font-size-complex="10pt" fo:language="en" fo:country="US"/>
    </style:style>
    <style:style style:name="T263" style:parent-style-name="DefaultParagraphFont" style:family="text">
      <style:text-properties style:font-name="OpenSymbol" style:font-name-complex="OpenSymbol" fo:color="#000000" fo:font-size="11pt" style:font-size-asian="11pt" style:font-size-complex="11pt"/>
    </style:style>
    <style:style style:name="T26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6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P26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269" style:parent-style-name="Standard" style:family="paragraph">
      <style:paragraph-properties fo:text-align="justify"/>
    </style:style>
    <style:style style:name="T270" style:parent-style-name="DefaultParagraphFont" style:family="text">
      <style:text-properties fo:font-size="10pt" style:font-size-asian="10pt" style:font-size-complex="10pt" fo:language="en" fo:country="US"/>
    </style:style>
    <style:style style:name="T271" style:parent-style-name="DefaultParagraphFont" style:family="text">
      <style:text-properties style:font-name="OpenSymbol" style:font-name-complex="OpenSymbol" fo:color="#000000" fo:font-size="16pt" style:font-size-asian="16pt" style:font-size-complex="16pt"/>
    </style:style>
    <style:style style:name="T27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3" style:parent-style-name="DefaultParagraphFont" style:family="text">
      <style:text-properties style:font-name="OpenSymbol" style:font-name-complex="OpenSymbol" fo:color="#000000" fo:font-size="6.5pt" style:font-size-asian="6.5pt" style:font-size-complex="6.5pt"/>
    </style:style>
    <style:style style:name="T274" style:parent-style-name="DefaultParagraphFont" style:family="text">
      <style:text-properties style:font-name-complex="Times New Roman" fo:color="#000000" fo:font-size="6.5pt" style:font-size-asian="6.5pt" style:font-size-complex="6.5pt"/>
    </style:style>
    <style:style style:name="T275" style:parent-style-name="DefaultParagraphFont" style:family="text">
      <style:text-properties style:font-name="OpenSymbol" style:font-name-complex="OpenSymbol" fo:color="#000000" fo:font-size="6.5pt" style:font-size-asian="6.5pt" style:font-size-complex="6.5pt"/>
    </style:style>
    <style:style style:name="T276" style:parent-style-name="DefaultParagraphFont" style:family="text">
      <style:text-properties style:font-name="OpenSymbol" style:font-name-complex="OpenSymbol" fo:color="#000000" fo:font-size="11pt" style:font-size-asian="11pt" style:font-size-complex="11pt"/>
    </style:style>
    <style:style style:name="T277"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7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79" style:parent-style-name="DefaultParagraphFont" style:family="text">
      <style:text-properties style:font-name="OpenSymbol" style:font-name-complex="OpenSymbol" fo:color="#000000" fo:font-size="6.5pt" style:font-size-asian="6.5pt" style:font-size-complex="6.5pt"/>
    </style:style>
    <style:style style:name="T28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1" style:parent-style-name="DefaultParagraphFont" style:family="text">
      <style:text-properties style:font-name="OpenSymbol" style:font-name-complex="OpenSymbol" fo:color="#000000" fo:font-size="11pt" style:font-size-asian="11pt" style:font-size-complex="11pt"/>
    </style:style>
    <style:style style:name="T282" style:parent-style-name="DefaultParagraphFont" style:family="text">
      <style:text-properties style:font-name="OpenSymbol" style:font-name-complex="OpenSymbol" fo:color="#000000" fo:font-size="11pt" style:font-size-asian="11pt" style:font-size-complex="11pt"/>
    </style:style>
    <style:style style:name="T283" style:parent-style-name="DefaultParagraphFont" style:family="text">
      <style:text-properties style:font-name="OpenSymbol" style:font-name-complex="OpenSymbol" fo:color="#000000" fo:font-size="29.5pt" style:font-size-asian="29.5pt" style:font-size-complex="29.5pt"/>
    </style:style>
    <style:style style:name="T284" style:parent-style-name="DefaultParagraphFont" style:family="text">
      <style:text-properties style:font-name="OpenSymbol" style:font-name-complex="OpenSymbol" fo:color="#000000" fo:font-size="11pt" style:font-size-asian="11pt" style:font-size-complex="11pt"/>
    </style:style>
    <style:style style:name="T28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6" style:parent-style-name="DefaultParagraphFont" style:family="text">
      <style:text-properties style:font-name="OpenSymbol" style:font-name-complex="OpenSymbol" fo:color="#000000" fo:font-size="11pt" style:font-size-asian="11pt" style:font-size-complex="11pt"/>
    </style:style>
    <style:style style:name="T287"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88" style:parent-style-name="DefaultParagraphFont" style:family="text">
      <style:text-properties style:font-name="OpenSymbol" style:font-name-complex="OpenSymbol" fo:color="#000000" fo:font-size="11pt" style:font-size-asian="11pt" style:font-size-complex="11pt"/>
    </style:style>
    <style:style style:name="T289" style:parent-style-name="DefaultParagraphFont" style:family="text">
      <style:text-properties style:font-name="OpenSymbol" style:font-name-complex="OpenSymbol" fo:color="#000000" fo:font-size="6.5pt" style:font-size-asian="6.5pt" style:font-size-complex="6.5pt"/>
    </style:style>
    <style:style style:name="T29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1" style:parent-style-name="DefaultParagraphFont" style:family="text">
      <style:text-properties style:font-name="OpenSymbol" style:font-name-complex="OpenSymbol" fo:color="#000000" fo:font-size="6.5pt" style:font-size-asian="6.5pt" style:font-size-complex="6.5pt"/>
    </style:style>
    <style:style style:name="T292"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293" style:parent-style-name="DefaultParagraphFont" style:family="text">
      <style:text-properties style:font-name="OpenSymbol" style:font-name-complex="OpenSymbol" fo:color="#000000" fo:font-size="6.5pt" style:font-size-asian="6.5pt" style:font-size-complex="6.5pt"/>
    </style:style>
    <style:style style:name="T294"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5" style:parent-style-name="DefaultParagraphFont" style:family="text">
      <style:text-properties style:font-name="OpenSymbol" style:font-name-complex="OpenSymbol" fo:color="#000000" fo:font-size="11pt" style:font-size-asian="11pt" style:font-size-complex="11pt"/>
    </style:style>
    <style:style style:name="T29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7" style:parent-style-name="DefaultParagraphFont" style:family="text">
      <style:text-properties style:font-name-complex="Times New Roman" fo:color="#000000" fo:font-size="11pt" style:font-size-asian="11pt" style:font-size-complex="11pt"/>
    </style:style>
    <style:style style:name="T29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299" style:parent-style-name="DefaultParagraphFont" style:family="text">
      <style:text-properties style:font-name="OpenSymbol" style:font-name-complex="OpenSymbol" fo:color="#000000" fo:font-size="11pt" style:font-size-asian="11pt" style:font-size-complex="11pt"/>
    </style:style>
    <style:style style:name="T300"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01" style:parent-style-name="DefaultParagraphFont" style:family="text">
      <style:text-properties style:font-name="OpenSymbol" style:font-name-complex="OpenSymbol" fo:color="#000000" fo:font-size="29.5pt" style:font-size-asian="29.5pt" style:font-size-complex="29.5pt"/>
    </style:style>
    <style:style style:name="P302"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05" style:parent-style-name="Standard" style:family="paragraph">
      <style:paragraph-properties fo:text-align="justify"/>
    </style:style>
    <style:style style:name="T306" style:parent-style-name="DefaultParagraphFont" style:family="text">
      <style:text-properties fo:font-size="10pt" style:font-size-asian="10pt" style:font-size-complex="10pt" fo:language="en" fo:country="US"/>
    </style:style>
    <style:style style:name="T307" style:parent-style-name="DefaultParagraphFont" style:family="text">
      <style:text-properties style:font-name-complex="Times New Roman" fo:color="#000000" fo:font-size="11pt" style:font-size-asian="11pt" style:font-size-complex="11pt"/>
    </style:style>
    <style:style style:name="T308" style:parent-style-name="DefaultParagraphFont" style:family="text">
      <style:text-properties style:font-name="OpenSymbol" style:font-name-complex="OpenSymbol" fo:color="#000000" fo:font-size="11pt" style:font-size-asian="11pt" style:font-size-complex="11pt"/>
    </style:style>
    <style:style style:name="T309" style:parent-style-name="DefaultParagraphFont" style:family="text">
      <style:text-properties style:font-name="OpenSymbol" style:font-name-complex="OpenSymbol" fo:color="#000000" fo:font-size="16pt" style:font-size-asian="16pt" style:font-size-complex="16pt"/>
    </style:style>
    <style:style style:name="T31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1" style:parent-style-name="DefaultParagraphFont" style:family="text">
      <style:text-properties style:font-name="OpenSymbol" style:font-name-complex="OpenSymbol" fo:color="#000000" fo:font-size="6.5pt" style:font-size-asian="6.5pt" style:font-size-complex="6.5pt"/>
    </style:style>
    <style:style style:name="T312" style:parent-style-name="DefaultParagraphFont" style:family="text">
      <style:text-properties style:font-name-complex="Times New Roman" fo:color="#000000" fo:font-size="6.5pt" style:font-size-asian="6.5pt" style:font-size-complex="6.5pt"/>
    </style:style>
    <style:style style:name="T313"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4" style:parent-style-name="DefaultParagraphFont" style:family="text">
      <style:text-properties style:font-name="OpenSymbol" style:font-name-complex="OpenSymbol" fo:color="#000000" fo:font-size="11pt" style:font-size-asian="11pt" style:font-size-complex="11pt"/>
    </style:style>
    <style:style style:name="T315"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16"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7" style:parent-style-name="DefaultParagraphFont" style:family="text">
      <style:text-properties style:font-name="OpenSymbol" style:font-name-complex="OpenSymbol" fo:color="#000000" fo:font-size="6.5pt" style:font-size-asian="6.5pt" style:font-size-complex="6.5pt"/>
    </style:style>
    <style:style style:name="T318"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19" style:parent-style-name="DefaultParagraphFont" style:family="text">
      <style:text-properties style:font-name="OpenSymbol" style:font-name-complex="OpenSymbol" fo:color="#000000" fo:font-size="11pt" style:font-size-asian="11pt" style:font-size-complex="11pt"/>
    </style:style>
    <style:style style:name="T320" style:parent-style-name="DefaultParagraphFont" style:family="text">
      <style:text-properties style:font-name="OpenSymbol" style:font-name-complex="OpenSymbol" fo:color="#000000" fo:font-size="14.5pt" style:font-size-asian="14.5pt" style:font-size-complex="14.5pt"/>
    </style:style>
    <style:style style:name="T321" style:parent-style-name="DefaultParagraphFont" style:family="text">
      <style:text-properties style:font-name-complex="Times New Roman" fo:color="#000000" fo:font-size="11pt" style:font-size-asian="11pt" style:font-size-complex="11pt"/>
    </style:style>
    <style:style style:name="T322" style:parent-style-name="DefaultParagraphFont" style:family="text">
      <style:text-properties style:font-name="OpenSymbol" style:font-name-complex="OpenSymbol" fo:color="#000000" fo:font-size="11pt" style:font-size-asian="11pt" style:font-size-complex="11pt"/>
    </style:style>
    <style:style style:name="T323"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4" style:parent-style-name="DefaultParagraphFont" style:family="text">
      <style:text-properties style:font-name="OpenSymbol" style:font-name-complex="OpenSymbol" fo:color="#000000" fo:font-size="11pt" style:font-size-asian="11pt" style:font-size-complex="11pt"/>
    </style:style>
    <style:style style:name="T325" style:parent-style-name="DefaultParagraphFont" style:family="text">
      <style:text-properties style:font-name-complex="Times New Roman" fo:font-style="italic" style:font-style-asian="italic" style:font-style-complex="italic" fo:color="#000000" fo:font-size="11pt" style:font-size-asian="11pt" style:font-size-complex="11pt"/>
    </style:style>
    <style:style style:name="T326" style:parent-style-name="DefaultParagraphFont" style:family="text">
      <style:text-properties style:font-name="OpenSymbol" style:font-name-complex="OpenSymbol" fo:color="#000000" fo:font-size="11pt" style:font-size-asian="11pt" style:font-size-complex="11pt"/>
    </style:style>
    <style:style style:name="T327" style:parent-style-name="DefaultParagraphFont" style:family="text">
      <style:text-properties style:font-name="OpenSymbol" style:font-name-complex="OpenSymbol" fo:color="#000000" fo:font-size="6.5pt" style:font-size-asian="6.5pt" style:font-size-complex="6.5pt"/>
    </style:style>
    <style:style style:name="T328"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29" style:parent-style-name="DefaultParagraphFont" style:family="text">
      <style:text-properties style:font-name="OpenSymbol" style:font-name-complex="OpenSymbol" fo:color="#000000" fo:font-size="6.5pt" style:font-size-asian="6.5pt" style:font-size-complex="6.5pt"/>
    </style:style>
    <style:style style:name="T330" style:parent-style-name="DefaultParagraphFont" style:family="text">
      <style:text-properties style:font-name-complex="Times New Roman" fo:font-style="italic" style:font-style-asian="italic" style:font-style-complex="italic" fo:color="#000000" fo:font-size="6.5pt" style:font-size-asian="6.5pt" style:font-size-complex="6.5pt"/>
    </style:style>
    <style:style style:name="T331" style:parent-style-name="DefaultParagraphFont" style:family="text">
      <style:text-properties style:font-name="OpenSymbol" style:font-name-complex="OpenSymbol" fo:color="#000000" fo:font-size="6.5pt" style:font-size-asian="6.5pt" style:font-size-complex="6.5pt"/>
    </style:style>
    <style:style style:name="T332" style:parent-style-name="DefaultParagraphFont" style:family="text">
      <style:text-properties style:font-name="OpenSymbol" style:font-name-complex="OpenSymbol" fo:color="#000000" fo:font-size="14.5pt" style:font-size-asian="14.5pt" style:font-size-complex="14.5pt"/>
    </style:style>
    <style:style style:name="P333"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4"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36" style:parent-style-name="Standard" style:family="paragraph">
      <style:paragraph-properties fo:text-align="justify"/>
    </style:style>
    <style:style style:name="T337" style:parent-style-name="DefaultParagraphFont" style:family="text">
      <style:text-properties fo:font-size="10pt" style:font-size-asian="10pt" style:font-size-complex="10pt" fo:language="en" fo:country="US"/>
    </style:style>
    <style:style style:name="T338" style:parent-style-name="DefaultParagraphFont" style:family="text">
      <style:text-properties style:font-name="Courier New" style:font-name-complex="Courier New" fo:color="#000000" fo:font-size="8pt" style:font-size-asian="8pt" style:font-size-complex="8pt"/>
    </style:style>
    <style:style style:name="T339" style:parent-style-name="DefaultParagraphFont" style:family="text">
      <style:text-properties style:font-name="Courier New" style:font-name-complex="Courier New" fo:color="#000000" fo:font-size="8pt" style:font-size-asian="8pt" style:font-size-complex="8pt"/>
    </style:style>
    <style:style style:name="T340" style:parent-style-name="DefaultParagraphFont" style:family="text">
      <style:text-properties style:font-name="Courier New" style:font-name-complex="Courier New" fo:color="#000000" fo:font-size="8pt" style:font-size-asian="8pt" style:font-size-complex="8pt"/>
    </style:style>
    <style:style style:name="T341" style:parent-style-name="DefaultParagraphFont" style:family="text">
      <style:text-properties style:font-name="Courier New" style:font-name-complex="Courier New" fo:color="#000000" fo:font-size="8pt" style:font-size-asian="8pt" style:font-size-complex="8pt"/>
    </style:style>
    <style:style style:name="T342" style:parent-style-name="DefaultParagraphFont" style:family="text">
      <style:text-properties style:font-name="Courier New" style:font-name-complex="Courier New" fo:color="#000000" fo:font-size="8pt" style:font-size-asian="8pt" style:font-size-complex="8pt"/>
    </style:style>
    <style:style style:name="T343" style:parent-style-name="DefaultParagraphFont" style:family="text">
      <style:text-properties style:font-name="Courier New" style:font-name-complex="Courier New" fo:color="#000000" fo:font-size="8pt" style:font-size-asian="8pt" style:font-size-complex="8pt"/>
    </style:style>
    <style:style style:name="T344" style:parent-style-name="DefaultParagraphFont" style:family="text">
      <style:text-properties style:font-name="Courier New" style:font-name-complex="Courier New" fo:color="#000000" fo:font-size="8pt" style:font-size-asian="8pt" style:font-size-complex="8pt"/>
    </style:style>
    <style:style style:name="T345" style:parent-style-name="DefaultParagraphFont" style:family="text">
      <style:text-properties style:font-name="Courier New" style:font-name-complex="Courier New" fo:color="#000000" fo:font-size="8pt" style:font-size-asian="8pt" style:font-size-complex="8pt"/>
    </style:style>
    <style:style style:name="T346" style:parent-style-name="DefaultParagraphFont" style:family="text">
      <style:text-properties style:font-name="Courier New" style:font-name-complex="Courier New" fo:color="#000000" fo:font-size="8pt" style:font-size-asian="8pt" style:font-size-complex="8pt"/>
    </style:style>
    <style:style style:name="T347" style:parent-style-name="DefaultParagraphFont" style:family="text">
      <style:text-properties style:font-name="Courier New" style:font-name-complex="Courier New" fo:color="#000000" fo:font-size="8pt" style:font-size-asian="8pt" style:font-size-complex="8pt"/>
    </style:style>
    <style:style style:name="T348" style:parent-style-name="DefaultParagraphFont" style:family="text">
      <style:text-properties style:font-name="Courier New" style:font-name-complex="Courier New" fo:color="#000000" fo:font-size="8pt" style:font-size-asian="8pt" style:font-size-complex="8pt"/>
    </style:style>
    <style:style style:name="T349" style:parent-style-name="DefaultParagraphFont" style:family="text">
      <style:text-properties style:font-name="Courier New" style:font-name-complex="Courier New" fo:color="#000000"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color="#000000" fo:font-size="8pt" style:font-size-asian="8pt" style:font-size-complex="8pt"/>
    </style:style>
    <style:style style:name="T352" style:parent-style-name="DefaultParagraphFont" style:family="text">
      <style:text-properties style:font-name="Courier New" style:font-name-complex="Courier New" fo:color="#000000" fo:font-size="8pt" style:font-size-asian="8pt" style:font-size-complex="8pt"/>
    </style:style>
    <style:style style:name="T353" style:parent-style-name="DefaultParagraphFont" style:family="text">
      <style:text-properties style:font-name="Courier New" style:font-name-complex="Courier New" fo:color="#000000" fo:font-size="8pt" style:font-size-asian="8pt" style:font-size-complex="8pt"/>
    </style:style>
    <style:style style:name="T354" style:parent-style-name="DefaultParagraphFont" style:family="text">
      <style:text-properties style:font-name="Courier New" style:font-name-complex="Courier New" fo:color="#000000" fo:font-size="8pt" style:font-size-asian="8pt" style:font-size-complex="8pt"/>
    </style:style>
    <style:style style:name="P355"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58" style:parent-style-name="Standard" style:family="paragraph">
      <style:paragraph-properties fo:text-align="justify"/>
    </style:style>
    <style:style style:name="T359" style:parent-style-name="DefaultParagraphFont" style:family="text">
      <style:text-properties fo:font-size="10pt" style:font-size-asian="10pt" style:font-size-complex="10pt" fo:language="en" fo:country="US"/>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color="#000000" fo:font-size="8pt" style:font-size-asian="8pt" style:font-size-complex="8pt"/>
    </style:style>
    <style:style style:name="T362" style:parent-style-name="DefaultParagraphFont" style:family="text">
      <style:text-properties style:font-name="Courier New" style:font-name-complex="Courier New" fo:color="#000000" fo:font-size="8pt" style:font-size-asian="8pt" style:font-size-complex="8pt"/>
    </style:style>
    <style:style style:name="T363" style:parent-style-name="DefaultParagraphFont" style:family="text">
      <style:text-properties style:font-name="Courier New" style:font-name-complex="Courier New" fo:color="#000000" fo:font-size="8pt" style:font-size-asian="8pt" style:font-size-complex="8pt"/>
    </style:style>
    <style:style style:name="T364" style:parent-style-name="DefaultParagraphFont" style:family="text">
      <style:text-properties style:font-name="Courier New" style:font-name-complex="Courier New" fo:color="#000000" fo:font-size="8pt" style:font-size-asian="8pt" style:font-size-complex="8pt"/>
    </style:style>
    <style:style style:name="T365" style:parent-style-name="DefaultParagraphFont" style:family="text">
      <style:text-properties style:font-name="Courier New" style:font-name-complex="Courier New" fo:color="#000000" fo:font-size="8pt" style:font-size-asian="8pt" style:font-size-complex="8pt"/>
    </style:style>
    <style:style style:name="T366" style:parent-style-name="DefaultParagraphFont" style:family="text">
      <style:text-properties style:font-name="Courier New" style:font-name-complex="Courier New" fo:color="#000000" fo:font-size="8pt" style:font-size-asian="8pt" style:font-size-complex="8pt"/>
    </style:style>
    <style:style style:name="T367" style:parent-style-name="DefaultParagraphFont" style:family="text">
      <style:text-properties style:font-name="Courier New" style:font-name-complex="Courier New" fo:color="#000000" fo:font-size="8pt" style:font-size-asian="8pt" style:font-size-complex="8pt"/>
    </style:style>
    <style:style style:name="T368" style:parent-style-name="DefaultParagraphFont" style:family="text">
      <style:text-properties style:font-name="Courier New" style:font-name-complex="Courier New" fo:color="#000000" fo:font-size="8pt" style:font-size-asian="8pt" style:font-size-complex="8pt"/>
    </style:style>
    <style:style style:name="T369" style:parent-style-name="DefaultParagraphFont" style:family="text">
      <style:text-properties style:font-name="Courier New" style:font-name-complex="Courier New" fo:color="#000000"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color="#000000" fo:font-size="8pt" style:font-size-asian="8pt" style:font-size-complex="8pt"/>
    </style:style>
    <style:style style:name="T372" style:parent-style-name="DefaultParagraphFont" style:family="text">
      <style:text-properties style:font-name="Courier New" style:font-name-complex="Courier New" fo:color="#000000" fo:font-size="8pt" style:font-size-asian="8pt" style:font-size-complex="8pt"/>
    </style:style>
    <style:style style:name="T373" style:parent-style-name="DefaultParagraphFont" style:family="text">
      <style:text-properties style:font-name="Courier New" style:font-name-complex="Courier New" fo:color="#000000" fo:font-size="8pt" style:font-size-asian="8pt" style:font-size-complex="8pt"/>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0000" fo:font-size="8pt" style:font-size-asian="8pt" style:font-size-complex="8pt"/>
    </style:style>
    <style:style style:name="T377" style:parent-style-name="DefaultParagraphFont" style:family="text">
      <style:text-properties style:font-name="Courier New" style:font-name-complex="Courier New" fo:color="#000000" fo:font-size="8pt" style:font-size-asian="8pt" style:font-size-complex="8pt"/>
    </style:style>
    <style:style style:name="T378" style:parent-style-name="DefaultParagraphFont" style:family="text">
      <style:text-properties style:font-name="Courier New" style:font-name-complex="Courier New" fo:color="#000000" fo:font-size="8pt" style:font-size-asian="8pt" style:font-size-complex="8pt"/>
    </style:style>
    <style:style style:name="T379" style:parent-style-name="DefaultParagraphFont" style:family="text">
      <style:text-properties style:font-name="Courier New" style:font-name-complex="Courier New" fo:color="#000000"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color="#000000" fo:font-size="8pt" style:font-size-asian="8pt" style:font-size-complex="8pt"/>
    </style:style>
    <style:style style:name="T382" style:parent-style-name="DefaultParagraphFont" style:family="text">
      <style:text-properties style:font-name="Courier New" style:font-name-complex="Courier New" fo:color="#000000" fo:font-size="8pt" style:font-size-asian="8pt" style:font-size-complex="8pt"/>
    </style:style>
    <style:style style:name="T383" style:parent-style-name="DefaultParagraphFont" style:family="text">
      <style:text-properties style:font-name="Courier New" style:font-name-complex="Courier New" fo:color="#000000" fo:font-size="8pt" style:font-size-asian="8pt" style:font-size-complex="8pt"/>
    </style:style>
    <style:style style:name="T384" style:parent-style-name="DefaultParagraphFont" style:family="text">
      <style:text-properties style:font-name="Courier New" style:font-name-complex="Courier New" fo:color="#000000" fo:font-size="8pt" style:font-size-asian="8pt" style:font-size-complex="8pt"/>
    </style:style>
    <style:style style:name="T385" style:parent-style-name="DefaultParagraphFont" style:family="text">
      <style:text-properties style:font-name="Courier New" style:font-name-complex="Courier New" fo:color="#000000" fo:font-size="8pt" style:font-size-asian="8pt" style:font-size-complex="8pt"/>
    </style:style>
    <style:style style:name="P386"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7"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8"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389" style:parent-style-name="Standard" style:family="paragraph">
      <style:paragraph-properties fo:text-align="justify"/>
    </style:style>
    <style:style style:name="T390" style:parent-style-name="DefaultParagraphFont" style:family="text">
      <style:text-properties fo:font-size="10pt" style:font-size-asian="10pt" style:font-size-complex="10pt" fo:language="en" fo:country="US"/>
    </style:style>
    <style:style style:name="T391" style:parent-style-name="DefaultParagraphFont" style:family="text">
      <style:text-properties style:font-name="Courier New" style:font-name-complex="Courier New" fo:color="#000000" fo:font-size="8pt" style:font-size-asian="8pt" style:font-size-complex="8pt"/>
    </style:style>
    <style:style style:name="T392" style:parent-style-name="DefaultParagraphFont" style:family="text">
      <style:text-properties style:font-name="Courier New" style:font-name-complex="Courier New" fo:color="#000000" fo:font-size="8pt" style:font-size-asian="8pt" style:font-size-complex="8pt"/>
    </style:style>
    <style:style style:name="T393" style:parent-style-name="DefaultParagraphFont" style:family="text">
      <style:text-properties style:font-name="Courier New" style:font-name-complex="Courier New" fo:color="#000000" fo:font-size="8pt" style:font-size-asian="8pt" style:font-size-complex="8pt"/>
    </style:style>
    <style:style style:name="T394" style:parent-style-name="DefaultParagraphFont" style:family="text">
      <style:text-properties style:font-name="Courier New" style:font-name-complex="Courier New" fo:color="#000000" fo:font-size="8pt" style:font-size-asian="8pt" style:font-size-complex="8pt"/>
    </style:style>
    <style:style style:name="T395" style:parent-style-name="DefaultParagraphFont" style:family="text">
      <style:text-properties style:font-name="Courier New" style:font-name-complex="Courier New" fo:color="#000000" fo:font-size="8pt" style:font-size-asian="8pt" style:font-size-complex="8pt"/>
    </style:style>
    <style:style style:name="T396" style:parent-style-name="DefaultParagraphFont" style:family="text">
      <style:text-properties style:font-name="Courier New" style:font-name-complex="Courier New" fo:color="#000000" fo:font-size="8pt" style:font-size-asian="8pt" style:font-size-complex="8pt"/>
    </style:style>
    <style:style style:name="T397" style:parent-style-name="DefaultParagraphFont" style:family="text">
      <style:text-properties style:font-name="Courier New" style:font-name-complex="Courier New" fo:color="#000000" fo:font-size="8pt" style:font-size-asian="8pt" style:font-size-complex="8pt"/>
    </style:style>
    <style:style style:name="T398" style:parent-style-name="DefaultParagraphFont" style:family="text">
      <style:text-properties style:font-name="Courier New" style:font-name-complex="Courier New" fo:color="#000000" fo:font-size="8pt" style:font-size-asian="8pt" style:font-size-complex="8pt"/>
    </style:style>
    <style:style style:name="T399" style:parent-style-name="DefaultParagraphFont" style:family="text">
      <style:text-properties style:font-name="Courier New" style:font-name-complex="Courier New" fo:color="#000000" fo:font-size="8pt" style:font-size-asian="8pt" style:font-size-complex="8pt"/>
    </style:style>
    <style:style style:name="P400"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01" style:parent-style-name="Standard" style:family="paragraph">
      <style:paragraph-properties fo:text-align="justify" fo:margin-left="0in">
        <style:tab-stops/>
      </style:paragraph-properties>
    </style:style>
    <style:style style:name="T402" style:parent-style-name="DefaultParagraphFont" style:family="text">
      <style:text-properties fo:font-size="10pt" style:font-size-asian="10pt" style:font-size-complex="10pt" fo:language="en" fo:country="US"/>
    </style:style>
    <style:style style:name="T403" style:parent-style-name="DefaultParagraphFont" style:family="text">
      <style:text-properties fo:font-size="10pt" style:font-size-asian="10pt" style:font-size-complex="10pt" fo:language="en" fo:country="US"/>
    </style:style>
    <style:style style:name="T404" style:parent-style-name="DefaultParagraphFont" style:family="text">
      <style:text-properties fo:font-style="italic" style:font-style-asian="italic" style:font-style-complex="italic" fo:font-size="10pt" style:font-size-asian="10pt" style:font-size-complex="10pt" fo:language="en" fo:country="US"/>
    </style:style>
    <style:style style:name="T405" style:parent-style-name="DefaultParagraphFont" style:family="text">
      <style:text-properties fo:font-size="10pt" style:font-size-asian="10pt" style:font-size-complex="10pt" fo:language="en" fo:country="US"/>
    </style:style>
    <style:style style:name="T406" style:parent-style-name="DefaultParagraphFont" style:family="text">
      <style:text-properties fo:font-style="italic" style:font-style-asian="italic" style:font-style-complex="italic" fo:font-size="10pt" style:font-size-asian="10pt" style:font-size-complex="10pt" fo:language="en" fo:country="US"/>
    </style:style>
    <style:style style:name="T407" style:parent-style-name="DefaultParagraphFont" style:family="text">
      <style:text-properties fo:font-size="10pt" style:font-size-asian="10pt" style:font-size-complex="10pt" fo:language="en" fo:country="US"/>
    </style:style>
    <style:style style:name="T408" style:parent-style-name="DefaultParagraphFont" style:family="text">
      <style:text-properties fo:font-style="italic" style:font-style-asian="italic" style:font-style-complex="italic" fo:font-size="10pt" style:font-size-asian="10pt" style:font-size-complex="10pt" fo:language="en" fo:country="US"/>
    </style:style>
    <style:style style:name="T409" style:parent-style-name="DefaultParagraphFont" style:family="text">
      <style:text-properties fo:font-size="10pt" style:font-size-asian="10pt" style:font-size-complex="10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10pt" style:font-size-asian="10pt" style:font-size-complex="10pt" fo:language="en" fo:country="US"/>
    </style:style>
    <style:style style:name="T412" style:parent-style-name="DefaultParagraphFont" style:family="text">
      <style:text-properties fo:font-style="italic" style:font-style-asian="italic" style:font-style-complex="italic" fo:font-size="10pt" style:font-size-asian="10pt" style:font-size-complex="10pt" fo:language="en" fo:country="US"/>
    </style:style>
    <style:style style:name="T413" style:parent-style-name="DefaultParagraphFont" style:family="text">
      <style:text-properties fo:font-size="10pt" style:font-size-asian="10pt" style:font-size-complex="10pt" fo:language="en" fo:country="US"/>
    </style:style>
    <style:style style:name="T414" style:parent-style-name="DefaultParagraphFont" style:family="text">
      <style:text-properties fo:font-size="10pt" style:font-size-asian="10pt" style:font-size-complex="10pt" fo:language="en" fo:country="US"/>
    </style:style>
    <style:style style:name="T415" style:parent-style-name="DefaultParagraphFont" style:family="text">
      <style:text-properties fo:font-style="italic" style:font-style-asian="italic" style:font-style-complex="italic" fo:font-size="10pt" style:font-size-asian="10pt" style:font-size-complex="10pt" fo:language="en" fo:country="US"/>
    </style:style>
    <style:style style:name="T416" style:parent-style-name="DefaultParagraphFont" style:family="text">
      <style:text-properties fo:font-size="10pt" style:font-size-asian="10pt" style:font-size-complex="10pt" fo:language="en" fo:country="US"/>
    </style:style>
    <style:style style:name="T417" style:parent-style-name="DefaultParagraphFont" style:family="text">
      <style:text-properties fo:font-size="10pt" style:font-size-asian="10pt" style:font-size-complex="10pt" fo:language="en" fo:country="US"/>
    </style:style>
    <style:style style:name="T418" style:parent-style-name="DefaultParagraphFont" style:family="text">
      <style:text-properties fo:font-style="italic" style:font-style-asian="italic" style:font-style-complex="italic" fo:font-size="10pt" style:font-size-asian="10pt" style:font-size-complex="10pt" fo:language="en" fo:country="US"/>
    </style:style>
    <style:style style:name="T419" style:parent-style-name="DefaultParagraphFont" style:family="text">
      <style:text-properties fo:font-size="10pt" style:font-size-asian="10pt" style:font-size-complex="10pt" fo:language="en" fo:country="US"/>
    </style:style>
    <style:style style:name="P420"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1" style:parent-style-name="Standard" style:family="paragraph">
      <style:paragraph-properties fo:text-align="justify" fo:margin-left="0in">
        <style:tab-stops/>
      </style:paragraph-properties>
      <style:text-properties fo:font-size="10pt" style:font-size-asian="10pt" style:font-size-complex="10pt" fo:language="en" fo:country="US"/>
    </style:style>
    <style:style style:name="P422" style:parent-style-name="Heading2" style:family="paragraph">
      <style:paragraph-properties fo:text-align="justify" fo:margin-left="0in">
        <style:tab-stops/>
      </style:paragraph-properties>
      <style:text-properties style:font-name="Century Schoolbook L" fo:font-style="normal" style:font-style-asian="normal" style:font-style-complex="normal" fo:font-size="12pt" style:font-size-asian="12pt" style:font-size-complex="12pt" fo:language="en" fo:country="US"/>
    </style:style>
    <style:style style:name="P423" style:parent-style-name="Standard" style:family="paragraph">
      <style:paragraph-properties fo:margin-top="0.0395in" fo:margin-bottom="0.0395in" fo:margin-left="0.3541in">
        <style:tab-stops/>
      </style:paragraph-properties>
      <style:text-properties fo:font-size="9pt" style:font-size-asian="9pt" style:font-size-complex="9pt" fo:language="en" fo:country="US"/>
    </style:style>
    <style:style style:name="P424" style:parent-style-name="Standard" style:family="paragraph">
      <style:paragraph-properties fo:margin-top="0.0395in" fo:margin-bottom="0.0395in" fo:margin-left="0.3541in">
        <style:tab-stops/>
      </style:paragraph-properties>
    </style:style>
    <style:style style:name="T425" style:parent-style-name="DefaultParagraphFont" style:family="text">
      <style:text-properties fo:font-size="9pt" style:font-size-asian="9pt" style:font-size-complex="9pt" fo:language="en" fo:country="US"/>
    </style:style>
    <style:style style:name="T426" style:parent-style-name="DefaultParagraphFont" style:family="text">
      <style:text-properties fo:font-style="italic" style:font-style-asian="italic" style:font-style-complex="italic"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Standard" style:family="paragraph">
      <style:paragraph-properties fo:margin-top="0.0395in" fo:margin-bottom="0.0395in" fo:margin-left="0.3541in">
        <style:tab-stops/>
      </style:paragraph-properties>
    </style:style>
    <style:style style:name="T429" style:parent-style-name="DefaultParagraphFont" style:family="text">
      <style:text-properties fo:font-size="9pt" style:font-size-asian="9pt" style:font-size-complex="9pt" fo:language="en" fo:country="US"/>
    </style:style>
    <style:style style:name="T430" style:parent-style-name="DefaultParagraphFont" style:family="text">
      <style:text-properties fo:font-size="9pt" style:font-size-asian="9pt" style:font-size-complex="9pt" fo:language="en" fo:country="US"/>
    </style:style>
    <style:style style:name="T431" style:parent-style-name="DefaultParagraphFont" style:family="text">
      <style:text-properties fo:font-style="italic" style:font-style-asian="italic" style:font-style-complex="italic" fo:font-size="9pt" style:font-size-asian="9pt" style:font-size-complex="9pt" fo:language="en" fo:country="US"/>
    </style:style>
    <style:style style:name="T432" style:parent-style-name="DefaultParagraphFont" style:family="text">
      <style:text-properties fo:font-size="9pt" style:font-size-asian="9pt" style:font-size-complex="9pt" fo:language="en" fo:country="US"/>
    </style:style>
    <style:style style:name="P433" style:parent-style-name="Standard" style:family="paragraph">
      <style:paragraph-properties fo:margin-top="0.0395in" fo:margin-bottom="0.0395in" fo:margin-left="0.3541in">
        <style:tab-stops/>
      </style:paragraph-properties>
    </style:style>
    <style:style style:name="T434" style:parent-style-name="DefaultParagraphFont" style:family="text">
      <style:text-properties fo:font-size="9pt" style:font-size-asian="9pt" style:font-size-complex="9pt" fo:language="en" fo:country="US"/>
    </style:style>
    <style:style style:name="T435" style:parent-style-name="DefaultParagraphFont" style:family="text">
      <style:text-properties fo:font-style="italic" style:font-style-asian="italic" style:font-style-complex="italic" fo:font-size="9pt" style:font-size-asian="9pt" style:font-size-complex="9pt" fo:language="en" fo:country="US"/>
    </style:style>
    <style:style style:name="T436" style:parent-style-name="DefaultParagraphFont" style:family="text">
      <style:text-properties fo:font-size="9pt" style:font-size-asian="9pt" style:font-size-complex="9pt" fo:language="en" fo:country="US"/>
    </style:style>
    <style:style style:name="P437" style:parent-style-name="Standard" style:family="paragraph">
      <style:paragraph-properties fo:margin-top="0.0395in" fo:margin-bottom="0.0395in" fo:margin-left="0.3541in">
        <style:tab-stops/>
      </style:paragraph-properties>
    </style:style>
    <style:style style:name="T438" style:parent-style-name="DefaultParagraphFont" style:family="text">
      <style:text-properties fo:font-size="9pt" style:font-size-asian="9pt" style:font-size-complex="9pt" fo:language="en" fo:country="US"/>
    </style:style>
    <style:style style:name="T439" style:parent-style-name="DefaultParagraphFont" style:family="text">
      <style:text-properties fo:font-style="italic" style:font-style-asian="italic" style:font-style-complex="italic" fo:font-size="9pt" style:font-size-asian="9pt" style:font-size-complex="9pt" fo:language="en" fo:country="US"/>
    </style:style>
    <style:style style:name="T440" style:parent-style-name="DefaultParagraphFont" style:family="text">
      <style:text-properties fo:font-size="9pt" style:font-size-asian="9pt" style:font-size-complex="9pt" fo:language="en" fo:country="US"/>
    </style:style>
    <style:style style:name="P441" style:parent-style-name="Standard" style:family="paragraph">
      <style:paragraph-properties fo:margin-top="0.0395in" fo:margin-bottom="0.0395in" fo:margin-left="0.3541in">
        <style:tab-stops/>
      </style:paragraph-propertie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size="9pt" style:font-size-asian="9pt" style:font-size-complex="9pt" fo:language="en" fo:country="US"/>
    </style:style>
    <style:style style:name="T446" style:parent-style-name="DefaultParagraphFont" style:family="text">
      <style:text-properties fo:font-style="italic" style:font-style-asian="italic" fo:font-size="9pt" style:font-size-asian="9pt" style:font-size-complex="9pt" fo:language="en" fo:country="US"/>
    </style:style>
    <style:style style:name="T447" style:parent-style-name="DefaultParagraphFont" style:family="text">
      <style:text-properties fo:font-size="9pt" style:font-size-asian="9pt" style:font-size-complex="9pt" fo:language="en" fo:country="US"/>
    </style:style>
    <style:style style:name="T448" style:parent-style-name="DefaultParagraphFont" style:family="text">
      <style:text-properties fo:font-style="italic" style:font-style-asian="italic" fo:font-size="9pt" style:font-size-asian="9pt" style:font-size-complex="9pt" fo:language="en" fo:country="US"/>
    </style:style>
    <style:style style:name="T449" style:parent-style-name="DefaultParagraphFont" style:family="text">
      <style:text-properties fo:font-size="9pt" style:font-size-asian="9pt" style:font-size-complex="9pt" fo:language="en" fo:country="US"/>
    </style:style>
    <style:style style:name="P450" style:parent-style-name="Standard" style:family="paragraph">
      <style:paragraph-properties fo:margin-top="0.0395in" fo:margin-bottom="0.0395in" fo:margin-left="0.3541in">
        <style:tab-stops/>
      </style:paragraph-properties>
    </style:style>
    <style:style style:name="T451" style:parent-style-name="DefaultParagraphFont" style:family="text">
      <style:text-properties fo:font-size="9pt" style:font-size-asian="9pt" style:font-size-complex="9pt" fo:language="en" fo:country="US"/>
    </style:style>
    <style:style style:name="T452" style:parent-style-name="DefaultParagraphFont" style:family="text">
      <style:text-properties fo:font-style="italic" style:font-style-asian="italic" style:font-style-complex="italic" fo:font-size="9pt" style:font-size-asian="9pt" style:font-size-complex="9pt" fo:language="en" fo:country="US"/>
    </style:style>
    <style:style style:name="T453" style:parent-style-name="DefaultParagraphFont" style:family="text">
      <style:text-properties fo:font-size="9pt" style:font-size-asian="9pt" style:font-size-complex="9pt" fo:language="en" fo:country="US"/>
    </style:style>
    <style:style style:name="P454" style:parent-style-name="Standard" style:family="paragraph">
      <style:paragraph-properties fo:margin-top="0.0395in" fo:margin-bottom="0.0395in" fo:margin-left="0.3541in">
        <style:tab-stops/>
      </style:paragraph-properties>
    </style:style>
    <style:style style:name="T455" style:parent-style-name="DefaultParagraphFont" style:family="text">
      <style:text-properties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family="graphic" style:name="a1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9">
      <style:graphic-properties/>
    </style:style>
    <style:style style:family="graphic" style:name="a35">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7">
      <style:graphic-properties/>
    </style:style>
    <style:style style:family="graphic" style:name="a8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9">
      <style:graphic-properties/>
    </style:style>
    <style:style style:family="graphic" style:name="a4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9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9">
      <style:graphic-properties/>
    </style:style>
    <style:style style:family="graphic" style:name="a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4">
      <style:graphic-properties/>
    </style:style>
    <style:style style:family="graphic" style:name="a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0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6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0">
      <style:graphic-properties/>
    </style:style>
    <style:style style:family="graphic" style:name="a11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3">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11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1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6">
      <style:graphic-properties/>
    </style:style>
    <style:style style:family="graphic" style:name="a2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2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0">
      <style:graphic-properties fo:wrap-option="no-wrap" fo:padding-top="0.0008in" fo:padding-bottom="0.0008in" fo:padding-left="0.0008in" fo:padding-right="0.0008in" draw:textarea-vertical-align="top" draw:textarea-horizontal-align="left" draw:fill="solid" draw:fill-color="#000000" draw:opacity="100%" draw:stroke="solid" svg:stroke-width="0.0016in" svg:stroke-color="#000000" svg:stroke-opacity="100%" draw:stroke-linejoin="miter" svg:stroke-linecap="butt" draw:auto-grow-width="false" draw:auto-grow-height="false"/>
      <style:paragraph-properties style:font-independent-line-spacing="false" style:writing-mode="lr-tb"/>
    </style:style>
    <style:style style:family="graphic" style:name="a7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2"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3"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4"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5"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6"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7"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8"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79"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0"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graphic" style:name="a121" style:parent-style-name="Graphics">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office:automatic-styles>
  <office:body>
    <office:text text:use-soft-page-breaks="true">
      <text:h text:style-name="P1" text:outline-level="1"><text:span text:style-name="T4">ބިޓްކޮއިން: ޕިއަރ-ޓު-ޕިއަރ އިލެކްޓްރޯނިކް ފައިސާގެ ނިޒާމް</text:span></text:h>
      <text:p text:style-name="P5"/>
      <text:p text:style-name="P6"><text:span text:style-name="T7">ސަޓޯޝީ ނަކަމޯޓޯ</text:span></text:p>
      <text:p text:style-name="P8">satoshin@gmx.com</text:p>
      <text:p text:style-name="P9">www.bitcoin.org</text:p>
      <text:p text:style-name="P10"/>
      <text:p text:style-name="P11"><text:span text:style-name="T12"><text:s/></text:span><text:span text:style-name="T13">އިން ދިވެހިބަހަށް ތަރުޖަމާކުރީ</text:span><text:span text:style-name="T14"><text:s/></text:span><text:span text:style-name="T15">bitcoin.org/bitcoin.pdf</text:span><text:span text:style-name="T16"><text:s/></text:span></text:p>
      <text:p text:style-name="P17"><text:span text:style-name="T18">އަހުމަދު ޒާހިރު، އާދަމް ފަތުހީ</text:span><text:span text:style-name="T19"><text:s/></text:span></text:p>
      <text:p text:style-name="P20"/>
      <text:p text:style-name="P21"><text:span text:style-name="T22">އެބްސްޓްރެކްޓް:<text:s/></text:span><text:span text:style-name="T23">ހަމައެކަނި</text:span><text:span text:style-name="T24"><text:s/></text:span><text:span text:style-name="T25">ދެފަރުދެއްގެ ދެމެދުގައި</text:span><text:span text:style-name="T26"><text:s/>ބޭނުންކުރެވޭ އިލެކްޓްރޯނިކް އޮންލައިން ފައިސާ</text:span><text:span text:style-name="T27">ގެ<text:s/></text:span><text:span text:style-name="T28">ނިޒާމެއްގައި އިތުރު މާލީމުއައްސަސާއެއް މެދުވެރިނުކޮށް ސީދާ އެކަކު އަނެކަކަށް ފައިސާ ފޮނުވެންވާނެއެވެ. މިކަމުގެ ޙައްލަކަށް ޑިޖިޓަލް ސިގްނޭޗަރ ބޭނުންކުރެވިދާނެއެވެ. ނަމަވެސް ޑަބަލްސްޕެން</text:span><text:span text:style-name="T29">ޑް ކުރުން ހުއްޓުވުމަށް އިތުބާރުކުރެވޭ ތިންވަނަ ފަރާތެއް ބޭނުންވަންޏާ މިހައްލެއް ނުފުދެއެވެ. އަހަރުމެން މިހުށަހަޅަނީ ފިއަރ-ޓު-ޕިއަރ ނެޓްވޯކެއް ބޭނުންކޮށްގެން ޑަބަލްސްޕެންޑިން ހުއްޓުވޭނެ ހައްލެކެވެ. ނެޓްވޯކް މުއާމަލާތްތަށް ޓައިމްސްޓޭމްޕްކުރުމަށްފަހު ހޭޝްކޮށް</text:span><text:span text:style-name="T30"><text:s/>ހިނގަމުންދާ ހޭޝްއަށް ބިނާކޮށް ޕްރޫފް-އޮފް-ވޯކް ރެކޯޑެއްގެ ގޮތުގައި އެބޭނުންކުރުމުން ޕްރޫ-އޮފް-ވޯކް އަލުން )އެމަސައްކަތް( ނުކޮށް އެރެކޯޑް ބަދަލެއް ނުކުރެވޭނެއެވެ. އެންމެ ދިގު ޗޭނު ހިނގާދިޔަ މުއާމަލާތްކަތުގެ ހެއްކެއްގެ ގޮތުގައި ބޭނުނުކުރުމުގެ އިތުރުން އެ އަ</text:span><text:span text:style-name="T31">އީ އެންމެ ބޮޑު ސީޕީޔޫ ޕަރަވަރ ޕޫލުންކަންވެސް ކަންވެސް ހެކިދެއެވެ. އެހެންކަމުން، ނެޓްވޯކްގެ މެޖޯރިޓީ ސީޕީޔޫޕަރަވަރ ކޮންޓްރޯލްކުރާ ނޯޑްތަކުން ނެޓްވޯކަށް ހަމަލާދިނުމުގަ</text:span><text:span text:style-name="T32">އި އެހީނުވާ</text:span><text:span text:style-name="T33">ހާ ހިނދަކު، އެމީހުންނަށް ހަމަލާދޭ ޗޭނުގެ ދިގުމިން ފަހަނައަޅި އެންމެ ދިގު ޗޭނު <text:s/>އ</text:span><text:span text:style-name="T34">ުފެއްދޭނެއެވެ. ނެޓްވޯކް އޭގެ ޒާތުގައި ބޭނުންވަނީ ވަރަށް ކުޑަކުޑަ އޮނިގަނޑެކެވެ. މެސެޖް ބްރޯޑްކާސްޓް ކުރާނީ ބެސްޓް-އެފޯޓް ބޭސިސްއަށެވެ. އަދި ކޮންމެ ނޯޑެއްވެސް ބޭނުން ކޮންމެ ހިނދެއްގައި ނެޓްވޯކުންވަކި ގުޅެވޭނެއެވެ. އަލުން ގުޅޭއިރު ނެޓްވޯކްގައި ނެތްވަގުތުގައި</text:span><text:span text:style-name="T35"><text:s/>ހިނގާދިޔަ މުއާމަލާތަކުގެ ހެއްކެއް ގޮތުން ބަލާގަންނާނީ އެންމެ ދިގު ޗޭނެވެ.</text:span><text:span text:style-name="T36">.</text:span></text:p>
      <text:list text:style-name="LFO3" text:continue-numbering="true">
        <text:list-item>
          <text:p text:style-name="P37"><text:span text:style-name="T38">ތައާރަފް</text:span></text:p>
        </text:list-item>
      </text:list>
      <text:p text:style-name="P39"><text:span text:style-name="T40">އިންޓަރނެޓްގަ ކުރެވޭ ހުރިހާ ވިޔަފާރިއެއް ކަހަލަ ގޮތަކަށް އިތުބާރުކުރެވޭ ތިންވަނަ ފަރާތެއްގެގޮތުގައި ޕޭމަންޓް ޕްރޮސެސްކުރުމަށް ހަމައެކަނި ބަރޯސާވަނީ ފައިސާގެ<text:s/></text:span><text:span text:style-name="T41">ހިދުމަތްދޭ މުއައްސަސާތަކަށެވެ. ގިނަފަހަރަށް ގިނަ މުއާއްމަލާތްތަކަށް މިނިޒާމް ރަނގަޅަށް މަސައްކަތްކުރިޔަސް އިބާރުމޮޑެލް )ޓްރަސްޓް މޮޑެލް(ގެ ޒާތުގައި ހުރި މައްސަލަތަށް އޭގައި އެކުލެވެއެވެ. އެނިޒާމްގައި ފައިސާގެ ހިދުމަތްދޭ މުއައްސަސާތަކަށް ދެފަރާތުގެ ދެމެދުގަ</text:span><text:span text:style-name="T42">އި ހިނގާ މައްސަލަ ހައްލުކުރުމުގެ ބާރުނުލިބޭނެތީވެ އެއްވެސްގޮތަކަށް ބަދަލުނުރެވޭ) ރިވާރސް ނުކުރެވޭ( މުއާމަލާތްތެއް ނުހިންގެއެވެ. ދެފަރާތުގެ ދެމެދުގައި ހިނގާ މައްސަލަ މެދުވެރިއަކު ހައްލުކުރުމަކީ ޙަރަދު ހިނގާކަމަކަށްވާތިވެ މުއާމަލާތްކުރުމުގެ އަގުއުފުލި، މުއާމ</text:span><text:span text:style-name="T43">ަލާތުގައި ބޭނުންކުރެވޭނެ ޕްރެކްޓިކަލް އަދަދު ކުޑަވެ، ކުދިކުދި އަދަދުން މުއާމަލާތްކުރުމުގެ ފުރުސަތު ހަނިވެއެވެ. އަދި އަނބުރާ ބަދަލު ނުދެވޭ )ރިވާސްނުކުރެވޭ( ހިދުމަކަށް ބަދަލުކުރެނުވޭ )ރިވާސްކުނުކުރެވޭ (ފައިސާގެ މުއާމަލާތް ކުރުމުގެ ފުރުސަތު ނެތުމުގެ ސަބަބުން<text:s/></text:span><text:span text:style-name="T44">ފުޅާދާއިރާއެއްގައިވާ ގެއްލުންބޮޑެވެ. މުއާމަލާތް ބަދަލުކުރުމުގެ ފުރަސަތު އޮތުމުން އިތުބާރު ބޭނުންވާމިންވަރު ބޮޑުވެއެވެ. <text:s/>މާޗަންޓުން ކަސްޓަމަރުންނަށް ހުޝިޔާރުވާންޖެހި، ކަސްޓަމަރުންގެ އިތުރު މައުލޫމާތު ހޯދަން އުނދަގޫކުރަންޖެއެވެ. ކޮންމެވެސް މިންވަރެއްގެ ކުށްކ</text:span><text:span text:style-name="T45">ުރުން ނުހުޓުވޭތީ ބަލާގަންނަންޖެހެއެވެ. އޭގެ ޙަރަދާއި އަދި ފައިސާދެއްކުމުގައި ހިމެނޭ އޮޅުންބޮޅުންތަށް މީހާހުރެގެން ނަގުދު ފައިސާއިން<text:s/></text:span><text:soft-page-break/><text:span text:style-name="T46">ހައްލުކުރެވުނަސް މުއާމަލާތީ ޗެނެލަކުން އިތުބާރުހިފޭ ފަރާތެއް މެދުވެރިއަކު ނެތި ހިންގޭނެ މެކޭނިޒަމްއެއް ނެތެވެ.</text:span></text:p>
      <text:p text:style-name="P47"/>
      <text:p text:style-name="P48"><text:span text:style-name="T49"><text:tab/></text:span><text:span text:style-name="T50">އަސްލު ބޭނު</text:span><text:span text:style-name="T51">ންވަނީ އިތުބާރުގެ ބަދަލުގައި ކްރިޕްޓޯގްރަފިކް ހެކި ބޭނުންކުރާ އިލެކްޓްރޯނިކް ޕޭމަންޓް ސިސްޓަމެކެވެ. އޭގެ ސަބަބުން އިތުބާރުހޯދަން ތިންވަނަ ފަރާތެއްބޭނުންވުމަކާނުލައި ސީދާ އެކަކު އަނެކަކާ މުއާމަލާތް ކުރެވޭނެއެވެ. ކޮމްޕިއުޓޭޝަނަލީ ޕްރެކްޓިކަލްގޮތެއްގައި ރިވާސ</text:span><text:span text:style-name="T52">ް ނުކުރުވޭ މުއާމަލާތްތަކުގެ ސަބަބުން ވިއްކާމީހުން ކުށްކުރާމިންގެކިބައިން ސަލާމާތްވެ، އަދި އަދައިގެ އެސްކުރޯ މެކޭނިޒަމްއެއް ގާއިމްކުރުމުން ވަރަށްފަސޭއިން ގަންނަމީހޭވެސް ރައްކާތެރިކޮށްދޭނެއެވެ. މިޕޭޕަރުގައި އަހަރުމެން މި ހުށަހަޅަނީ ޑަބަލް ސްޕެންޑިންގ މައްސަލ</text:span><text:span text:style-name="T53">ަ ހައްލުކުރުމަށް ޕިއަރ-ޓު-ޕިއަރ ޑިސްޓްރިބިއުޑެޓް ޓައިމްސްޓޭމްޕް ސާވައަކުން މުއާމަލާތުގެ ވަގުތުގެތަރުތީބުން ކޮމްޕިޓޭޝަނަލް ހެއްކެއް އުފައްދޭނެގޮތެވެ.</text:span></text:p>
      <text:list text:style-name="LFO3" text:continue-numbering="true">
        <text:list-item>
          <text:p text:style-name="P54"><text:span text:style-name="T55">މުއާމަލާތް</text:span></text:p>
        </text:list-item>
      </text:list>
      <text:p text:style-name="P56"><text:span text:style-name="T57">އަހަރުމެން އިލެޓްރޯނިކް ފައިސާފޮއްޗެއް )ކޮއިންއެއް( ކަމަށް ކަނޑައަޅަނީ ޑިޖިޓަލް ސިގްނޭޗަރު )ޑިޖި</text:span><text:span text:style-name="T58">ޓަލް( ސޮއި( ތައްގެ ޗޭނެކެވެ) ލިސްޓެކެވެ. ކޮންމެ ވެރިފަރާތަކުންވެސް ފައިސާފޮތި ޓްރާންސްފަރކުރަނީ އޭގެ ކުރީގެ މުއާމަލާތުގެ ހޭޝްއާއި ފައިސާ ލިބޭ ފަރާތުގެޕަބްލިކް ކީބޭނުންކޮށްގެން ޑިޖިޓަލީ ސޮއެކޮށް އަދި އެންމެ ފަހުގެ ފައިސާފޮށްޗަށް) ލިސްޓަށް( އިތުރުކޮށްގެނެވެ.</text:span><text:span text:style-name="T59"><text:s/>ފައިސާލިބޭމިހާ އޭގެ ޑިޖިޓަލް ސިގްނޭޗަރތައް )ޑިޖިޓަލް ސޮއިތަށް( ބޭނުންކޮށްގެ ޗޭނުގެ މިލްކުވެރިކަން ކަށަވަރުވޭނެއެވެ.<text:s/></text:span></text:p>
      <text:p text:style-name="P60"/>
      <text:p text:style-name="P61"><text:span text:style-name="T62">އެހެންނަމަވެސް ފައިސާލިބޭމީހާއަށް ކުރީގެ މިލްކުވެރިޔަކު ޑަބަލް-ސްޕެޑްކުރި )ކޮޕީއެއް އެހެންމީހަކަށް ފޮނުވި(ކަން ޔަގީން ކުރެވޭކަށް ނެތެވެ.<text:s/></text:span><text:span text:style-name="T63"><text:s/>މިކަމަށް އެއްމެ އާއްމު ހައްލަކީ އިތުބާރު ތިންވަނަ ބާރުވެރި ސެންޓްރަލް ފަރާތެއް ތައާރަފްކޮށް، ފައިސާޖަހާ އަދި ހިނގާ ކޮންމެ މުއާމަލާތެއް ޑަބަލްސްޕެންޑްކުރޭތޯ ޗެކްކުރުމެވެ. ކޮންމެ މުއާމަލާތަކަށްފަހު އާފައިސާފޮއްޗެއް ޖެހުމަށްޓަކައި ބޭނުންކުރެވުނު ފައިސާފޮތި އ</text:span><text:span text:style-name="T64">ަނބުރާ ލިބެންޖެހެއެވެ. އަދި ފައަސާފޮއްޗެއް ޑަބަލްސްޕެންޑް ނުކުރާކަމުގެ އިތުބާރާއި ޔަގީންކަން އޮންނާނީ ހަމައެކަނި ފައިސާޖެހިގޮތަށް ލިބޭނަމައެވެ. <text:s/>ވީމަ މިހައްލުގެ މައިގަނޑު މައްސަލައަކީ ފައިސާގެ ނިޒާމުގެ އިތުބާރު އެންމެފަރާތެއްކަމުގައިވާ ފައިސާޖަހާ ފަރާތަށް<text:s/></text:span><text:span text:style-name="T65">ބަރޯސަވެފަ އޮތުމާއި، ބެންކުތަކެކޭ އެއްފަދައިން ކޮންމެ މުއާމަލާތެއްވެސް އެފާރާތް މެދެވެކިކޮށް ހިނގުމެވެ.</text:span></text:p>
      <text:p text:style-name="P66"><text:span text:style-name="T67">ކުރީގެ އޯނަރުން )މިލްކުވެރިން( ޑަބަލް-ސްޕެންޑް ނުކުރާކަމުގެ ޔަގީންކަން ހޯދާނެގޮތެއް އަހަރުމެން ބޭނުންވެއެވެ. <text:s/>އަހަރުމެންގެ ބޭނުމަށް، ބަލަން ހަމައެކަނި ބ</text:span><text:span text:style-name="T68">ޭނުންވަނީ ކުރީގެ މުއާމަލާތްތަށް އެކަންޏެ، ފަހުގެ މުއާމަލާތްތަކަ އަހަރުމެން އެ އަހައްމިޔަތުކަމެއްނުދެމެވެ. މުއާމަލާތެއް މަދުވިކަން ބެލޭނެ ހަމައެކަނި ގޮތަކީ ހުރިހާ މުއާމަލާތްތަކަށް ހޭލުންތެރިވެތިބުމެވެ. ފައިސާޖަހާ މޮޑެލްގައި ފައިސާޖަހާފަރާތަށް ހުރިހާ މުއާމަލ</text:span><text:span text:style-name="T69">ާތެއް އެނގެއެވެ، އަދި ހިނގާ ދިޔަ ތަރުތީބުވެސް އެނގެއެވެ. އިތުބާރުކުރެވޭ ފަރާތެއް ނުލައި މިކަން ހާސިލްކުރުމަށްޓައި، މުއާމަލާތްތަށް އެންމެނަށްވެސް އިއުލާން ކުރެވެންޖެހެއެވެ، އަދި އެއާ ތަރުތީބުން އޮންނަ އެންމެން ބައިވެރިވާ އެއްބަސްވާ އެއް ތާރީހް/ރެކޯޑް އޮންނާ</text:span><text:span text:style-name="T70">ނެ ނިޒާމެއް އޮންނަންޖެއެވެ. ކޮންމެ މުއާމަލާތެއްވެސް ކުރެވޭ ވަގުތު <text:s text:c="2"/>ފައިސާލިބޭމީހާއަކީ އެފައިސާފޮތި އެންމެ ފުރަތަމަ ލިބުނު މީހާކަން ނޯޑްތަކުގެ މެޖޯރިޓީ) ބައިވެރިންގެ މެޖޯރިޓީން( އެއްބަސްވާކަން ( އެގްރީވާކަން ) ފައިސާލިބޭ މީހާއަށް ޔަގީންވާންޖެހެއެވެ.<text:s/></text:span></text:p>
      <text:list text:style-name="LFO3" text:continue-numbering="true">
        <text:list-item>
          <text:p text:style-name="P71"><text:span text:style-name="T72">ޓައިމ</text:span><text:span text:style-name="T73">ް ސާވަރ</text:span></text:p>
        </text:list-item>
      </text:list>
      <text:p text:style-name="P74"><text:span text:style-name="T75">އަހަރުމެން މިހުށަހަޅާ ހައްލުގައި ޓައިމް ސާރވައެއް ބޭނުންވެއެވެ. ޓައިމް ސާވަރ މަސައްކަތްކުރާގޮތަކީ އައިޓަމްތަކެއްގެ ބޮލްކެއްގެ ހޭޝް ޓައިމްޕްސްޓޭމްޕްކުރުމަށްފަހު )ވަގުތުގެ ސިއްކައެއްޖެހުމަށްފަހު( އެ އެންމެނަށްފެންނާނެހެން ނޫހެއްގައި ނުވަތަ ނިއުސްނެޓް</text:span><text:span text:style-name="T76">ގައި ހުންނާނެން އިއުލާނުކުރުމެވެ. <text:s/>ޓައިމްސްޓޭންޕުން ހޭޝްކުރުމަށްޓަކައި އެޑޭޓާ ޔަގީނުންވެސް އެވަގުތެއްގައި ހުރިކަން ހެކިކޮށްދެއެވެ. ކޮންމެ ޓައިމްސްޓޭންޕެއްގައިވެސް އޭގެ ކުރީގެ ޓައިމްސްޓޭންޕުގެހޭޝް ހުރުމުގެ ސަބަބުން ޗޭނެއް އުފެދި އިތުރުވާކޮންމެ ޓައިމްސްޓޭމްޕ</text:span><text:span text:style-name="T77">ަކާއެކު އޭގެކުރީގެ ޓައިމްސްޓޭމްޕްތަކަށް އިރުބާރަކަށެވެއެވެ..<text:s/></text:span></text:p>
      <text:p text:style-name="P78"/>
      <text:list text:style-name="LFO3" text:continue-numbering="true">
        <text:list-item>
          <text:p text:style-name="P79"><text:span text:style-name="T80">ޕްރޫފް-އޮފް-ވޯކް</text:span></text:p>
        </text:list-item>
      </text:list>
      <text:p text:style-name="P81"><text:span text:style-name="T82">ޑިސްޓްރިބިއުޓެޑް ޓައިމް ސާވަރއެއް ޕިއަރ-ޓު-ޕިއަރ އުސޫލުން އަހަރުމެން ގާއިމްކުރުމަށްޓަކައި ނޫހެއް ނުވަތަ ނިއުސްނެޓް ޕޯސްޓްތަކެއްގެ</text:span><text:span text:style-name="T83"> <text:s/></text:span><text:span text:style-name="T84">ބޭނުންކުރުމުގެ ބަދަލުގައި އެޑަމްބެކްގެ ހޭޝްކޭ</text:span><text:span text:style-name="T85">ޝް<text:s/></text:span><text:span text:style-name="T86">]</text:span><text:span text:style-name="T87">1</text:span><text:span text:style-name="T88">[</text:span><text:span text:style-name="T89"><text:s/>ފަދަ ޕްރޫފް-އޮފް-ވޯކް ނިޒާމެއް ބޭނުކުރަންޖެހެއެވެ. ޕްރޫފް-އޮފް-ވޯކްގައި ހިނެނޭނީ ނަންބަރެއ ހޯދުމަށް ސްކޭނުކުރުމެވެ، އެއަދަކީ އެ ޝާ256 ފަދަހޭޝްކުރުކުމަކުން އަންނަ ހޭޝްފެށޭނީ ވަކިއަދަދެއްގެ ސުންތަކަކުންނެވެ. އެވެރޭޖްކޮށް މަސައްކަތަށް ބޭނުންވާ ވަގުތަކީ</text:span><text:span text:style-name="T90"><text:s/>ހޭޝް ސުންބިޓްގެ އަދަދުގެ އެކްޕޯނަންޝަލްގުނަ ވަގުތެކެވެ އަދި ހޭޝްގެ ސައްހަކަން ޔަގީންކުރަންބޭނުން ވަނީ އެންމެ ހޭޝެކުރާށެވެެ.</text:span></text:p>
      <text:p text:style-name="P91"><text:span text:style-name="T92">އަހަރުމެންގެ ޓައިމްސްޓޭމްޕް ސާވަރއަށް ޕްރޫފް-އޮފް-ވޯކް ގާއިމްކުރުމްކުރަނީ ކޮންމެ ބްލޮކެއްގައި ނޮންސްއެއްލައި ބޭނުންވާ މިންވަރަށް ސު</text:span><text:span text:style-name="T93">މެއް ހޭޝްއަށް އައިސް ސައްހަ ހޭޝްއެއް ފެންނަންދެން އިތުރުކުރަމުންގޮހެވެ. ސީޕީޔޫގެ މަސައްކަތް އިތުރުވެ ޕްރޫފް-އޮފް-ވޯކް ދެމެހެއްޓުމުން ޕްރޫފް-އޮފް-ވޯކް އަލުން ނުކޮށެއް ބްލޮކެއް ބަދަލެއް ނުކުރެވޭނެއެވެ. އަދި ފަހުން ޗޭނަށް އިތުރު ބްލޮކްތަށް އެއްކުރުމުން ބްލޮކެ</text:span><text:span text:style-name="T94">އް ބަދަލުކުރެވޭނީ އެެއެއްކުރި އެހުރިހާ ބްލޮކްތަކުގެ ޕްރޫ-އޮފް-ވޯކްގެ މަސައްކަތް އަލުން ކޮށްގެންނެވެ.<text:s/></text:span></text:p>
      <text:p text:style-name="P95"><text:span text:style-name="T96">ޕްރޫ-އޮފް-ވޯކްގެ ސަބަބުން ގޮތް ނިންމުމުގައި މެޖޯރިޓީ ތަމްސީލުކުރުމުގެ މައްސަލަވެސް ހައްލުވެގެން ދެއެވެ.  މެޖޯރިޓީ ތަމްސީލުކުރުމުގައި އެއް-އައިޕީ-އަކީ-އެއް</text:span><text:span text:style-name="T97">ވޯޓު ކަމުގައި އުސޫލު ގެންގުޅެފިނަމަ ބައިވަރު އައިޕީތަކެއް ހޯދޭފަރާތަކަށް އެއަނބުރާލެވޭނެއެވެ. ޕްރޫފް-އޮފް-ވޯކްއަކީ ހަގީގަތުގައި އެއް-ސީޕީޔޫ-އެއް-ވޯޓެވެ. އެންމެ ގިނަ ޕްރޫފް-އޮފް-ވޯކްގެ މަސައްކަތް އިންވެސްޓް ކުރެވިފައިވާތީ މެޖޯރިޓީ ތަމްސީލު ކުރާނީ އެންމެ ދިގ</text:span><text:span text:style-name="T98">ު ޗޭނުންނެވެ. މެޖޯރިޓީއަކީ ތެދުވެރި ނޯޑުތަކެއްކަމަށްވަނީ ނަމަ، އަދި ވާދަކުރާ އެހެން ޗޭނުތަށް ފަހަނައަޅައި، އެންމެ ބާރަށް ދިގުވާނީ ތެދުވެރި ޗޭނެވެ. ހަމަލާދޭ މީހަކު ކުރީގެ ބްލޮކެއް ބަދަލުކުރަން ބޭނުންނަމަ އެބްލޮކާއި އެބްލޮކުގެ ފަހުންއައި ހުރިހާ ބްލޮކެއްގެ ޕް</text:span><text:span text:style-name="T99">ރޫފް-އޮފް-ވޯކް މަސައްކަތް ކޮށް އަދި ތެދުވެރި ހުރިހާ ނޯޑެއްގެ މަސައްކަތައްވުރެ އިތުރަށްކޮށް ފަހަނައަޅައިދާންޖެހެއެވެ. ލަސްލަހުން ހަމަލާދޭވޭމީހަކަށް ފަހުން ބްލޮކުތަށް އެއްކުރެވޭވަރަކުން އަތުލައިގަތުމުގެ ޕްރޮބަަލިޓީ</text:span><text:span text:style-name="T100"> </text:span><text:span text:style-name="T101"><text:s/>އެސްޕޯނަޝަލްގުނަ ދަށްވާކަން އަހަރުމެން ފަހ</text:span><text:span text:style-name="T102">ުން ދައްކަދޭނަމެވެ.</text:span></text:p>
      <text:p text:style-name="P103"><text:span text:style-name="T104">ވަގުތާ އެއްގޮތަށް ނޯޑްތަކުގެ ޝައުގުވެރިކަމާއި ހާޑްވެއަރ ސްޕީޑަށް އަންނަ ތަފާތު ބަދަލާއި ހަމަކުރުމުގެ ގޮތަުން ޕްރޫފް-އޮފް-ވޯކްގެ އުނދަގޫމިންވަރު ކަނޑައަޅާނީ މޫވިންގ އެވަރޭޖް ޓާކެއްކަމަށް</text:span><text:span text:style-name="T105"> </text:span><text:span text:style-name="T106"><text:s/>އެވަރޭޖްކޮށް ގަޑިއަކަށް ބްލޮކްއުފެދޭ</text:span><text:span text:style-name="T107"> </text:span><text:span text:style-name="T108"><text:s/></text:span><text:span text:style-name="T109">ބްލޮކުގެ އަދަދުންނެވެ. ބޮލޮކްމާ އަވަހަށް އުފެދޭނަމަ އުނދަގޫމިންވަރު އިތުރވާނެއެވެ.</text:span></text:p>
      <text:p text:style-name="P110"/>
      <text:list text:style-name="LFO3" text:continue-numbering="true">
        <text:list-item>
          <text:p text:style-name="P111"><text:span text:style-name="T112">ނެޓްވޯކް )ވިއުގަ(</text:span></text:p>
        </text:list-item>
      </text:list>
      <text:p text:style-name="P113"><text:span text:style-name="T114">ނެޓްވޯކް ހިންގުމަށްޓަކައި އަނަނިވި ފިޔަވަޅުތައް އަޅަންޖެހޭނެއެވެ.</text:span></text:p>
      <text:list text:style-name="LFO4" text:continue-numbering="true">
        <text:list-item>
          <text:p text:style-name="P115"><text:span text:style-name="T116">ކޮންމެ އާ މުއާމަލާތެއްވެސް އެންމެނަށް ހުރިހާނޯޑަކަށް (އިއުލާންކުރުން) ބްރޯޑް</text:span><text:span text:style-name="T117">ކާސްޓްކުރުވެންޖެހޭނެއެވެ.</text:span></text:p>
        </text:list-item>
        <text:list-item>
          <text:p text:style-name="P118"><text:span text:style-name="T119">ކޮންމެ ނޯޑަކުންވެސް އާ މުއާމަލާތް ބްލޮކަކަށް އެއްކުރުން</text:span></text:p>
        </text:list-item>
        <text:list-item>
          <text:p text:style-name="P120"><text:span text:style-name="T121">ކޮންމެ ނޯޑަކުންވެސް އެބްލޮކަށް ޕްރޫފް-އޮފް-ވޯކް ހޯދުމުގެ އުނދަގޫ މަސައްކަތްކުރުން</text:span></text:p>
        </text:list-item>
        <text:list-item>
          <text:p text:style-name="P122"><text:span text:style-name="T123">ޕްރޫފް-އޮފް-ވޯކް ހަމަ ފެނުމާއެކު، އެހެން ހުރިހާ ނޯޑުތަކަށް އަންގުމަށް<text:s/></text:span><text:span text:style-name="T124">އިއުލާންކުރުން.</text:span></text:p>
        </text:list-item>
        <text:list-item>
          <text:p text:style-name="P125"><text:span text:style-name="T126">ނޯޑުތަކުން ބްލޮކް ސައްހަ އެއްޗެއްގެގޮތުގައި ހަމައެކަނި ބަލާގަންނާނީ އޭގަ ހުރި ހުރިހާ މުއާމަލަތްތަކަކީ ސައްހައެއްޗެހިކަމަށްވެފައި އެ އަދި ޙަރަދުކޮނުއްހުރިކަމުގައިވާނަމައެވެ.</text:span></text:p>
        </text:list-item>
        <text:list-item>
          <text:p text:style-name="P127"><text:span text:style-name="T128">ނޯޑުތަކުން އެބްލޮކް ބަލައިގަތުމަކީ އެބްލޮކްގެ ހޭޝްބޭނުންކޮށް ދެންޖެ</text:span><text:span text:style-name="T129">ހިގެންއަންނަ ބްލޮކު ހޯދަން މަސއްކަތްފެށުމެވެ.</text:span></text:p>
        </text:list-item>
      </text:list>
      <text:p text:style-name="P130"><text:span text:style-name="T131">އަބަދުވެސް ނޯޑުތަކުން ސައްހަ ޗޭނުކަމަށް ބަލާނީ އެންމެ ދިގު ޗޭނެވެ، އަދި އެދިގުކުރުމެ މައްސަކަތްކުރާނެއެވެ. <text:s/>ދެނޯޑަކުން އެއްވަގުތެއްގައި ޖެހިގެންއަންނަ ބްލޮކް ގެ ދެވާޝަނެއް ހޯދައި އިއުލާންކޮއްފިނަމަ އެކިނޯޑްތަކަ</text:span><text:span text:style-name="T132">ށް އެންމެ ފުރަތަމަ ލިބޭ ބްލޮކު ތަފާތުވާނެއެވެ.. އެހާލަތުގައި އެނޯޑްތަކުން މަސައްކަތްކުރާނީ އެންމެ ފުރަތަމަ ލިބުނު ބްލޮކުގެ މައްޗަށްވެ، އަދި އަނެއް ބޮލޮކު ރައްކާކޮށްފައިބާއްވާނީ އެގޮފި ދިގުވެއްޖެހާލެއްގައި އެބޭނުންކުރުމަށްވެ. ދެންޖެހިގެން އަންނަ ބްލޮކެއް ފެ</text:span><text:span text:style-name="T133">ނުމުން ކޮންމެވެސްއެއްގޮފި އަނެއްގޮތްޕެއްވުރެ ދިގުވުމުން މޮޅުވި ގޮފި އެނގޭނެއެވެ، އަދި މޮޅުނުވާގޮފީގަ މަސައްކަތް ކުރަމުދިޔަ އެންމެ ދިގުގޮތްޕަށް ބަދަލުވާނެއެވެ.</text:span></text:p>
      <text:p text:style-name="P134"><text:span text:style-name="T135">ބްރޯޑްކާސްކުރެވޭ ކޮންމެ އާ މުއާމަލާތެއް ހުރިހާ ނޯޑަކަށް ކޮންމެހެން ފޯރާކަށް ނުޖެހެއެވެ. ވީހާވެސް<text:s/></text:span><text:span text:style-name="T136">ގިނަ ނޯޑްތަކަށް އެ ފޯރައިފިނަމަ މާގިނަ އިރުތަކެއްނުވަނީސް އެމުއާމަލާތް ކޮންމެވެސް ބްލޮކަކަށް ލެވޭނެއެވެ. ބްލޮކް ބްރޯޑްކާސްޓް ކުރާއިރުނުފޯރި ގެއްލިގެންދިޔުމުށްވެސް ނެޓްވޯކް ތައްޔާރެވެ. ނޯޑަކަށް ބްލޮކެއްނުލި ޖެހިގެންއަންނަ ބްލޮކު ލިބިއްގެ ހިނދެއްގައި ކުރީގެ<text:s/></text:span><text:span text:style-name="T137">ބްލޮކު ފޮނުމަށް އެދޭނެއެވެ.</text:span></text:p>
      <text:list text:style-name="LFO3" text:continue-numbering="true">
        <text:list-item>
          <text:p text:style-name="P138"><text:span text:style-name="T139">އިނާޔަތް</text:span></text:p>
        </text:list-item>
      </text:list>
      <text:p text:style-name="P140"><text:span text:style-name="T141">އުސޫލެއްގެގޮތުން ކޮންމެ ބްލޮކެއްގެވެސް ފުރަތަމަ މުއާމަލާތަކީ ހާއްޞަ މުއާމަލާތެކެވެ، އެއީ ބްލޮކް އުފައްދާމިހާ އައުފައިސާފޮއްޗެއް އުފައްދާ މުއާމަލާތެވެ. މީގެ ސަބަބުން ނޯޑްތަކަށް ވިއުގާގައި ބައިވެރިވުމަށް ބާރުއަޅުވައިދީ، ފ</text:span><text:span text:style-name="T142">ައިސާދޫކުރ މަރުކަޒީ ފަރާތެއްތަސް ފުރަތަމަކޮޅު ފައިސާފޮތި ދައުރުކުރެވޭނެގޮތްވެދެއެވެ.. މެދުކެނޑުމެއްނެތި އެއްވާމަކަށް ފައިސާފޮތި އޮފެދުން ވައްތަރީ ރަންކޮކންނަމީހުން ދައުރުވާ ރަން އިތުރުކުރުމަށްޓަކައި ރަންކޮނުމަށް ވަސީލަތް އިތުރުކުން ފަދަކަމަކާއެވެ.. އަހަރުމ</text:span><text:span text:style-name="T143">ެންގެ މިހާލަތުގައި އިތުރުވާނީ ސީޕީޔޫ ވަގުތާއި ކަރަންޓެވެ.</text:span></text:p>
      <text:p text:style-name="P144"><text:span text:style-name="T145">އިނާޔެއްތެއްގެގޮތުގައި ލާރިއެއްކުރުމަށް މުއާމަލާތީ ފީއެއްވެސް ނެގިދާނެއެވެ. މުއާމަލާތުގެ ލިބޭއަދަދެއެއްވުރެ ފޮނުވާއަދަދު ބޮޑުނަމަ ފަރަގަކީ އެމުއާމަލާތް ހިމެނޭ ބްލޮކްގެ އިނާޔަތުގައި ލިބޭ މުއާމަލާތީ ފ</text:span><text:span text:style-name="T146">ީއެވެ. ވަކީންކުރީންކަނޑައެޅިފައިވާ އަދަދެއްގެ ފައިސާފޮތި ދައުރުވާންފެށުމުން ހުރިހާ އިނާޔަތެއް މުއާމަލާތީފީއަށް ބަރޯސާވެވި، އިންފްލޭޝަނުން މުޅިން ސަލާމަތްވެވިދާނެއެވެ.</text:span></text:p>
      <text:p text:style-name="P147"><text:span text:style-name="T148">އިނާޔަތުގެ ސަބަބުން ނޯޑްތަކަށް އިހްލާސްތެރިކަންމަތީ ތިބުމަށް ބާރުއަޅާނެއެވެ. <text:s/>ހަމަލާދޭ ދަ</text:span><text:span text:style-name="T149">ހި މީހަކު ތެދުވެރި ހުރިހާ ނޯޑްތަކަށްވުރެ ބާރުގަދަ ސީޕީޔޫތަކެއްގެ ބާރު ބޭނުންކޮށްގެން އޮންނާނެ ގޮތަކީ މީހުންނަށް މަކަރުހެދުމަށް މީހުންގެ ފައިސާތަށް ވަގަށްނެގުން ނޫނީ އާ ފައިސާފޮތިޖެހުމުވެ. ނިޒާމު ހަލާކުކޮށްލާ އޭނާގެ އަމިއްލަ މުދަލުގެ އަގުނަގާލުމެއްވުރެ، އޮނ</text:span><text:span text:style-name="T150">ްނައުސޫލުންކަންކޮށް އެންމެނަށްވުރެގިނަ ފައިސާހޯދުންމަކީ އެނާއަށް އެންމެ ފައިދާހުރިގޮތްކަމަށްވުމުން އެގޮތަށްކަންކުރަން މަޖުބޫރުވާނެއެވެ..</text:span></text:p>
      <text:list text:style-name="LFO3" text:continue-numbering="true">
        <text:list-item>
          <text:p text:style-name="P151"><text:span text:style-name="T152"><text:s/></text:span><text:span text:style-name="T153">ޑިސްކް ސްޓޯރޭޖް )ޑިސްކް ޖާގަ( އަނބުރާހުސްކުރުން</text:span></text:p>
        </text:list-item>
      </text:list>
      <text:p text:style-name="P154"><text:span text:style-name="T155">ފައިސާފޮއްޗެއްގެ އެންމެ ފަހުގެ މުއާމަލާތް އެކަށީގެންވާ މިންވަރަކަށް ބް</text:span><text:span text:style-name="T156">ލޮކްތަކުގެ އަޑިގައި ވަޅުގެހުމުން އޭގެ ކުރިން ޙަރަދުކުރެވިފައިވާ މުއާއްމަލާތްތަށް ޑިސްކުގެ ޖާގަ ސަލާމަތްކުރުމުގެ ގޮތުން ނައްތާލެވިދާނެއެވެ. ބްލޮކެއްގެ ހޭޝް ހަލާކުނުކޮށް މިކަން މަގުފަހިކުރުމަށްޓަކައި މުއާމަލާތްތަށް މެރެކަލްޓްރީ އަކަށް ހޭޝްކުރުމަށް، ބްލޮކްހޭޝ</text:span><text:span text:style-name="T157">ްގައި ބޭނުންކުރާނީ ހަމައެކަނި މުލުމުއާމަލާތެވެ. ގަހުގެ ގޮފިތަށް ވަކިކޮށްގެން ކުރީގެ ބްލޮކުތަށް ކުޑަޖާގައަކަށް ގެންނެވިދާނޭއެވެ. އެތެރޭގަ ހޭޝްތަށް ކޮންމެގެ ގުދަންކުރާކަށް ނުޖެހޭނެއެވެ.</text:span></text:p>
      <text:p text:style-name="P158"><text:span text:style-name="T159">ބްލޮކުގެ ހެޑަރ ނުލައި ހުންނަނީ 80 ބައިޓް ވަރެވެ.. އަހަރުމެން ކޮންމެ 10 މ</text:span><text:span text:style-name="T160">ިނެޓަކަށް ބްލޮކެއް އުފެދޭނަކަމަށް ބަލައިފިނަމަ އަހަރުކަށްވާނީ 80 ބައިޓް *6*24*365=4.2 އެމް.ބީ އެވެ. މިހާރު، 2008ގައި އަދައިގެ ކޮމްޕިއުޓަރެއްގައި 2ޖީބީ ރެމް ހުރެފައި އަދި މޫސް ލޯ ބުނާގޮތުން އަހަރކު 12.ޖީބީ އިތުރުވަމުންދާ ނަމަ ބްލޮކް ހެޑަ މެމޮރީގައި ރައްކާކު</text:span><text:span text:style-name="T161">ރަންޖެހުނަސް އެއީމާބޮޑުކަމަކަށް ނުވާނެއެވެ.</text:span></text:p>
      <text:list text:style-name="LFO3" text:continue-numbering="true">
        <text:list-item>
          <text:p text:style-name="P162"><text:span text:style-name="T163">ފައިސާދެއްކިކަން ފަސޭހަކަމާއެކު ޔަގީންކުރުން</text:span></text:p>
        </text:list-item>
      </text:list>
      <text:p text:style-name="P164"><text:span text:style-name="T165"><text:s/></text:span><text:span text:style-name="T166">ނެޓްވޯކްގައި ފުލް ނޯޑަކަށް ނުވެވެސް ފައިސާދެއްކިކަން ޔަގީންކުރެވިދާނެއެވެ. ބައިވެރިޔަކު މިކަމަށް ހަމައެކަނި ބޭނުންވާނީ އެންމެ ބޮޑު ޕްރޫފްއޮފްވޯކެއް<text:s/></text:span><text:span text:style-name="T167">ކުރެވުނުކަމަށްބެލެވޭ ޗޭނުގެ، އެންމެ ދިގު ޗޭނުކަމަށް ގަބޫލުކުރެވެންދެން އެހޯދުމަށް ނެޓްވޯކް ނޯޑްތަކުގައި އެދި ހޯދުމަށްފަހު، ބްލޮކްތަކުގެ ހެޑަތަކުގެ ކޮޕީއާއި މުއާމަލާތުގެ ޓައިމްސްޓޭންޕްހިމެނޭ ބްލޮކުގެ މެރަކަލްޓްރީގެ ގޮއްޕެވެ. އޭނާއަށް އެމިއްލައަށް އެމުއާމަލާ</text:span><text:span text:style-name="T168">ތެއް ނުބެލޭނެއެވެ، އެހެނަސް އެމުއަމަލާތް ޗޭނާގުޅިފަ ހުރިހިސާބު އެނގުމުން ނެޓްވޯކްގެ އެހެންނޯޑުތަކުން އެމުއާމަލާތް ބަލާގަންފިކަން ޔަގީންކުރުވޭނެއެވެ.</text:span></text:p>
      <text:p text:style-name="P169"/>
      <text:p text:style-name="P170"><text:span text:style-name="T171">ގިނަ ތެދުވެރި ނޯޑްތަކަކަން ނެޓްވޯކް ކޮންޓްރޯލް ކުރާހާ ހިނދަކު މިގޮތައް ޔަގީންކަން އިތުބާރާއެކު ގާއިމްކުރުވ</text:span><text:span text:style-name="T172">ޭނެއެވެ، އެހެނަސް ހަމަލާދޭބަޔަކު ބާރުގަދަވެއްޖެނަމަ ޔަގީންކުރުން ނާޒުކުވާނެއެވެ. <text:s/>ކޮންމެ ނޯޑަކަށްވެސް މުއާމަލާތުގެ ސައްހަކަން އަމިއްލަޔަށް ޔަގީންކުރުވުނަސް <text:s/>، ނެޓްވޯގައި އެހެން އެންމެނަށްވުރެ ބާރުގަދަކޮށް ހިފެހެއްޓޭހާ ހިނދަކުހަމަލާދޭމީހކަށް މުއާމަލާއް އޮޅު</text:span><text:span text:style-name="T173">ވާލުމުގެ ބާރު، އޮންނެއެވެ. މިކަން ހައްލުކުރުމަށް ބޭނުންކުރެވިދާނެ އެއް ސްޓްރެޖީއަކީ (ހައްލަކީ، އުކުޅަކީ) ނެޓްވޯގެ އެހެން ނޯޑުތަކުން ސައްހަނޫން ބްލޮކެއްފެނުމުން ފޮނުވާ މެސެޖްތަކަށް ހުށިޔާރުވެ، <text:s/>ޔޫސަރ ބޭނުންކުރާ ސޮފްޓްވެއާއިން އެލާޓްވި މުއާމަލާތުގެ މުޅި ބްލޮ</text:span><text:span text:style-name="T174">ކްއެއްކޮށް ޑައުންލޯޑްކޮށް ހަމަނުޖެހުމެއް އުޅޭތޯ ޔަގީންކުރުމެވެ.<text:s/></text:span><text:span text:style-name="T175">ގިނަގިނައިން އަވަސް އަވަހަށް ފައިސާބަލާގަން ފަރާތްތަކުން ޔަގީންކުރުން އަވަސްކުރުމުގެގޮތުންނާއި މިނިވަންކަމާއި ރައްކާތެރިވުމުގެގޮތުން އަމިއްލަ ނޯޑެއް ހިންގުމަށް ބޭނުންވުމަކީ އެކަށީގެންވާކަމެކ</text:span><text:span text:style-name="T176">ެވެ.</text:span></text:p>
      <text:list text:style-name="LFO3" text:continue-numbering="true">
        <text:list-item>
          <text:p text:style-name="P177"><text:s/>އަދަދު ބައިކުރުމާއި އެއްކުރުން</text:p>
        </text:list-item>
      </text:list>
      <text:p text:style-name="P178"><text:span text:style-name="T179">ކޮ</text:span><text:span text:style-name="T180">ންމެ ފައިސާފޮއްޗެއްވެސް ވަކިވަކިން ހެންޑްލު ކުރުވެ</text:span><text:span text:style-name="T181">މުގެ ފުރުސަތުއޮތްކަމުގައި ވިޔަސް</text:span><text:span text:style-name="T182"><text:s/></text:span><text:span text:style-name="T183">ކޮންމެވަކިލާރިޔަކީވެސް ވަކިވަކި މުއާމަލާތެއް ފޮނުވައިގެން</text:span><text:span text:style-name="T184">އެ</text:span><text:span text:style-name="T185">ކަ</text:span><text:span text:style-name="T186">ންކުރުމަކީ<text:s/></text:span><text:span text:style-name="T187">އެންމފެ ފަސޭހަގޮތެއް</text:span><text:span text:style-name="T188">ނޫނެވެ.</text:span><text:span text:style-name="T189">.<text:s/></text:span><text:span text:style-name="T190"><text:s/>އެކި އަދަދައެއްކޮށް އަދިވަކިކުރުމަށް މަގުފަހިކުރުމުގެ ގޮތުން ކޮންމެ މުއާމަލާތެއްގައި އެތައް އިންޕުޓަކާއި (ފޮނުވާފަރާތްތަކާއި) އައުޓްޕުޓެއް )ލިބޭފަރާތްތަކެއް( ވެއެވެ. <text:s/>އާއްމުކޮށް ހުންނާނީ ކުރީގެ ބޮޑުމުއާމަލާތަކުން އައި އެއް އިންޕުޓް</text:span><text:span text:style-name="T191"><text:s/>ނުވަތަ ބައިވަރު ކުދިކުދި އަދަދުގެ މުއާމަލާތްތަކުންއައި <text:s/>އިންޕުޓްތަކަކެއް އަދި އެންމެ ގިނަވެގެން ދެ އައުޓްޕުޓެވެ، އެއީ ފައިސާދެއްކުމަށް ފޮނުވާ އައުޓްޕުޓާއި ބަކީއެއްވާނަ އެބާކީ ފޮނުވިފަރާތައް އަނބުރާ ފޮނުވާ އައުޓްޕުޓެވެ.<text:s/></text:span></text:p>
      <text:p text:style-name="P192"/>
      <text:p text:style-name="P193">ފާހަގަކޮށްލަން ޖެހޭއެއްކަމަކީ އެއްމުއާމަލާތި ބަރޯސާވާ އެތައްމުއާމަލާތެއްވުމާއި<text:s/>އަދި<text:s/>އެތައް މުއާމަލާތްތަކަކަށް ބަރޯސާވާ އެއްމުއާމަލާތެއްވުމަކީ މިތާނގައި މައްސަލެއްނޫނެވެ. މުއާމަލާތެއްގެ ހިސްޓްރީ (ތާރީހް) މުޅިންވަކިވަކީ އޮންނަން ބޭނުންވާ ހާލަތެއް ނާންނާނެއެވެ.</text:p>
      <text:list text:style-name="LFO3" text:continue-numbering="true">
        <text:list-item>
          <text:p text:style-name="P194">ޕްރައިވެސީ (ފަރުދީއައުރަ، ފަރުދުންގެ މައުލޫމާތު ރައްކާކުރުން)ސ</text:p>
        </text:list-item>
      </text:list>
      <text:p text:style-name="P195">ޒަމާންވީ ބޭންކު<text:s/>މޮޑެލްތަކުގައި އަމިއްލަފަރުދުންގެ މައުލޫމާތު ރައްކާތެރިކަން ހޯދަނީ<text:s/>ހަމައެކަނި<text:s/>އެމައުލޫމާތާއި ބެހޭފަރާއްތަކާއި<text:s/>އިތުބާރު ހިފޭފަރާތްތަކަގ<text:s/>ފިޔަވާ އެހެން ބަޔަކަށް ނުފެންނަގޮތްހަދައިގެނެވެ.<text:s/><text:s/>ކޮންމެހެން ކުރަންޖެހޭކަމަކަށްވާތީ، މުއާއްމަލާތްތައް އެންމެނަށް ފެންނަހެން އިއުލާންކުރުން މިކަމުގައި ނުހިމެނެވެ.<text:s/>އެކަމަކު ފަރުދީ މައުލޫމާތުގެ ރައްކާތެރިކަން <text:s/>ހިފަހަށްޓަނީ އެހެންދިމާލަކަށް އިތުރު މައުލޫމާތެއް ނުދާނެހެންހަދާގެންނެވެ، އެކަންކުރާގޮތަކީ ޕަބްލިކް ކީ އަކީ ކާކުގެ އެއްޗެއްކަން ފޮރުވުވެ (ނޭންގުމެވެ.). ކޮންމެވެސް މީހަކު ކޮންމެވެސް އެހެންމީހަކަށް ވަކި އަދަދެއްހިމެނޭ މުއާމަލާތެއްކުރާކަން އެންމެނަށްވެސް ފެންނާނެވެ، އެކަމަ<text:s/>އެއީ އެއްވެސްމީހެއްގެ މައުލޫމާތު އެމުއާމުއާމަލާތަކީ ގުޅުމެއް ނެތިއެވެ. <text:s/>މިކަން ސްޓޮކް އެކްސްޗޭންޖްތަކުގައި މައުލޫމާތު ހިއްސާކުރެވޭ މިންވަރާ އެއްގޮތެވެ، އެއީ އޭގައިވެސް ވަކިވިޔަފާރިމުއާމަލާތްތެއްގެ ވަގުތާއި މިންވަރުގެ “ޓޭޕު” އެންމެނަށް އެނގުނަސް<text:s/>އޭގައިބައިވެރިވީ ކޮންބައެއްކަމެއް ނުބުނެދޭތީއެވެ.</text:p>
      <text:p text:style-name="P196">މުއާމަލާތް އޭގެ<text:s/>މިލްކުވެރިކަން<text:s/>ކޮމަން (އެއް) ފަރާތަކާ<text:s/>(ވެރިފަރާތައިގުޅުވުންމުން)<text:s/>ދުރުކުރުމުގެ<text:s/>އިތުރު ފަޔަރވޯލް )ރައްކާތެރިކަމެއްގެ( ގޮތުން<text:s/><text:s/>ކޮންމެ މުއާމަލާތަކަށް އާ ކީޕެއަރއެއް (ތަޅުދަނޑި ޖޯޑެއް( ބޭނުންކުރަންވާނެއެވެ.<text:s/>އެއްމުއާމަލާތެއްގައި ބައިވަރު އިންޕުޓް އެކުލެވިގެންވެ އެހުރިހާ އިންޕުޓެގެވެސް ވެރިފަރާތަކީ އެކަކަން އެނގެން އޮތުމުން<text:s/>އަދިވެސް ނުވެނުދާނެ ބައެއް ގުޅުވުންތައް ހުންނާނެއެވެ.<text:s/>އެމުއާމަލާތުގެ ކީ (ތަޅުދަނޑީގެ) އޯނަރަކީ ކާކުކަން އެނގިއްޖެނަމަ އެއާ ގުޅުވައިގެން އެމީހަކަށް ނިސްބަތްވާ<text:s/>ދެންހުރި އެހެން<text:s/>މުއާމަލާތްތަށް އެނގުމުގެ<text:s/>ރިސްކު<text:s/>އެބައޮތެވެ.<text:s/></text:p>
      <text:list text:style-name="LFO3" text:continue-numbering="true">
        <text:list-item>
          <text:p text:style-name="P197">ކަލްކިއުލޭޓްކުރުން )ހިސާބުޖެހުން)ސ</text:p>
        </text:list-item>
      </text:list>
      <text:p text:style-name="P198">އަހަރުމެން<text:s/>އަޅާލަން/ބަލަން/ދިރާސާ ކުރަން ބޭނުން މަންޒަރަކީ/ހާލަތަކީ ހަމަލާދޭމީހަކަ ތެދުވެރި ޗޭނެއްވުރެ އަވަހަށް އެހެންޗޭނެއް އުފައްދަމަން މަސައްކަތްކުރާ ހާލަތެވެ. އެހެން އެކަން ކާމިޔާބުކުރެވުނު ކަމުގައިވިޔަސް، މުޅިނިޒާމް ގޮއްނޭގޭ ބަދަލުތަކެއްގެ ތެރެއަށް އެއައްލަނުލައެވެއ/ނު ހުށަހަޅައެވެ. އެއީ ހަމަލާދޭމީހަކަށްވެސް ހަމަ ނެތުމުގެތެރެއިން އަދަދުޖަހާގެން<text:s/>ފައިސާ ނެހެދުމުގެ އިތުރުން އޭނާއަށް ނިސްބަތްނުވާ <text:s/>ފައިސާއެއް ނުނެގޭނެތީއެވެ. . ނޯޑުތަކުން ސައްހަނޫން މުއާމަލާތެއް ގަބޫލެއްނުކުރާނެއެވެ އަދި ތެދުވެރި ނޯޑެއް ސައްހަނޫން މުއާމަލާތެއް ހިމެނޭ ބްލޮކެއްވެސް ގަބޫލުނުކުރާނެވެ. ހަމާދޭ މީހަކަށް ހަމަ އެކަނި ކުރެވޭނެކަމަކީ އޭނާގެ<text:s/>މުއާމަލާތްތައް ބަދަލުކޮށް އޭނާ ޙަރަދުކޮށްފައިވާ އަނބުރާނެގުމެވެ.<text:s/></text:p>
      <text:p text:style-name="P199">ހަމަލާދޭމީހާގެ ޗޭނާއި ތެދުވެރި ނޯޑްތަކަކުގެ ޗޭނުގެ ރޭހަކީ ބައިނޯމިއަލް <text:s/>ރެންޑަމް ވޯކެއްކަމަށް ބެލެވިދާނެއެވެ. ކާމިޔާބު ހަރަކާތަކީ ތެދުވެރި ނޯޑުގެ ޗޭނަށް އެއްބްލޮކު އިތުރުކޮށް ދިގުކުރުމުން +1 <text:s/>ގެ ކުރީހޯދުމުވެ. އަދި ފޭލިވި ހަރަކާތަކީ ހަމަލާދޭމީހާގެ ޗޭނަށް އެއްބްލޮކު އިތުރުކޮށް<text:s/>ދިގުކުރުމުން -1 ދުރުމިނުގެ ހުސްކަޖާގައެއްއައުމެވެ.</text:p>
      <text:p text:style-name="P200">ހަމަލާދޭމީހާ،<text:s/>ކަނޑައެޅިފައިވާ<text:s/>ދަރަންޏަކުން<text:s/>އަރާހަމަކުރުމުގެ ޕްރޮބަބިލިޓީ ވައްތަރީ ގެންބްލާސް ރުއިން މައްސަލަ (ޖުވާކުޅޭމީހާގެ ހަލާކުގެ މައްސަލަ)އާއެވެ.<text:s/>ޖުވާކުޅޭމީހަކު<text:s/>ހުސްނުކޮށް ފައިސާހުރެ <text:s/>)ކުރެޑިޓްހުރެ( ދަރަނީގައި އޮވެ ފަށާ އަދި<text:s/>)އިންފިނިޓިވް/ނިމުމެއްނެތް(<text:s/>ކޮޅުނެތްކޮޅަށް<text:s/>ފަހަރު<text:s/>ކުޅެ ދަރަނި ފިލުވަން މަސަކަތް ކުރަމުން ދާ ކަމަށް ބަލަމާ ހިނގާށެވެ.. އެގޮތުން ހަމަލާދޭމީހާ ދަރަނިން އެރުމަށް ނުވަތަ ތެދުވެރި ޗޭނާ އަރާހަމަކުރުމުގެ ޕްރޮބަބިލިޓީ (ފުރުސަތު) ތިރީގައިވާގޮތަށް އަހަރުނެނަށް ހިސާބުކުރެވިދާނެއެވެ.</text:p>
      <text:p text:style-name="P201"><text:span text:style-name="T202"><text:s text:c="2"/>ތެދުވެރި ނޯޑަކަށް ދެންއަން ބްލޮކް ހޯދުމުގެ ޕްރޮބަބިލިޓީ )ފުރުސަތު( އޮތް މިންވަރު</text:span><text:span text:style-name="T203"><text:s text:c="2"/>=<text:s/></text:span><text:span text:style-name="T204">p</text:span></text:p>
      <text:p text:style-name="P205"/>
      <text:p text:style-name="P206"><text:span text:style-name="T207"><text:s/></text:span><text:span text:style-name="T208">ހަމަލާދޭ</text:span><text:span text:style-name="T209">މީހާ</text:span><text:span text:style-name="T210"><text:s/>ނޯޑަކަށް ދެންއަން ބްލޮކް ހޯދުމުގެ ޕްރޮބަބިލިޓީ )ފުރުސަތު( އޮތް މިންވަރު</text:span><text:span text:style-name="T211"><text:s text:c="2"/></text:span><text:span text:style-name="T212">=<text:s/></text:span><text:span text:style-name="T213">q</text:span></text:p>
      <text:p text:style-name="P214"><text:span text:style-name="T215"><text:s text:c="2"/></text:span></text:p>
      <text:p text:style-name="P216"/>
      <text:p text:style-name="P217"><text:span text:style-name="T218"><draw:g draw:name="Group 113" draw:id="id20" draw:style-name="a20" text:anchor-type="as-char"><svg:title/><svg:desc/><draw:frame draw:id="id0" draw:style-name="a0" draw:name="Text Box 114" svg:x="0in" svg:y="0.1693in" svg:width="0.078in" svg:height="0.1768in" style:rel-width="scale" style:rel-height="scale"><draw:text-box><text:p text:style-name="Normal"><text:span text:style-name="T219">q</text:span></text:p></draw:text-box><svg:title/><svg:desc/></draw:frame><draw:frame draw:id="id1" draw:style-name="a1" draw:name="Text Box 115" svg:x="0.0945in" svg:y="0.2563in" svg:width="0.037in" svg:height="0.1071in" style:rel-width="scale" style:rel-height="scale"><draw:text-box><text:p text:style-name="Normal"><text:span text:style-name="T220">z</text:span></text:p></draw:text-box><svg:title/><svg:desc/></draw:frame><draw:frame draw:id="id2" draw:style-name="a2" draw:name="Text Box 116" svg:x="0.13615in" svg:y="0.18376in" svg:width="0.07639in" svg:height="0.18681in" style:rel-width="scale" style:rel-height="scale"><draw:text-box><text:p text:style-name="Normal"><text:span text:style-name="T221">=</text:span></text:p></draw:text-box><svg:title/><svg:desc/></draw:frame><draw:frame draw:id="id3" draw:style-name="a3" draw:name="Text Box 117" svg:x="0.24991in" svg:y="0in" svg:width="0.12917in" svg:height="0.5in" style:rel-width="scale" style:rel-height="scale"><draw:text-box><text:p text:style-name="Normal"><text:span text:style-name="T222">{</text:span></text:p></draw:text-box><svg:title/><svg:desc/></draw:frame><draw:frame draw:id="id4" draw:style-name="a4" draw:name="Text Box 118" svg:x="0.5134in" svg:y="0.1209in" svg:width="0.078in" svg:height="0.1768in" style:rel-width="scale" style:rel-height="scale"><draw:text-box><text:p text:style-name="Normal"><text:span text:style-name="T223">1</text:span></text:p></draw:text-box><svg:title/><svg:desc/></draw:frame><draw:frame draw:id="id5" draw:style-name="a5" draw:name="Text Box 119" svg:x="0.88864in" svg:y="0.10622in" svg:width="0.11458in" svg:height="0.17569in" style:rel-width="scale" style:rel-height="scale"><draw:text-box><text:p text:style-name="Normal"><text:span text:style-name="T224">if</text:span></text:p></draw:text-box><svg:title/><svg:desc/></draw:frame><draw:frame draw:id="id6" draw:style-name="a6" draw:name="Text Box 120" svg:x="1.0453in" svg:y="0.1063in" svg:width="0.078in" svg:height="0.1768in" style:rel-width="scale" style:rel-height="scale"><draw:text-box><text:p text:style-name="Normal"><text:span text:style-name="T225">p</text:span></text:p></draw:text-box><svg:title/><svg:desc/></draw:frame><draw:frame draw:id="id7" draw:style-name="a7" draw:name="Text Box 121" svg:x="1.12788in" svg:y="0.08893in" svg:width="0.07639in" svg:height="0.18681in" style:rel-width="scale" style:rel-height="scale"><draw:text-box><text:p text:style-name="Normal"><text:span text:style-name="T226">≤</text:span></text:p></draw:text-box><svg:title/><svg:desc/></draw:frame><draw:frame draw:id="id8" draw:style-name="a8" draw:name="Text Box 122" svg:x="1.2634in" svg:y="0.1063in" svg:width="0.078in" svg:height="0.1768in" style:rel-width="scale" style:rel-height="scale"><draw:text-box><text:p text:style-name="Normal"><text:span text:style-name="T227">q</text:span></text:p></draw:text-box><svg:title/><svg:desc/></draw:frame><draw:frame draw:id="id9" draw:style-name="a9" draw:name="Text Box 123" svg:x="0.34637in" svg:y="0.29697in" svg:width="0.07778in" svg:height="0.18681in" style:rel-width="scale" style:rel-height="scale"><draw:text-box><text:p text:style-name="Normal"><text:span text:style-name="T228"></text:span></text:p></draw:text-box><svg:title/><svg:desc/></draw:frame><draw:frame draw:id="id10" draw:style-name="a10" draw:name="Text Box 124" svg:x="0.3992in" svg:y="0.3098in" svg:width="0.078in" svg:height="0.1768in" style:rel-width="scale" style:rel-height="scale"><draw:text-box><text:p text:style-name="Normal"><text:span text:style-name="T229">q</text:span></text:p></draw:text-box><svg:title/><svg:desc/></draw:frame><draw:frame draw:id="id11" draw:style-name="a11" draw:name="Text Box 125" svg:x="0.49232in" svg:y="0.29697in" svg:width="0.05903in" svg:height="0.18681in" style:rel-width="scale" style:rel-height="scale"><draw:text-box><text:p text:style-name="Normal"><text:span text:style-name="T230">/</text:span></text:p></draw:text-box><svg:title/><svg:desc/></draw:frame><draw:frame draw:id="id12" draw:style-name="a12" draw:name="Text Box 126" svg:x="0.5756in" svg:y="0.3098in" svg:width="0.078in" svg:height="0.1768in" style:rel-width="scale" style:rel-height="scale"><draw:text-box><text:p text:style-name="Normal"><text:span text:style-name="T231">p</text:span></text:p></draw:text-box><svg:title/><svg:desc/></draw:frame><draw:frame draw:id="id13" draw:style-name="a13" draw:name="Text Box 127" svg:x="0.65995in" svg:y="0.29697in" svg:width="0.07778in" svg:height="0.18681in" style:rel-width="scale" style:rel-height="scale"><draw:text-box><text:p text:style-name="Normal"><text:span text:style-name="T232"></text:span></text:p></draw:text-box><svg:title/><svg:desc/></draw:frame><draw:frame draw:id="id14" draw:style-name="a14" draw:name="Text Box 128" svg:x="0.7118in" svg:y="0.2728in" svg:width="0.037in" svg:height="0.1071in" style:rel-width="scale" style:rel-height="scale"><draw:text-box><text:p text:style-name="Normal"><text:span text:style-name="T233">z</text:span></text:p></draw:text-box><svg:title/><svg:desc/></draw:frame><draw:frame draw:id="id15" draw:style-name="a15" draw:name="Text Box 129" svg:x="0.88864in" svg:y="0.31436in" svg:width="0.11458in" svg:height="0.17569in" style:rel-width="scale" style:rel-height="scale"><draw:text-box><text:p text:style-name="Normal"><text:span text:style-name="T234">if</text:span></text:p></draw:text-box><svg:title/><svg:desc/></draw:frame><draw:frame draw:id="id16" draw:style-name="a16" draw:name="Text Box 130" svg:x="1.0453in" svg:y="0.3146in" svg:width="0.078in" svg:height="0.1768in" style:rel-width="scale" style:rel-height="scale"><draw:text-box><text:p text:style-name="Normal"><text:span text:style-name="T235">p</text:span></text:p></draw:text-box><svg:title/><svg:desc/></draw:frame><draw:frame draw:id="id17" draw:style-name="a17" draw:name="Text Box 131" svg:x="1.12788in" svg:y="0.29697in" svg:width="0.07778in" svg:height="0.18681in" style:rel-width="scale" style:rel-height="scale"><draw:text-box><text:p text:style-name="Normal"><text:span text:style-name="T236"></text:span></text:p></draw:text-box><svg:title/><svg:desc/></draw:frame><draw:frame draw:id="id18" draw:style-name="a18" draw:name="Text Box 132" svg:x="1.2634in" svg:y="0.3146in" svg:width="0.078in" svg:height="0.1768in" style:rel-width="scale" style:rel-height="scale"><draw:text-box><text:p text:style-name="Normal"><text:span text:style-name="T237">q</text:span></text:p></draw:text-box><svg:title/><svg:desc/></draw:frame><draw:frame draw:id="id19" draw:style-name="a19" draw:name="Text Box 133" svg:x="1.32151in" svg:y="0in" svg:width="0.12917in" svg:height="0.5in" style:rel-width="scale" style:rel-height="scale"><draw:text-box><text:p text:style-name="Normal"><text:span text:style-name="T238">}</text:span></text:p></draw:text-box><svg:title/><svg:desc/></draw:frame></draw:g></text:span></text:p>
      <text:p text:style-name="P239"/>
      <text:p text:style-name="P240"/>
      <text:p text:style-name="P241">އަހަރުމަނެބަލަމާ (އެސިއުމްކުރަމާ) ކަނޑައަޅަމާހި <text:s/><text:s/>p&gt;q<text:s/><text:s/>ހަމާދޭ މީހާ ހޯދަންޖެހޭ ބްލޮކުގެ އިރުވާވަރަރކަށް <text:s/>ވެ ޕްރޮބަބިލިޓީ ފުރުސަތު އެކްޕޯނެންޝަލްގުނައަކަށް ވެއްޓިގެންދާނެއެވެ.<text:s/>އޭނާ ނަސީބަކުން ކުރިއަށް ނޭރިއްޖިއްޔާ އިތުރަށް ފަހަތައްވެއްޓޭވަރަކަށް އެނާއަށް ކާމިޔާބު ވުމުގެ ފުރުސަތު މިޔަރޮށްޖަކަށް ހަނިވެގެންދެއެވެ</text:p>
      <text:p text:style-name="P242"><text:span text:style-name="T243">މިފަހަރު އަހަރުމެން މިބަލަނީ</text:span><text:span text:style-name="T244"><text:s/>މުއާމަލާތް ފޮނުވިފަރާތުން އެ ބަދަލުނުކުރެވޭނެކަމުގެ</text:span><text:span text:style-name="T245"><text:s/></text:span><text:span text:style-name="T246">ޔަގީންކަން ލިބެންދެން ލިބޭފަރާތުން މަޑުކުރަންޖެހޭނީ ކިހާ ވަގުތެއްތޯއެ</text:span><text:span text:style-name="T247">ވެ.</text:span></text:p>
      <text:p text:style-name="P248"/>
      <text:p text:style-name="P249">އަހރުމެން މިބަލަނީ ހަމަލާދެނީ ފޮނުވާމީހާކަމަށް އަދި<text:s/>އޭނާ<text:s/>ބޭނުންވާނީ<text:s/>ފައިސާލިބޭމީހާ ކޮންމެވެސް އިރުގަނޑެއްވަންދެން<text:s/>އެއީ އޭނާ ފޮނުވިއެޗެއްކަމަށް ، ދެންއިރުގަނޑެއްފަހުން އެއަނބުރާ އަމިއްލަމީހަށް<text:s/>ފައިސާދެއްކުމަށް ފޮނުވާނެކަމަށް. <text:s/>ލިބޭމީހާއަށް އެކަން ހިނގިކަން ރޭކާލާއިރުއޭރުންނެވެ، އަދި ފޮނުވިމީހާ އުއްމީދުކުރާނީ އޭރުން އޮންނީ މާ ފަސްވެފަކަމަށެވެ،<text:s/></text:p>
      <text:p text:style-name="P250">އާތަޅުދަނޑި ޖޯޑެއް ހަދައި އޭގެ ޕަބްލިކް ކީ ލިބޭމީހާ ފޮނުވާމީހާއަށް ސޮއިކުރުމުގެ ކުޑައިރުކޮޅެއްކުރިން ފޮނުވައެވެ. <text:s/>މިހެން ހެދުމުން ފޮނުވާމީހާ ވަގުތުގެ މާކުރިން ބްލޮކެއް ތައްޔާރު<text:s/>ނުހުއްޓާމަސައްކަތް ނަސީބު ރަނގަޅިއްޔާ އެތައްގުނައްކުރިއެރައި ދެން މުއާމަލާތް ކުރާވަގުތު އެފޮނުމުގެ، ފޮރުސަތު ހަނިކުރުއެވެ.</text:p>
      <text:p text:style-name="P251"/>
      <text:p text:style-name="P252">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253"><text:span text:style-name="T254">Penerima akan menghasikan sepasang kunci baru dan mengirimkan<text:s/></text:span><text:span text:style-name="T255">public key<text:s/></text:span><text:span text:style-name="T256">kepada pengirim sesaat sebelum menandatanganinya. Ini mencegah pengirim<text:s/></text:span><text:span text:style-name="T257">untuk mempersiapkan sebuah rantai blok sebelumnya dengan mengolah secara terus-menerus sampai cukup beruntung mendapatkan posisi cukup jauh di depan, kemudian mengeksekusi transaksi pada saat itu. Segera setelah sebuat transaksi terkirim, pengirim yang tid</text:span><text:span text:style-name="T258">ak jujur mulai membuat versi lain dari transaksi tersebut secara paralel dan tersembunyi.</text:span></text:p>
      <text:p text:style-name="P259">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menjadi distribusi Poisson <text:s/>dengan nilai yang telah diperkirakan:</text:p>
      <text:p text:style-name="P260"/>
      <text:p text:style-name="P261"><text:span text:style-name="T262"><draw:g draw:name="Group 134" draw:id="id26" draw:style-name="a26" text:anchor-type="as-char"><svg:title/><svg:desc/><draw:frame draw:id="id21" draw:style-name="a21" draw:name="Text Box 135" svg:x="0in" svg:y="0.09712in" svg:width="0.15417in" svg:height="0.18681in" style:rel-width="scale" style:rel-height="scale"><draw:text-box><text:p text:style-name="Normal"><text:span text:style-name="T263">=</text:span></text:p></draw:text-box><svg:title/><svg:desc/></draw:frame><draw:frame draw:id="id22" draw:style-name="a22" draw:name="Text Box 136" svg:x="0.2181in" svg:y="0.1102in" svg:width="0.0614in" svg:height="0.1768in" style:rel-width="scale" style:rel-height="scale"><draw:text-box><text:p text:style-name="Normal"><text:span text:style-name="T264">z</text:span></text:p></draw:text-box><svg:title/><svg:desc/></draw:frame><draw:custom-shape svg:x="0.31242in" svg:y="0.19633in" svg:width="0.07889in" svg:height="0.00667in" draw:id="id23" draw:style-name="a23" draw:name="Freeform 137"><svg:title/><svg:desc/><text:p text:style-name="Normal"/><draw:enhanced-geometry draw:type="non-primitive" svg:viewBox="0 0 303 18" draw:enhanced-path="M ?f0 ?f2 L ?f1 ?f2 ?f1 ?f0 ?f0 ?f0 Z N" draw:text-areas="?f7 ?f9 ?f8 ?f10"><draw:equation draw:name="f0" draw:formula="0"/><draw:equation draw:name="f1" draw:formula="303"/><draw:equation draw:name="f2" draw:formula="18"/><draw:equation draw:name="f3" draw:formula="?f2 - ?f0"/><draw:equation draw:name="f4" draw:formula="?f1 - ?f0"/><draw:equation draw:name="f5" draw:formula="?f4 / 303"/><draw:equation draw:name="f6" draw:formula="?f3 / 18"/><draw:equation draw:name="f7" draw:formula="?f0 / ?f5"/><draw:equation draw:name="f8" draw:formula="?f1 / ?f5"/><draw:equation draw:name="f9" draw:formula="?f0 / ?f6"/><draw:equation draw:name="f10" draw:formula="?f2 / ?f6"/></draw:enhanced-geometry></draw:custom-shape><draw:frame draw:id="id24" draw:style-name="a24" draw:name="Text Box 138" svg:x="0.3335in" svg:y="0in" svg:width="0.078in" svg:height="0.1768in" style:rel-width="scale" style:rel-height="scale"><draw:text-box><text:p text:style-name="Normal"><text:span text:style-name="T265">q</text:span></text:p></draw:text-box><svg:title/><svg:desc/></draw:frame><draw:frame draw:id="id25" draw:style-name="a25" draw:name="Text Box 139" svg:x="0.3445in" svg:y="0.1874in" svg:width="0.078in" svg:height="0.1768in" style:rel-width="scale" style:rel-height="scale"><draw:text-box><text:p text:style-name="Normal"><text:span text:style-name="T266">p</text:span></text:p></draw:text-box><svg:title/><svg:desc/></draw:frame></draw:g></text:span></text:p>
      <text:p text:style-name="P267"/>
      <text:p text:style-name="P268">Untuk mendapatkan kemungkinan sang penyerang masih bisa mengejar saat ini, kita mengalikan Poisson density untuk setiap jumlah perkembangan yang dia sudah dapat lakukan dengan kemungkinan yang dia dapat kejar pada saat itu:</text:p>
      <text:p text:style-name="P269"><text:span text:style-name="T270"><draw:g draw:name="Group 140" draw:id="id59" draw:style-name="a59" text:anchor-type="as-char"><svg:title/><svg:desc/><draw:frame draw:id="id27" draw:style-name="a27" draw:name="Text Box 141" svg:x="0in" svg:y="0.14079in" svg:width="0.12083in" svg:height="0.27153in" style:rel-width="scale" style:rel-height="scale"><draw:text-box><text:p text:style-name="Normal"><text:span text:style-name="T271">∑</text:span></text:p></draw:text-box><svg:title/><svg:desc/></draw:frame><draw:frame draw:id="id28" draw:style-name="a28" draw:name="Text Box 142" svg:x="0in" svg:y="0.3874in" svg:width="0.0425in" svg:height="0.1071in" style:rel-width="scale" style:rel-height="scale"><draw:text-box><text:p text:style-name="Normal"><text:span text:style-name="T272">k</text:span></text:p></draw:text-box><svg:title/><svg:desc/></draw:frame><draw:frame draw:id="id29" draw:style-name="a29" draw:name="Text Box 143" svg:x="0.05159in" svg:y="0.38041in" svg:width="0.04514in" svg:height="0.11042in" style:rel-width="scale" style:rel-height="scale"><draw:text-box><text:p text:style-name="Normal"><text:span text:style-name="T273">=</text:span></text:p></draw:text-box><svg:title/><svg:desc/></draw:frame><draw:frame draw:id="id30" draw:style-name="a30" draw:name="Text Box 144" svg:x="0.1252in" svg:y="0.3874in" svg:width="0.0476in" svg:height="0.1071in" style:rel-width="scale" style:rel-height="scale"><draw:text-box><text:p text:style-name="Normal"><text:span text:style-name="T274">0</text:span></text:p></draw:text-box><svg:title/><svg:desc/></draw:frame><draw:frame draw:id="id31" draw:style-name="a31" draw:name="Text Box 145" svg:x="0.05159in" svg:y="0.09712in" svg:width="0.07708in" svg:height="0.11042in" style:rel-width="scale" style:rel-height="scale"><draw:text-box><text:p text:style-name="Normal"><text:span text:style-name="T275">∞</text:span></text:p></draw:text-box><svg:title/><svg:desc/></draw:frame><draw:frame draw:id="id32" draw:style-name="a32" draw:name="Text Box 146" svg:x="0.21807in" svg:y="0.10702in" svg:width="0.07778in" svg:height="0.18681in" style:rel-width="scale" style:rel-height="scale"><draw:text-box><text:p text:style-name="Normal"><text:span text:style-name="T276"></text:span></text:p></draw:text-box><svg:title/><svg:desc/></draw:frame><draw:frame draw:id="id33" draw:style-name="a33" draw:name="Text Box 147" svg:x="0.3126in" svg:y="0.0925in" svg:width="0.0425in" svg:height="0.1071in" style:rel-width="scale" style:rel-height="scale"><draw:text-box><text:p text:style-name="Normal"><text:span text:style-name="T277">k</text:span></text:p></draw:text-box><svg:title/><svg:desc/></draw:frame><draw:frame draw:id="id34" draw:style-name="a34" draw:name="Text Box 148" svg:x="0.3752in" svg:y="0.1209in" svg:width="0.0697in" svg:height="0.1768in" style:rel-width="scale" style:rel-height="scale"><draw:text-box><text:p text:style-name="Normal"><text:span text:style-name="T278">e</text:span></text:p></draw:text-box><svg:title/><svg:desc/></draw:frame><draw:custom-shape svg:x="0.21847in" svg:y="0.29507in" svg:width="0.07889in" svg:height="0.00667in" draw:id="id35" draw:style-name="a35" draw:name="Freeform 149"><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36" draw:style-name="a36" draw:name="Text Box 150" svg:x="0.44834in" svg:y="0.08653in" svg:width="0.09097in" svg:height="0.11042in" style:rel-width="scale" style:rel-height="scale"><draw:text-box><text:p text:style-name="Normal"><text:span text:style-name="T279">−</text:span></text:p></draw:text-box><svg:title/><svg:desc/></draw:frame><draw:frame draw:id="id37" draw:style-name="a37" draw:name="Text Box 151" svg:x="0.33318in" svg:y="0.3071in" svg:width="0.075in" svg:height="0.17569in" style:rel-width="scale" style:rel-height="scale"><draw:text-box><text:p text:style-name="Normal"><text:span text:style-name="T280">k</text:span></text:p></draw:text-box><svg:title/><svg:desc/></draw:frame><draw:frame draw:id="id38" draw:style-name="a38" draw:name="Text Box 152" svg:x="0.4165in" svg:y="0.2929in" svg:width="0.0469in" svg:height="0.1894in" style:rel-width="scale" style:rel-height="scale"><draw:text-box><text:p text:style-name="Normal"><text:span text:style-name="T281">!</text:span></text:p></draw:text-box><svg:title/><svg:desc/></draw:frame><draw:frame draw:id="id39" draw:style-name="a39" draw:name="Text Box 153" svg:x="0.57192in" svg:y="0.18885in" svg:width="0.04375in" svg:height="0.17917in" style:rel-width="scale" style:rel-height="scale"><draw:text-box><text:p text:style-name="Normal"><text:span text:style-name="T282">⋅</text:span></text:p></draw:text-box><svg:title/><svg:desc/></draw:frame><draw:frame draw:id="id40" draw:style-name="a40" draw:name="Text Box 154" svg:x="0.63611in" svg:y="0in" svg:width="0.12917in" svg:height="0.5in" style:rel-width="scale" style:rel-height="scale"><draw:text-box><text:p text:style-name="Normal"><text:span text:style-name="T283">{</text:span></text:p></draw:text-box><svg:title/><svg:desc/></draw:frame><draw:frame draw:id="id41" draw:style-name="a41" draw:name="Text Box 155" svg:x="0.7219in" svg:y="0.1235in" svg:width="0.07778in" svg:height="0.18681in" style:rel-width="scale" style:rel-height="scale"><draw:text-box><text:p text:style-name="Normal"><text:span text:style-name="T284"></text:span></text:p></draw:text-box><svg:title/><svg:desc/></draw:frame><draw:frame draw:id="id42" draw:style-name="a42" draw:name="Text Box 156" svg:x="0.7717in" svg:y="0.1362in" svg:width="0.078in" svg:height="0.1768in" style:rel-width="scale" style:rel-height="scale"><draw:text-box><text:p text:style-name="Normal"><text:span text:style-name="T285">q</text:span></text:p></draw:text-box><svg:title/><svg:desc/></draw:frame><draw:frame draw:id="id43" draw:style-name="a43" draw:name="Text Box 157" svg:x="0.86798in" svg:y="0.1235in" svg:width="0.05903in" svg:height="0.18681in" style:rel-width="scale" style:rel-height="scale"><draw:text-box><text:p text:style-name="Normal"><text:span text:style-name="T286">/</text:span></text:p></draw:text-box><svg:title/><svg:desc/></draw:frame><draw:frame draw:id="id44" draw:style-name="a44" draw:name="Text Box 158" svg:x="0.9492in" svg:y="0.1362in" svg:width="0.078in" svg:height="0.1768in" style:rel-width="scale" style:rel-height="scale"><draw:text-box><text:p text:style-name="Normal"><text:span text:style-name="T287">p</text:span></text:p></draw:text-box><svg:title/><svg:desc/></draw:frame><draw:frame draw:id="id45" draw:style-name="a45" draw:name="Text Box 159" svg:x="1.03336in" svg:y="0.1235in" svg:width="0.07778in" svg:height="0.18681in" style:rel-width="scale" style:rel-height="scale"><draw:text-box><text:p text:style-name="Normal"><text:span text:style-name="T288"></text:span></text:p></draw:text-box><svg:title/><svg:desc/></draw:frame><draw:frame draw:id="id46" draw:style-name="a46" draw:name="Text Box 160" svg:x="1.07505in" svg:y="0.09832in" svg:width="0.04583in" svg:height="0.11042in" style:rel-width="scale" style:rel-height="scale"><draw:text-box><text:p text:style-name="Normal"><text:span text:style-name="T289"></text:span></text:p></draw:text-box><svg:title/><svg:desc/></draw:frame><draw:frame draw:id="id47" draw:style-name="a47" draw:name="Text Box 161" svg:x="1.1181in" svg:y="0.1043in" svg:width="0.037in" svg:height="0.1071in" style:rel-width="scale" style:rel-height="scale"><draw:text-box><text:p text:style-name="Normal"><text:span text:style-name="T290">z</text:span></text:p></draw:text-box><svg:title/><svg:desc/></draw:frame><draw:frame draw:id="id48" draw:style-name="a48" draw:name="Text Box 162" svg:x="1.15964in" svg:y="0.09832in" svg:width="0.04514in" svg:height="0.11042in" style:rel-width="scale" style:rel-height="scale"><draw:text-box><text:p text:style-name="Normal"><text:span text:style-name="T291">−</text:span></text:p></draw:text-box><svg:title/><svg:desc/></draw:frame><draw:frame draw:id="id49" draw:style-name="a49" draw:name="Text Box 163" svg:x="1.2417in" svg:y="0.1043in" svg:width="0.0425in" svg:height="0.1071in" style:rel-width="scale" style:rel-height="scale"><draw:text-box><text:p text:style-name="Normal"><text:span text:style-name="T292">k</text:span></text:p></draw:text-box><svg:title/><svg:desc/></draw:frame><draw:frame draw:id="id50" draw:style-name="a50" draw:name="Text Box 164" svg:x="1.29432in" svg:y="0.09832in" svg:width="0.04583in" svg:height="0.11042in" style:rel-width="scale" style:rel-height="scale"><draw:text-box><text:p text:style-name="Normal"><text:span text:style-name="T293"></text:span></text:p></draw:text-box><svg:title/><svg:desc/></draw:frame><draw:frame draw:id="id51" draw:style-name="a51" draw:name="Text Box 165" svg:x="1.45987in" svg:y="0.10902in" svg:width="0.19792in" svg:height="0.17569in" style:rel-width="scale" style:rel-height="scale"><draw:text-box><text:p text:style-name="Normal"><text:span text:style-name="T294">if k</text:span></text:p></draw:text-box><svg:title/><svg:desc/></draw:frame><draw:frame draw:id="id52" draw:style-name="a52" draw:name="Text Box 166" svg:x="1.68047in" svg:y="0.09523in" svg:width="0.07639in" svg:height="0.18681in" style:rel-width="scale" style:rel-height="scale"><draw:text-box><text:p text:style-name="Normal"><text:span text:style-name="T295">≤</text:span></text:p></draw:text-box><svg:title/><svg:desc/></draw:frame><draw:frame draw:id="id53" draw:style-name="a53" draw:name="Text Box 167" svg:x="1.8252in" svg:y="0.1091in" svg:width="0.0614in" svg:height="0.1768in" style:rel-width="scale" style:rel-height="scale"><draw:text-box><text:p text:style-name="Normal"><text:span text:style-name="T296">z</text:span></text:p></draw:text-box><svg:title/><svg:desc/></draw:frame><draw:frame draw:id="id54" draw:style-name="a54" draw:name="Text Box 168" svg:x="0.9819in" svg:y="0.3126in" svg:width="0.078in" svg:height="0.1768in" style:rel-width="scale" style:rel-height="scale"><draw:text-box><text:p text:style-name="Normal"><text:span text:style-name="T297">1</text:span></text:p></draw:text-box><svg:title/><svg:desc/></draw:frame><draw:frame draw:id="id55" draw:style-name="a55" draw:name="Text Box 169" svg:x="1.45987in" svg:y="0.29507in" svg:width="0.19792in" svg:height="0.17569in" style:rel-width="scale" style:rel-height="scale"><draw:text-box><text:p text:style-name="Normal"><text:span text:style-name="T298">if k</text:span></text:p></draw:text-box><svg:title/><svg:desc/></draw:frame><draw:frame draw:id="id56" draw:style-name="a56" draw:name="Text Box 170" svg:x="1.68047in" svg:y="0.28088in" svg:width="0.07778in" svg:height="0.18681in" style:rel-width="scale" style:rel-height="scale"><draw:text-box><text:p text:style-name="Normal"><text:span text:style-name="T299"></text:span></text:p></draw:text-box><svg:title/><svg:desc/></draw:frame><draw:frame draw:id="id57" draw:style-name="a57" draw:name="Text Box 171" svg:x="1.8252in" svg:y="0.2953in" svg:width="0.0614in" svg:height="0.1768in" style:rel-width="scale" style:rel-height="scale"><draw:text-box><text:p text:style-name="Normal"><text:span text:style-name="T300">z</text:span></text:p></draw:text-box><svg:title/><svg:desc/></draw:frame><draw:frame draw:id="id58" draw:style-name="a58" draw:name="Text Box 172" svg:x="1.87494in" svg:y="0in" svg:width="0.12917in" svg:height="0.5in" style:rel-width="scale" style:rel-height="scale"><draw:text-box><text:p text:style-name="Normal"><text:span text:style-name="T301">}</text:span></text:p></draw:text-box><svg:title/><svg:desc/></draw:frame></draw:g></text:span></text:p>
      <text:p text:style-name="P302"/>
      <text:p text:style-name="P303">Setelah ditata ulang untuk menghindari menjumlahkan ekor tak terhingga pada distribusi...</text:p>
      <text:p text:style-name="P304"/>
      <text:p text:style-name="P305"><text:span text:style-name="T306"><draw:g draw:name="Group 173" draw:id="id87" draw:style-name="a87" text:anchor-type="as-char"><svg:title/><svg:desc/><draw:frame draw:id="id60" draw:style-name="a60" draw:name="Text Box 174" svg:x="0in" svg:y="0.1055in" svg:width="0.078in" svg:height="0.1768in" style:rel-width="scale" style:rel-height="scale"><draw:text-box><text:p text:style-name="Normal"><text:span text:style-name="T307">1</text:span></text:p></draw:text-box><svg:title/><svg:desc/></draw:frame><draw:frame draw:id="id61" draw:style-name="a61" draw:name="Text Box 175" svg:x="0.07198in" svg:y="0.0928in" svg:width="0.07639in" svg:height="0.18681in" style:rel-width="scale" style:rel-height="scale"><draw:text-box><text:p text:style-name="Normal"><text:span text:style-name="T308">−</text:span></text:p></draw:text-box><svg:title/><svg:desc/></draw:frame><draw:frame draw:id="id62" draw:style-name="a62" draw:name="Text Box 176" svg:x="0.19714in" svg:y="0.05824in" svg:width="0.12083in" svg:height="0.27153in" style:rel-width="scale" style:rel-height="scale"><draw:text-box><text:p text:style-name="Normal"><text:span text:style-name="T309">∑</text:span></text:p></draw:text-box><svg:title/><svg:desc/></draw:frame><draw:frame draw:id="id63" draw:style-name="a63" draw:name="Text Box 177" svg:x="0.2083in" svg:y="0.311in" svg:width="0.0425in" svg:height="0.1071in" style:rel-width="scale" style:rel-height="scale"><draw:text-box><text:p text:style-name="Normal"><text:span text:style-name="T310">k</text:span></text:p></draw:text-box><svg:title/><svg:desc/></draw:frame><draw:frame draw:id="id64" draw:style-name="a64" draw:name="Text Box 178" svg:x="0.25972in" svg:y="0.30398in" svg:width="0.04514in" svg:height="0.11042in" style:rel-width="scale" style:rel-height="scale"><draw:text-box><text:p text:style-name="Normal"><text:span text:style-name="T311">=</text:span></text:p></draw:text-box><svg:title/><svg:desc/></draw:frame><draw:frame draw:id="id65" draw:style-name="a65" draw:name="Text Box 179" svg:x="0.3335in" svg:y="0.311in" svg:width="0.0476in" svg:height="0.1071in" style:rel-width="scale" style:rel-height="scale"><draw:text-box><text:p text:style-name="Normal"><text:span text:style-name="T312">0</text:span></text:p></draw:text-box><svg:title/><svg:desc/></draw:frame><draw:frame draw:id="id66" draw:style-name="a66" draw:name="Text Box 180" svg:x="0.2728in" svg:y="0in" svg:width="0.037in" svg:height="0.1071in" style:rel-width="scale" style:rel-height="scale"><draw:text-box><text:p text:style-name="Normal"><text:span text:style-name="T313">z</text:span></text:p></draw:text-box><svg:title/><svg:desc/></draw:frame><draw:frame draw:id="id67" draw:style-name="a67" draw:name="Text Box 181" svg:x="0.42346in" svg:y="0.0173in" svg:width="0.07778in" svg:height="0.18681in" style:rel-width="scale" style:rel-height="scale"><draw:text-box><text:p text:style-name="Normal"><text:span text:style-name="T314"></text:span></text:p></draw:text-box><svg:title/><svg:desc/></draw:frame><draw:frame draw:id="id68" draw:style-name="a68" draw:name="Text Box 182" svg:x="0.5071in" svg:y="0.0173in" svg:width="0.0425in" svg:height="0.1071in" style:rel-width="scale" style:rel-height="scale"><draw:text-box><text:p text:style-name="Normal"><text:span text:style-name="T315">k</text:span></text:p></draw:text-box><svg:title/><svg:desc/></draw:frame><draw:frame draw:id="id69" draw:style-name="a69" draw:name="Text Box 183" svg:x="0.5807in" svg:y="0.0366in" svg:width="0.0697in" svg:height="0.1768in" style:rel-width="scale" style:rel-height="scale"><draw:text-box><text:p text:style-name="Normal"><text:span text:style-name="T316">e</text:span></text:p></draw:text-box><svg:title/><svg:desc/></draw:frame><draw:custom-shape svg:x="0.41407in" svg:y="0.21498in" svg:width="0.07889in" svg:height="0.00667in" draw:id="id70" draw:style-name="a70" draw:name="Freeform 184"><svg:title/><svg:desc/><text:p text:style-name="Normal"/><draw:enhanced-geometry draw:type="non-primitive" svg:viewBox="0 0 924 18" draw:enhanced-path="M ?f0 ?f2 L ?f1 ?f2 ?f1 ?f0 ?f0 ?f0 Z N" draw:text-areas="?f7 ?f9 ?f8 ?f10"><draw:equation draw:name="f0" draw:formula="0"/><draw:equation draw:name="f1" draw:formula="924"/><draw:equation draw:name="f2" draw:formula="18"/><draw:equation draw:name="f3" draw:formula="?f2 - ?f0"/><draw:equation draw:name="f4" draw:formula="?f1 - ?f0"/><draw:equation draw:name="f5" draw:formula="?f4 / 924"/><draw:equation draw:name="f6" draw:formula="?f3 / 18"/><draw:equation draw:name="f7" draw:formula="?f0 / ?f5"/><draw:equation draw:name="f8" draw:formula="?f1 / ?f5"/><draw:equation draw:name="f9" draw:formula="?f0 / ?f6"/><draw:equation draw:name="f10" draw:formula="?f2 / ?f6"/></draw:enhanced-geometry></draw:custom-shape><draw:frame draw:id="id71" draw:style-name="a71" draw:name="Text Box 185" svg:x="0.64979in" svg:y="0.0098in" svg:width="0.09097in" svg:height="0.11042in" style:rel-width="scale" style:rel-height="scale"><draw:text-box><text:p text:style-name="Normal"><text:span text:style-name="T317">−</text:span></text:p></draw:text-box><svg:title/><svg:desc/></draw:frame><draw:frame draw:id="id72" draw:style-name="a72" draw:name="Text Box 186" svg:x="0.53865in" svg:y="0.23383in" svg:width="0.075in" svg:height="0.17569in" style:rel-width="scale" style:rel-height="scale"><draw:text-box><text:p text:style-name="Normal"><text:span text:style-name="T318">k</text:span></text:p></draw:text-box><svg:title/><svg:desc/></draw:frame><draw:frame draw:id="id73" draw:style-name="a73" draw:name="Text Box 187" svg:x="0.6209in" svg:y="0.2154in" svg:width="0.0469in" svg:height="0.1894in" style:rel-width="scale" style:rel-height="scale"><draw:text-box><text:p text:style-name="Normal"><text:span text:style-name="T319">!</text:span></text:p></draw:text-box><svg:title/><svg:desc/></draw:frame><draw:frame draw:id="id74" draw:style-name="a74" draw:name="Text Box 188" svg:x="0.79814in" svg:y="0.05279in" svg:width="0.10208in" svg:height="0.24583in" style:rel-width="scale" style:rel-height="scale"><draw:text-box><text:p text:style-name="Normal"><text:span text:style-name="T320"></text:span></text:p></draw:text-box><svg:title/><svg:desc/></draw:frame><draw:frame draw:id="id75" draw:style-name="a75" draw:name="Text Box 189" svg:x="0.8484in" svg:y="0.1055in" svg:width="0.078in" svg:height="0.1768in" style:rel-width="scale" style:rel-height="scale"><draw:text-box><text:p text:style-name="Normal"><text:span text:style-name="T321">1</text:span></text:p></draw:text-box><svg:title/><svg:desc/></draw:frame><draw:frame draw:id="id76" draw:style-name="a76" draw:name="Text Box 190" svg:x="0.9261in" svg:y="0.09289in" svg:width="0.15417in" svg:height="0.18681in" style:rel-width="scale" style:rel-height="scale"><draw:text-box><text:p text:style-name="Normal"><text:span text:style-name="T322">−</text:span></text:p></draw:text-box><svg:title/><svg:desc/></draw:frame><draw:frame draw:id="id77" draw:style-name="a77" draw:name="Text Box 191" svg:x="1.1083in" svg:y="0.1055in" svg:width="0.078in" svg:height="0.1768in" style:rel-width="scale" style:rel-height="scale"><draw:text-box><text:p text:style-name="Normal"><text:span text:style-name="T323">q</text:span></text:p></draw:text-box><svg:title/><svg:desc/></draw:frame><draw:frame draw:id="id78" draw:style-name="a78" draw:name="Text Box 192" svg:x="1.19532in" svg:y="0.09289in" svg:width="0.05903in" svg:height="0.18681in" style:rel-width="scale" style:rel-height="scale"><draw:text-box><text:p text:style-name="Normal"><text:span text:style-name="T324">/</text:span></text:p></draw:text-box><svg:title/><svg:desc/></draw:frame><draw:frame draw:id="id79" draw:style-name="a79" draw:name="Text Box 193" svg:x="1.2846in" svg:y="0.1055in" svg:width="0.078in" svg:height="0.1768in" style:rel-width="scale" style:rel-height="scale"><draw:text-box><text:p text:style-name="Normal"><text:span text:style-name="T325">p</text:span></text:p></draw:text-box><svg:title/><svg:desc/></draw:frame><draw:frame draw:id="id80" draw:style-name="a80" draw:name="Text Box 194" svg:x="1.36216in" svg:y="0.09289in" svg:width="0.07778in" svg:height="0.18681in" style:rel-width="scale" style:rel-height="scale"><draw:text-box><text:p text:style-name="Normal"><text:span text:style-name="T326"></text:span></text:p></draw:text-box><svg:title/><svg:desc/></draw:frame><draw:frame draw:id="id81" draw:style-name="a81" draw:name="Text Box 195" svg:x="1.40385in" svg:y="0.07439in" svg:width="0.04583in" svg:height="0.11042in" style:rel-width="scale" style:rel-height="scale"><draw:text-box><text:p text:style-name="Normal"><text:span text:style-name="T327"></text:span></text:p></draw:text-box><svg:title/><svg:desc/></draw:frame><draw:frame draw:id="id82" draw:style-name="a82" draw:name="Text Box 196" svg:x="1.4457in" svg:y="0.0783in" svg:width="0.037in" svg:height="0.1071in" style:rel-width="scale" style:rel-height="scale"><draw:text-box><text:p text:style-name="Normal"><text:span text:style-name="T328">z</text:span></text:p></draw:text-box><svg:title/><svg:desc/></draw:frame><draw:frame draw:id="id83" draw:style-name="a83" draw:name="Text Box 197" svg:x="1.48692in" svg:y="0.07439in" svg:width="0.04514in" svg:height="0.11042in" style:rel-width="scale" style:rel-height="scale"><draw:text-box><text:p text:style-name="Normal"><text:span text:style-name="T329">−</text:span></text:p></draw:text-box><svg:title/><svg:desc/></draw:frame><draw:frame draw:id="id84" draw:style-name="a84" draw:name="Text Box 198" svg:x="1.5709in" svg:y="0.0783in" svg:width="0.0425in" svg:height="0.1071in" style:rel-width="scale" style:rel-height="scale"><draw:text-box><text:p text:style-name="Normal"><text:span text:style-name="T330">k</text:span></text:p></draw:text-box><svg:title/><svg:desc/></draw:frame><draw:frame draw:id="id85" draw:style-name="a85" draw:name="Text Box 199" svg:x="1.62148in" svg:y="0.07439in" svg:width="0.04583in" svg:height="0.11042in" style:rel-width="scale" style:rel-height="scale"><draw:text-box><text:p text:style-name="Normal"><text:span text:style-name="T331"></text:span></text:p></draw:text-box><svg:title/><svg:desc/></draw:frame><draw:frame draw:id="id86" draw:style-name="a86" draw:name="Text Box 200" svg:x="1.65377in" svg:y="0.05279in" svg:width="0.10208in" svg:height="0.24583in" style:rel-width="scale" style:rel-height="scale"><draw:text-box><text:p text:style-name="Normal"><text:span text:style-name="T332"></text:span></text:p></draw:text-box><svg:title/><svg:desc/></draw:frame></draw:g></text:span></text:p>
      <text:p text:style-name="P333"/>
      <text:p text:style-name="P334">Dikonversi ke bahasa program C …</text:p>
      <text:p text:style-name="P335"/>
      <text:p text:style-name="P336"><text:span text:style-name="T337"><draw:g draw:name="Group 201" draw:id="id104" draw:style-name="a104" text:anchor-type="as-char"><svg:title/><svg:desc/><draw:frame draw:id="id88" draw:style-name="a88" draw:name="Text Box 202" svg:x="0in" svg:y="0in" svg:width="1.135in" svg:height="0.1268in" style:rel-width="scale" style:rel-height="scale"><draw:text-box><text:p text:style-name="Normal"><text:span text:style-name="T338">#include &lt;math.h&gt;</text:span></text:p></draw:text-box><svg:title/><svg:desc/></draw:frame><draw:frame draw:id="id89" draw:style-name="a89" draw:name="Text Box 203" svg:x="0in" svg:y="0.1264in" svg:width="3.335in" svg:height="0.1268in" style:rel-width="scale" style:rel-height="scale"><draw:text-box><text:p text:style-name="Normal"><text:span text:style-name="T339">double AttackerSuccessProbability(double q, int z)</text:span></text:p></draw:text-box><svg:title/><svg:desc/></draw:frame><draw:frame draw:id="id90" draw:style-name="a90" draw:name="Text Box 204" svg:x="0in" svg:y="0.2516in" svg:width="0.0685in" svg:height="0.1268in" style:rel-width="scale" style:rel-height="scale"><draw:text-box><text:p text:style-name="Normal"><text:span text:style-name="T340">{</text:span></text:p></draw:text-box><svg:title/><svg:desc/></draw:frame><draw:frame draw:id="id91" draw:style-name="a91" draw:name="Text Box 205" svg:x="0in" svg:y="0.378in" svg:width="1.535in" svg:height="0.1268in" style:rel-width="scale" style:rel-height="scale"><draw:text-box><text:p text:style-name="Normal"><text:span text:style-name="T341"><text:s text:c="4"/>double p = 1.0 - q;</text:span></text:p></draw:text-box><svg:title/><svg:desc/></draw:frame><draw:frame draw:id="id92" draw:style-name="a92" draw:name="Text Box 206" svg:x="0in" svg:y="0.5028in" svg:width="2.135in" svg:height="0.1268in" style:rel-width="scale" style:rel-height="scale"><draw:text-box><text:p text:style-name="Normal"><text:span text:style-name="T342"><text:s text:c="4"/>double lambda = z * (q / p);</text:span></text:p></draw:text-box><svg:title/><svg:desc/></draw:frame><draw:frame draw:id="id93" draw:style-name="a93" draw:name="Text Box 207" svg:x="0in" svg:y="0.6291in" svg:width="1.4016in" svg:height="0.1268in" style:rel-width="scale" style:rel-height="scale"><draw:text-box><text:p text:style-name="Normal"><text:span text:style-name="T343"><text:s text:c="4"/>double sum =<text:s/></text:span><text:span text:style-name="T344">1.0;</text:span></text:p></draw:text-box><svg:title/><svg:desc/></draw:frame><draw:frame draw:id="id94" draw:style-name="a94" draw:name="Text Box 208" svg:x="0in" svg:y="0.7543in" svg:width="0.8685in" svg:height="0.1268in" style:rel-width="scale" style:rel-height="scale"><draw:text-box><text:p text:style-name="Normal"><text:span text:style-name="T345"><text:s text:c="4"/>int i, k;</text:span></text:p></draw:text-box><svg:title/><svg:desc/></draw:frame><draw:frame draw:id="id95" draw:style-name="a95" draw:name="Text Box 209" svg:x="0in" svg:y="0.8807in" svg:width="1.8685in" svg:height="0.1268in" style:rel-width="scale" style:rel-height="scale"><draw:text-box><text:p text:style-name="Normal"><text:span text:style-name="T346"><text:s text:c="4"/>for (k = 0; k &lt;= z; k++)</text:span></text:p></draw:text-box><svg:title/><svg:desc/></draw:frame><draw:frame draw:id="id96" draw:style-name="a96" draw:name="Text Box 210" svg:x="0in" svg:y="1.0055in" svg:width="0.335in" svg:height="0.1268in" style:rel-width="scale" style:rel-height="scale"><draw:text-box><text:p text:style-name="Normal"><text:span text:style-name="T347"><text:s text:c="4"/>{</text:span></text:p></draw:text-box><svg:title/><svg:desc/></draw:frame><draw:frame draw:id="id97" draw:style-name="a97" draw:name="Text Box 211" svg:x="0in" svg:y="1.1319in" svg:width="2.535in" svg:height="0.1268in" style:rel-width="scale" style:rel-height="scale"><draw:text-box><text:p text:style-name="Normal"><text:span text:style-name="T348"><text:s text:c="8"/>double poisson = exp(-lambda);</text:span></text:p></draw:text-box><svg:title/><svg:desc/></draw:frame><draw:frame draw:id="id98" draw:style-name="a98" draw:name="Text Box 212" svg:x="0in" svg:y="1.2571in" svg:width="2.135in" svg:height="0.1268in" style:rel-width="scale" style:rel-height="scale"><draw:text-box><text:p text:style-name="Normal"><text:span text:style-name="T349"><text:s text:c="8"/>for (i = 1; i &lt;= k; i++)</text:span></text:p></draw:text-box><svg:title/><svg:desc/></draw:frame><draw:frame draw:id="id99" draw:style-name="a99" draw:name="Text Box 213" svg:x="0in" svg:y="1.3835in" svg:width="2.2685in" svg:height="0.1268in" style:rel-width="scale" style:rel-height="scale"><draw:text-box><text:p text:style-name="Normal"><text:span text:style-name="T350"><text:s text:c="12"/>poisson *= lambda / i;</text:span></text:p></draw:text-box><svg:title/><svg:desc/></draw:frame><draw:frame draw:id="id100" draw:style-name="a100" draw:name="Text Box 214" svg:x="0in" svg:y="1.5083in" svg:width="3.2685in" svg:height="0.1268in" style:rel-width="scale" style:rel-height="scale"><draw:text-box><text:p text:style-name="Normal"><text:span text:style-name="T351"><text:s text:c="8"/>sum -= poisson * (1 - pow(q / p, z - k));</text:span></text:p></draw:text-box><svg:title/><svg:desc/></draw:frame><draw:frame draw:id="id101" draw:style-name="a101" draw:name="Text Box 215" svg:x="0in" svg:y="1.6346in" svg:width="0.335in" svg:height="0.1268in" style:rel-width="scale" style:rel-height="scale"><draw:text-box><text:p text:style-name="Normal"><text:span text:style-name="T352"><text:s text:c="4"/>}</text:span></text:p></draw:text-box><svg:title/><svg:desc/></draw:frame><draw:frame draw:id="id102" draw:style-name="a102" draw:name="Text Box 216" svg:x="0in" svg:y="1.7598in" svg:width="1.0016in" svg:height="0.1268in" style:rel-width="scale" style:rel-height="scale"><draw:text-box><text:p text:style-name="Normal"><text:span text:style-name="T353"><text:s text:c="4"/>return sum;</text:span></text:p></draw:text-box><svg:title/><svg:desc/></draw:frame><draw:frame draw:id="id103" draw:style-name="a103" draw:name="Text Box 217" svg:x="0in" svg:y="1.8862in" svg:width="0.0685in" svg:height="0.1268in" style:rel-width="scale" style:rel-height="scale"><draw:text-box><text:p text:style-name="Normal"><text:span text:style-name="T354">}</text:span></text:p></draw:text-box><svg:title/><svg:desc/></draw:frame></draw:g></text:span></text:p>
      <text:p text:style-name="P355"/>
      <text:p text:style-name="P356">Jika kita jalankan kode berikut, kita dapat melihat kemungkinan penurunan secara exponensial pada nilai z.</text:p>
      <text:p text:style-name="P357"/>
      <text:p text:style-name="P358"><text:span text:style-name="T359"><draw:g draw:name="Group 218" draw:id="id129" draw:style-name="a129" text:anchor-type="as-char"><svg:title/><svg:desc/><draw:frame draw:id="id105" draw:style-name="a105" draw:name="Text Box 219" svg:x="0in" svg:y="0in" svg:width="0.335in" svg:height="0.1268in" style:rel-width="scale" style:rel-height="scale"><draw:text-box><text:p text:style-name="Normal"><text:span text:style-name="T360">q=0.1</text:span></text:p></draw:text-box><svg:title/><svg:desc/></draw:frame><draw:frame draw:id="id106" draw:style-name="a106" draw:name="Text Box 220" svg:x="0in" svg:y="0.1252in" svg:width="1.2016in" svg:height="0.1268in" style:rel-width="scale" style:rel-height="scale"><draw:text-box><text:p text:style-name="Normal"><text:span text:style-name="T361">z=0 <text:s text:c="3"/>P=1.0000000</text:span></text:p></draw:text-box><svg:title/><svg:desc/></draw:frame><draw:frame draw:id="id107" draw:style-name="a107" draw:name="Text Box 221" svg:x="0in" svg:y="0.2516in" svg:width="1.2016in" svg:height="0.1268in" style:rel-width="scale" style:rel-height="scale"><draw:text-box><text:p text:style-name="Normal"><text:span text:style-name="T362">z=1 <text:s text:c="3"/>P=0.2045873</text:span></text:p></draw:text-box><svg:title/><svg:desc/></draw:frame><draw:frame draw:id="id108" draw:style-name="a108" draw:name="Text Box 222" svg:x="0in" svg:y="0.3764in" svg:width="1.2016in" svg:height="0.1268in" style:rel-width="scale" style:rel-height="scale"><draw:text-box><text:p text:style-name="Normal"><text:span text:style-name="T363">z=2 <text:s text:c="3"/>P=0.0509779</text:span></text:p></draw:text-box><svg:title/><svg:desc/></draw:frame><draw:frame draw:id="id109" draw:style-name="a109" draw:name="Text Box 223" svg:x="0in" svg:y="0.5028in" svg:width="1.2016in" svg:height="0.1268in" style:rel-width="scale" style:rel-height="scale"><draw:text-box><text:p text:style-name="Normal"><text:span text:style-name="T364">z=3 <text:s text:c="3"/>P=0.0131722</text:span></text:p></draw:text-box><svg:title/><svg:desc/></draw:frame><draw:frame draw:id="id110" draw:style-name="a110" draw:name="Text Box 224" svg:x="0in" svg:y="0.628in" svg:width="1.2016in" svg:height="0.1268in" style:rel-width="scale" style:rel-height="scale"><draw:text-box><text:p text:style-name="Normal"><text:span text:style-name="T365">z=4 <text:s text:c="3"/>P=0.0034552</text:span></text:p></draw:text-box><svg:title/><svg:desc/></draw:frame><draw:frame draw:id="id111" draw:style-name="a111" draw:name="Text Box 225" svg:x="0in" svg:y="0.7543in" svg:width="1.2016in" svg:height="0.1268in" style:rel-width="scale" style:rel-height="scale"><draw:text-box><text:p text:style-name="Normal"><text:span text:style-name="T366">z=5 <text:s text:c="3"/>P=0.0009137</text:span></text:p></draw:text-box><svg:title/><svg:desc/></draw:frame><draw:frame draw:id="id112" draw:style-name="a112" draw:name="Text Box 226" svg:x="0in" svg:y="0.8791in" svg:width="1.2016in" svg:height="0.1268in" style:rel-width="scale" style:rel-height="scale"><draw:text-box><text:p text:style-name="Normal"><text:span text:style-name="T367">z=6<text:s/></text:span><text:span text:style-name="T368"><text:s text:c="3"/>P=0.0002428</text:span></text:p></draw:text-box><svg:title/><svg:desc/></draw:frame><draw:frame draw:id="id113" draw:style-name="a113" draw:name="Text Box 227" svg:x="0in" svg:y="1.0055in" svg:width="1.2016in" svg:height="0.1268in" style:rel-width="scale" style:rel-height="scale"><draw:text-box><text:p text:style-name="Normal"><text:span text:style-name="T369">z=7 <text:s text:c="3"/>P=0.0000647</text:span></text:p></draw:text-box><svg:title/><svg:desc/></draw:frame><draw:frame draw:id="id114" draw:style-name="a114" draw:name="Text Box 228" svg:x="0in" svg:y="1.1307in" svg:width="1.2016in" svg:height="0.1268in" style:rel-width="scale" style:rel-height="scale"><draw:text-box><text:p text:style-name="Normal"><text:span text:style-name="T370">z=8 <text:s text:c="3"/>P=0.0000173</text:span></text:p></draw:text-box><svg:title/><svg:desc/></draw:frame><draw:frame draw:id="id115" draw:style-name="a115" draw:name="Text Box 229" svg:x="0in" svg:y="1.2571in" svg:width="1.2016in" svg:height="0.1268in" style:rel-width="scale" style:rel-height="scale"><draw:text-box><text:p text:style-name="Normal"><text:span text:style-name="T371">z=9 <text:s text:c="3"/>P=0.0000046</text:span></text:p></draw:text-box><svg:title/><svg:desc/></draw:frame><draw:frame draw:id="id116" draw:style-name="a116" draw:name="Text Box 230" svg:x="0in" svg:y="1.3819in" svg:width="1.2016in" svg:height="0.1268in" style:rel-width="scale" style:rel-height="scale"><draw:text-box><text:p text:style-name="Normal"><text:span text:style-name="T372">z=10 <text:s text:c="2"/>P=0.0000012</text:span></text:p></draw:text-box><svg:title/><svg:desc/></draw:frame><draw:frame draw:id="id117" draw:style-name="a117" draw:name="Text Box 231" svg:x="0in" svg:y="1.6484in" svg:width="0.335in" svg:height="0.1268in" style:rel-width="scale" style:rel-height="scale"><draw:text-box><text:p text:style-name="Normal"><text:span text:style-name="T373">q=0.3</text:span></text:p></draw:text-box><svg:title/><svg:desc/></draw:frame><draw:frame draw:id="id118" draw:style-name="a118" draw:name="Text Box 232" svg:x="0in" svg:y="1.7736in" svg:width="1.2016in" svg:height="0.1268in" style:rel-width="scale" style:rel-height="scale"><draw:text-box><text:p text:style-name="Normal"><text:span text:style-name="T374">z=0 <text:s text:c="3"/>P=1.0000000</text:span></text:p></draw:text-box><svg:title/><svg:desc/></draw:frame><draw:frame draw:id="id119" draw:style-name="a119" draw:name="Text Box 233" svg:x="0in" svg:y="1.9in" svg:width="1.2016in" svg:height="0.1268in" style:rel-width="scale" style:rel-height="scale"><draw:text-box><text:p text:style-name="Normal"><text:span text:style-name="T375">z=5 <text:s text:c="3"/>P=0.1773523</text:span></text:p></draw:text-box><svg:title/><svg:desc/></draw:frame><draw:frame draw:id="id120" draw:style-name="a120" draw:name="Text Box 234" svg:x="0in" svg:y="2.0252in" svg:width="1.2016in" svg:height="0.1268in" style:rel-width="scale" style:rel-height="scale"><draw:text-box><text:p text:style-name="Normal"><text:span text:style-name="T376">z=10 <text:s text:c="2"/>P=0.0416605</text:span></text:p></draw:text-box><svg:title/><svg:desc/></draw:frame><draw:frame draw:id="id121" draw:style-name="a121" draw:name="Text Box 235" svg:x="0in" svg:y="2.1516in" svg:width="1.2016in" svg:height="0.1268in" style:rel-width="scale" style:rel-height="scale"><draw:text-box><text:p text:style-name="Normal"><text:span text:style-name="T377">z=15 <text:s text:c="2"/>P=0.0101008</text:span></text:p></draw:text-box><svg:title/><svg:desc/></draw:frame><draw:frame draw:id="id122" draw:style-name="a122" draw:name="Text Box 236" svg:x="0in" svg:y="2.2764in" svg:width="1.2016in" svg:height="0.1268in" style:rel-width="scale" style:rel-height="scale"><draw:text-box><text:p text:style-name="Normal"><text:span text:style-name="T378">z=20 <text:s text:c="2"/>P=0.0024804</text:span></text:p></draw:text-box><svg:title/><svg:desc/></draw:frame><draw:frame draw:id="id123" draw:style-name="a123" draw:name="Text Box 237" svg:x="0in" svg:y="2.4028in" svg:width="1.2016in" svg:height="0.1268in" style:rel-width="scale" style:rel-height="scale"><draw:text-box><text:p text:style-name="Normal"><text:span text:style-name="T379">z=25 <text:s text:c="2"/>P=0.0006132</text:span></text:p></draw:text-box><svg:title/><svg:desc/></draw:frame><draw:frame draw:id="id124" draw:style-name="a124" draw:name="Text Box 238" svg:x="0in" svg:y="2.528in" svg:width="1.2016in" svg:height="0.1268in" style:rel-width="scale" style:rel-height="scale"><draw:text-box><text:p text:style-name="Normal"><text:span text:style-name="T380">z=30 <text:s text:c="2"/></text:span><text:span text:style-name="T381">P=0.0001522</text:span></text:p></draw:text-box><svg:title/><svg:desc/></draw:frame><draw:frame draw:id="id125" draw:style-name="a125" draw:name="Text Box 239" svg:x="0in" svg:y="2.6543in" svg:width="1.2016in" svg:height="0.1268in" style:rel-width="scale" style:rel-height="scale"><draw:text-box><text:p text:style-name="Normal"><text:span text:style-name="T382">z=35 <text:s text:c="2"/>P=0.0000379</text:span></text:p></draw:text-box><svg:title/><svg:desc/></draw:frame><draw:frame draw:id="id126" draw:style-name="a126" draw:name="Text Box 240" svg:x="0in" svg:y="2.7791in" svg:width="1.2016in" svg:height="0.1268in" style:rel-width="scale" style:rel-height="scale"><draw:text-box><text:p text:style-name="Normal"><text:span text:style-name="T383">z=40 <text:s text:c="2"/>P=0.0000095</text:span></text:p></draw:text-box><svg:title/><svg:desc/></draw:frame><draw:frame draw:id="id127" draw:style-name="a127" draw:name="Text Box 241" svg:x="0in" svg:y="2.9055in" svg:width="1.2016in" svg:height="0.1268in" style:rel-width="scale" style:rel-height="scale"><draw:text-box><text:p text:style-name="Normal"><text:span text:style-name="T384">z=45 <text:s text:c="2"/>P=0.0000024</text:span></text:p></draw:text-box><svg:title/><svg:desc/></draw:frame><draw:frame draw:id="id128" draw:style-name="a128" draw:name="Text Box 242" svg:x="0in" svg:y="3.0307in" svg:width="1.2016in" svg:height="0.1268in" style:rel-width="scale" style:rel-height="scale"><draw:text-box><text:p text:style-name="Normal"><text:span text:style-name="T385">z=50 <text:s text:c="2"/>P=0.0000006</text:span></text:p></draw:text-box><svg:title/><svg:desc/></draw:frame></draw:g></text:span></text:p>
      <text:p text:style-name="P386"/>
      <text:p text:style-name="P387">Dengan menyelesaikan P kurang daripada 0.1%...</text:p>
      <text:p text:style-name="P388"/>
      <text:p text:style-name="P389"><text:span text:style-name="T390"><draw:g draw:name="Group 243" draw:id="id139" draw:style-name="a139" text:anchor-type="as-char"><svg:title/><svg:desc/><draw:frame draw:id="id130" draw:style-name="a130" draw:name="Text Box 244" svg:x="0in" svg:y="0in" svg:width="0.6016in" svg:height="0.1268in" style:rel-width="scale" style:rel-height="scale"><draw:text-box><text:p text:style-name="Normal"><text:span text:style-name="T391">P &lt; 0.001</text:span></text:p></draw:text-box><svg:title/><svg:desc/></draw:frame><draw:frame draw:id="id131" draw:style-name="a131" draw:name="Text Box 245" svg:x="0in" svg:y="0.1264in" svg:width="0.8016in" svg:height="0.1268in" style:rel-width="scale" style:rel-height="scale"><draw:text-box><text:p text:style-name="Normal"><text:span text:style-name="T392">q=0.10 <text:s text:c="2"/>z=5</text:span></text:p></draw:text-box><svg:title/><svg:desc/></draw:frame><draw:frame draw:id="id132" draw:style-name="a132" draw:name="Text Box 246" svg:x="0in" svg:y="0.2516in" svg:width="0.8016in" svg:height="0.1268in" style:rel-width="scale" style:rel-height="scale"><draw:text-box><text:p text:style-name="Normal"><text:span text:style-name="T393">q=0.15 <text:s text:c="2"/>z=8</text:span></text:p></draw:text-box><svg:title/><svg:desc/></draw:frame><draw:frame draw:id="id133" draw:style-name="a133" draw:name="Text Box 247" svg:x="0in" svg:y="0.378in" svg:width="0.8685in" svg:height="0.1268in" style:rel-width="scale" style:rel-height="scale"><draw:text-box><text:p text:style-name="Normal"><text:span text:style-name="T394">q=0.20 <text:s text:c="2"/>z=11</text:span></text:p></draw:text-box><svg:title/><svg:desc/></draw:frame><draw:frame draw:id="id134" draw:style-name="a134" draw:name="Text Box 248" svg:x="0in" svg:y="0.5028in" svg:width="0.8685in" svg:height="0.1268in" style:rel-width="scale" style:rel-height="scale"><draw:text-box><text:p text:style-name="Normal"><text:span text:style-name="T395">q=0.25 <text:s text:c="2"/>z=15</text:span></text:p></draw:text-box><svg:title/><svg:desc/></draw:frame><draw:frame draw:id="id135" draw:style-name="a135" draw:name="Text Box 249" svg:x="0in" svg:y="0.6291in" svg:width="0.8685in" svg:height="0.1268in" style:rel-width="scale" style:rel-height="scale"><draw:text-box><text:p text:style-name="Normal"><text:span text:style-name="T396">q=0.30 <text:s text:c="2"/>z=24</text:span></text:p></draw:text-box><svg:title/><svg:desc/></draw:frame><draw:frame draw:id="id136" draw:style-name="a136" draw:name="Text Box 250" svg:x="0in" svg:y="0.7543in" svg:width="0.8685in" svg:height="0.1268in" style:rel-width="scale" style:rel-height="scale"><draw:text-box><text:p text:style-name="Normal"><text:span text:style-name="T397">q=0.35 <text:s text:c="2"/>z=41</text:span></text:p></draw:text-box><svg:title/><svg:desc/></draw:frame><draw:frame draw:id="id137" draw:style-name="a137" draw:name="Text Box 251" svg:x="0in" svg:y="0.8807in" svg:width="0.8685in" svg:height="0.1268in" style:rel-width="scale" style:rel-height="scale"><draw:text-box><text:p text:style-name="Normal"><text:span text:style-name="T398">q=0.40 <text:s text:c="2"/>z=89</text:span></text:p></draw:text-box><svg:title/><svg:desc/></draw:frame><draw:frame draw:id="id138" draw:style-name="a138" draw:name="Text Box 252" svg:x="0in" svg:y="1.0055in" svg:width="0.935in" svg:height="0.1268in" style:rel-width="scale" style:rel-height="scale"><draw:text-box><text:p text:style-name="Normal"><text:span text:style-name="T399">q=0.45 <text:s text:c="2"/>z=340</text:span></text:p></draw:text-box><svg:title/><svg:desc/></draw:frame></draw:g></text:span></text:p>
      <text:h text:style-name="P400" text:outline-level="2">12. <text:s text:c="3"/>Kesimpulan</text:h>
      <text:p text:style-name="P401"><text:span text:style-name="T402">Kami telah mengajukan sebuah sistem transaksi elektronik tanpa perlu bergantung pada kepercayaan. Kami memulai dengan kerangka kerja koin seperti biasa yang terdiri dari tandatangan digital, yang<text:s/></text:span><text:span text:style-name="T403">menyediakan kendali yang kuat atas kepemilikan, tapi tetap tidak lengkap tanpa suatu cara untuk mencegah<text:s/></text:span><text:span text:style-name="T404">double-spending</text:span><text:span text:style-name="T405">. Untuk mengatasi hal ini, kami mengajukan jaringan<text:s/></text:span><text:span text:style-name="T406">peer-to-peer</text:span><text:span text:style-name="T407"><text:s/>dengan<text:s/></text:span><text:span text:style-name="T408">proof-of-work</text:span><text:span text:style-name="T409"><text:s/>untuk mencatat histori publik dari transaksi-trans</text:span><text:span text:style-name="T410">aksi yang dengan segera secara komputasi akan menjadi tidak mudah untuk diubah oleh penyerang jika titik-titik komputasi yang jujur mengendalikan mayoritas kekuatan komputasi. Kesederhanaan struktur menjadikan jaringan ini kuat. Semua titik komputasi beker</text:span><text:span text:style-name="T411">ja secara bersamaan dengan sedikit koordinasi. Mereka tidak perlu teridentifikasi, karena pesan tidak disalurkan kepada tujuan tertentu dan hanya perlu disampaikan dengan dasar usaha terbaik (</text:span><text:span text:style-name="T412">best effort basis</text:span><text:span text:style-name="T413">). Titik-titik dapat meninggalkan jaringan dan<text:s/></text:span><text:span text:style-name="T414">bergabung kembali sesukanya, menerima rantai<text:s/></text:span><text:span text:style-name="T415">proof-of-work</text:span><text:span text:style-name="T416"><text:s/>sebagai bukti atas apa yang terjadi saat mereka tidak tergabung dengan jaringan. Mereka memberikan suara dengan kekuatan komputasi, menunjukkan persetujuan atas blok yang sah dengan meneruskan pema</text:span><text:span text:style-name="T417">njangan blok tersebut dan menolak blok yang tidak sah dengan tidak mengolah nya. <text:s/>Setiap aturan dan insentif yang diperlukan dapat ditegakkan dengan mekanisme yang sudah dimufakati (</text:span><text:span text:style-name="T418">consensus mechanism</text:span><text:span text:style-name="T419">) ini.</text:span></text:p>
      <text:p text:style-name="P420"/>
      <text:p text:style-name="P421"/>
      <text:h text:style-name="P422" text:outline-level="2">Referensi</text:h>
      <text:list text:style-name="Numbering2">
        <text:list-item text:start-value="1">
          <text:p text:style-name="P423">W. Dai, "b-money," http://www.weidai.com/bmoney.txt, 1998.</text:p>
        </text:list-item>
        <text:list-item>
          <text:p text:style-name="P424"><text:span text:style-name="T425">H. Massias, X.S. Avila, and J.-J. Quisquater, "Design of a secure timestamping service with minimal trust requirements," In<text:s/></text:span><text:span text:style-name="T426">20th Symposium on Information Theory in the Benelux</text:span><text:span text:style-name="T427">, May 1999.</text:span></text:p>
        </text:list-item>
        <text:list-item>
          <text:p text:style-name="P428"><text:span text:style-name="T429">S. Haber, W.S. Stornetta, "How to time-stamp a</text:span><text:span text:style-name="T430"><text:s/>digital document," In<text:s/></text:span><text:span text:style-name="T431">Journal of Cryptology</text:span><text:span text:style-name="T432">, vol 3, no 2, pages 99-111, 1991.</text:span></text:p>
        </text:list-item>
        <text:list-item>
          <text:p text:style-name="P433"><text:span text:style-name="T434">D. Bayer, S. Haber, W.S. Stornetta, "Improving the efficiency and reliability of digital time-stamping,"<text:s/></text:span><text:span text:style-name="T435">In Sequences II: Methods in Communication, Security and Computer Science</text:span><text:span text:style-name="T436">, pages 329-334, 1993.</text:span></text:p>
        </text:list-item>
        <text:list-item>
          <text:p text:style-name="P437"><text:span text:style-name="T438">S. Haber, W.S. Stornetta, "Secure names for bit-strings," In<text:s/></text:span><text:span text:style-name="T439">Proceedings of the 4th ACM Conference on Computer and Communications Security</text:span><text:span text:style-name="T440">, pages 28-35, April 1997.</text:span></text:p>
        </text:list-item>
        <text:list-item>
          <text:p text:style-name="P441"><text:span text:style-name="T442">A. Back, "Hashcash - a denial of service counter-measure,"<text:s/></text:span><text:span text:style-name="T443"><text:line-break/></text:span><text:span text:style-name="T444">http://w</text:span><text:span text:style-name="T445">ww.</text:span><text:span text:style-name="T446">hash</text:span><text:span text:style-name="T447">cash.org/papers/</text:span><text:span text:style-name="T448">hash</text:span><text:span text:style-name="T449">cash.pdf, 2002.</text:span></text:p>
        </text:list-item>
        <text:list-item>
          <text:p text:style-name="P450"><text:span text:style-name="T451"><text:s/>R.C. Merkle, "Protocols for public key cryptosystems," In Proc.<text:s/></text:span><text:span text:style-name="T452">1980 Symposium on Security and Privacy</text:span><text:span text:style-name="T453">, IEEE Computer Society, pages 122-133, April 1980.</text:span></text:p>
        </text:list-item>
        <text:list-item>
          <text:p text:style-name="P454"><text:span text:style-name="T455">W. Feller, "An introduction to probability theory and<text:s/></text:span><text:span text:style-name="T456">its applications," 1957.</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vg:panose-1="2 11 6 4 2 2 2 2 2 4"/>
    <style:font-face style:name="Lohit Hindi" svg:font-family="Lohit Hindi" style:font-family-generic="system" style:font-pitch="variable" svg:panose-1="2 11 6 4 2 2 2 2 2 4"/>
    <style:font-face style:name="Arial" svg:font-family="Arial" style:font-family-generic="swiss" style:font-pitch="variable" svg:panose-1="2 11 6 4 2 2 2 2 2 4"/>
    <style:font-face style:name="OpenSymbol" svg:font-family="OpenSymbol" style:font-family-generic="system"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Mangal" svg:font-family="Mangal" style:font-family-generic="roman" style:font-pitch="variable" svg:panose-1="2 4 5 3 5 2 3 3 2 2"/>
    <style:font-face style:name="Faruma" svg:font-family="Faruma" style:font-family-generic="system" style:font-pitch="variable" svg:panose-1="2 0 5 0 3 2 0 9 0 0"/>
    <style:font-face style:name="MV Boli" svg:font-family="MV Boli" style:font-family-generic="system" style:font-pitch="variable" svg:panose-1="2 0 5 0 3 2 0 9 0 0"/>
    <style:font-face style:name="A_Reethi" svg:font-family="A_Reethi" style:font-family-generic="system" style:font-pitch="variable" svg:panose-1="2 0 5 0 3 2 0 9 0 0"/>
    <style:font-face style:name="Cambria" svg:font-family="Cambria" style:font-family-generic="roman" style:font-pitch="variable" svg:panose-1="2 4 5 3 5 4 6 3 2 4"/>
    <style:font-face style:name="Century Schoolbook L" svg:font-family="Century Schoolbook L" style:font-family-generic="roman"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d" fo:country="ID"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left="0.2361in">
        <style:tab-stops/>
      </style:paragraph-properties>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Footer" style:display-name="Footer" style:family="paragraph" style:parent-style-name="Standard">
      <style:paragraph-properties text:number-lines="false">
        <style:tab-stops>
          <style:tab-stop style:type="center" style:position="2.7541in"/>
          <style:tab-stop style:type="right" style:position="5.508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Linenumbering" style:display-name="Line numbering" style:family="text"/>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Courier New" style:font-name-complex="Liberation Mono"/>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MV" style:language-complex="ar" style:country-complex="SA" fo:hyphenate="true"/>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suffix="]"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suffix="]"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style:num-suffix="]"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style:num-suffix="]"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style:num-suffix="]"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style:num-suffix="]"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style:num-suffix="]"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style:num-suffix="]"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361in" text:min-label-width="0.25in" text:list-level-position-and-space-mode="label-alignment">
          <style:list-level-label-alignment text:label-followed-by="listtab" fo:margin-left="0.4861in" fo:text-indent="-0.25in"/>
        </style:list-level-properties>
      </text:list-level-style-number>
      <text:list-level-style-number text:level="2" style:num-suffix="." style:num-format="a" style:num-letter-sync="true">
        <style:list-level-properties text:space-before="0.7361in" text:min-label-width="0.25in" text:list-level-position-and-space-mode="label-alignment">
          <style:list-level-label-alignment text:label-followed-by="listtab" fo:margin-left="0.9861in" fo:text-indent="-0.25in"/>
        </style:list-level-properties>
      </text:list-level-style-number>
      <text:list-level-style-number text:level="3" style:num-suffix="." style:num-format="i">
        <style:list-level-properties fo:text-align="end" text:space-before="1.3611in" text:min-label-width="0.125in" text:list-level-position-and-space-mode="label-alignment">
          <style:list-level-label-alignment text:label-followed-by="listtab" fo:margin-left="1.4861in" fo:text-indent="-0.125in"/>
        </style:list-level-properties>
      </text:list-level-style-number>
      <text:list-level-style-number text:level="4" style:num-suffix="." style:num-format="1">
        <style:list-level-properties text:space-before="1.7361in" text:min-label-width="0.25in" text:list-level-position-and-space-mode="label-alignment">
          <style:list-level-label-alignment text:label-followed-by="listtab" fo:margin-left="1.9861in" fo:text-indent="-0.25in"/>
        </style:list-level-properties>
      </text:list-level-style-number>
      <text:list-level-style-number text:level="5" style:num-suffix="." style:num-format="a" style:num-letter-sync="true">
        <style:list-level-properties text:space-before="2.2361in" text:min-label-width="0.25in" text:list-level-position-and-space-mode="label-alignment">
          <style:list-level-label-alignment text:label-followed-by="listtab" fo:margin-left="2.4861in" fo:text-indent="-0.25in"/>
        </style:list-level-properties>
      </text:list-level-style-number>
      <text:list-level-style-number text:level="6" style:num-suffix="." style:num-format="i">
        <style:list-level-properties fo:text-align="end" text:space-before="2.8611in" text:min-label-width="0.125in" text:list-level-position-and-space-mode="label-alignment">
          <style:list-level-label-alignment text:label-followed-by="listtab" fo:margin-left="2.9861in" fo:text-indent="-0.125in"/>
        </style:list-level-properties>
      </text:list-level-style-number>
      <text:list-level-style-number text:level="7" style:num-suffix="." style:num-format="1">
        <style:list-level-properties text:space-before="3.2361in" text:min-label-width="0.25in" text:list-level-position-and-space-mode="label-alignment">
          <style:list-level-label-alignment text:label-followed-by="listtab" fo:margin-left="3.4861in" fo:text-indent="-0.25in"/>
        </style:list-level-properties>
      </text:list-level-style-number>
      <text:list-level-style-number text:level="8" style:num-suffix="." style:num-format="a" style:num-letter-sync="true">
        <style:list-level-properties text:space-before="3.7361in" text:min-label-width="0.25in" text:list-level-position-and-space-mode="label-alignment">
          <style:list-level-label-alignment text:label-followed-by="listtab" fo:margin-left="3.9861in" fo:text-indent="-0.25in"/>
        </style:list-level-properties>
      </text:list-level-style-number>
      <text:list-level-style-number text:level="9" style:num-suffix="." style:num-format="i">
        <style:list-level-properties fo:text-align="end" text:space-before="4.3611in" text:min-label-width="0.125in" text:list-level-position-and-space-mode="label-alignment">
          <style:list-level-label-alignment text:label-followed-by="listtab" fo:margin-left="4.4861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5in" fo:margin-bottom="1.0236in" fo:margin-right="1.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393in"/>
      </style:footer-style>
    </style:page-layout>
    <style:style style:name="P2" style:parent-style-name="Footer" style:family="paragraph">
      <style:paragraph-properties fo:text-align="center"/>
    </style:style>
    <style:style style:name="T3" style:parent-style-name="DefaultParagraphFont"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x </meta:initial-creator>
    <dc:creator>Ahmed Zahir</dc:creator>
    <meta:creation-date>2014-01-29T00:30:00Z</meta:creation-date>
    <dc:date>2022-03-10T18:41:00Z</dc:date>
    <meta:template xlink:href="Normal.dotm" xlink:type="simple"/>
    <meta:editing-cycles>212</meta:editing-cycles>
    <meta:editing-duration>PT47280S</meta:editing-duration>
    <meta:document-statistic meta:page-count="10" meta:paragraph-count="47" meta:word-count="3586" meta:character-count="23982" meta:row-count="170" meta:non-whitespace-character-count="20443"/>
  </office:meta>
</office:document-meta>
</file>